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/>
    <style:font-face style:name="Aptos Narrow1" svg:font-family="'Aptos Narrow'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22in"/>
    </style:style>
    <style:style style:name="co2" style:family="table-column">
      <style:table-column-properties fo:break-before="auto" style:column-width="0.9799in"/>
    </style:style>
    <style:style style:name="co3" style:family="table-column">
      <style:table-column-properties fo:break-before="auto" style:column-width="1.0043in"/>
    </style:style>
    <style:style style:name="co4" style:family="table-column">
      <style:table-column-properties fo:break-before="auto" style:column-width="0.9425in"/>
    </style:style>
    <style:style style:name="co5" style:family="table-column">
      <style:table-column-properties fo:break-before="auto" style:column-width="0.9917in"/>
    </style:style>
    <style:style style:name="co6" style:family="table-column">
      <style:table-column-properties fo:break-before="auto" style:column-width="1.1161in"/>
    </style:style>
    <style:style style:name="co7" style:family="table-column">
      <style:table-column-properties fo:break-before="auto" style:column-width="0.9299in"/>
    </style:style>
    <style:style style:name="co8" style:family="table-column">
      <style:table-column-properties fo:break-before="auto" style:column-width="0.7362in"/>
    </style:style>
    <style:style style:name="co9" style:family="table-column">
      <style:table-column-properties fo:break-before="auto" style:column-width="0.9547in"/>
    </style:style>
    <style:style style:name="co10" style:family="table-column">
      <style:table-column-properties fo:break-before="auto" style:column-width="0.8807in"/>
    </style:style>
    <style:style style:name="co11" style:family="table-column">
      <style:table-column-properties fo:break-before="auto" style:column-width="2.8398in"/>
    </style:style>
    <style:style style:name="co12" style:family="table-column">
      <style:table-column-properties fo:break-before="auto" style:column-width="2.8772in"/>
    </style:style>
    <style:style style:name="co13" style:family="table-column">
      <style:table-column-properties fo:break-before="auto" style:column-width="1.798in"/>
    </style:style>
    <style:style style:name="co14" style:family="table-column">
      <style:table-column-properties fo:break-before="auto" style:column-width="0.8063in"/>
    </style:style>
    <style:style style:name="co15" style:family="table-column">
      <style:table-column-properties fo:break-before="auto" style:column-width="1.872in"/>
    </style:style>
    <style:style style:name="co16" style:family="table-column">
      <style:table-column-properties fo:break-before="auto" style:column-width="1.6492in"/>
    </style:style>
    <style:style style:name="co17" style:family="table-column">
      <style:table-column-properties fo:break-before="auto" style:column-width="1.6366in"/>
    </style:style>
    <style:style style:name="co18" style:family="table-column">
      <style:table-column-properties fo:break-before="auto" style:column-width="1.55in"/>
    </style:style>
    <style:style style:name="co19" style:family="table-column">
      <style:table-column-properties fo:break-before="auto" style:column-width="1.5374in"/>
    </style:style>
    <style:style style:name="co20" style:family="table-column">
      <style:table-column-properties fo:break-before="auto" style:column-width="1.5874in"/>
    </style:style>
    <style:style style:name="co21" style:family="table-column">
      <style:table-column-properties fo:break-before="auto" style:column-width="1.575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Storage">
      <style:table-properties table:display="true" style:writing-mode="lr-tb"/>
    </style:style>
    <style:style style:name="ta2" style:family="table" style:master-page-name="PageStyle_5f_Performance">
      <style:table-properties table:display="true" style:writing-mode="lr-tb"/>
    </style:style>
    <style:style style:name="ta3" style:family="table" style:master-page-name="PageStyle_5f_MiniXML">
      <style:table-properties table:display="true" style:writing-mode="lr-tb"/>
    </style:style>
    <style:style style:name="ta4" style:family="table" style:master-page-name="PageStyle_5f_Jansson">
      <style:table-properties table:display="true" style:writing-mode="lr-tb"/>
    </style:style>
    <style:style style:name="ta5" style:family="table" style:master-page-name="PageStyle_5f_Parson">
      <style:table-properties table:display="true" style:writing-mode="lr-tb"/>
    </style:style>
    <style:style style:name="ta6" style:family="table" style:master-page-name="PageStyle_5f_cJSON">
      <style:table-properties table:display="true" style:writing-mode="lr-tb"/>
    </style:style>
    <style:style style:name="ta7" style:family="table" style:master-page-name="PageStyle_5f_msgpackc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 style:data-style-name="N1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orag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8" table:number-columns-repeated="16367" table:default-cell-style-name="Default"/>
        <table:table-row table:style-name="ro1">
          <table:table-cell office:value-type="string" calcext:value-type="string">
            <text:p>Breadth = 3</text:p>
          </table:table-cell>
          <table:table-cell table:number-columns-repeated="13"/>
          <table:table-cell office:value-type="string" calcext:value-type="string">
            <text:p>Depth = 10</text:p>
          </table:table-cell>
          <table:table-cell office:value-type="string" calcext:value-type="string">
            <text:p>Breadth =3</text:p>
          </table:table-cell>
          <table:table-cell office:value-type="string" calcext:value-type="string">
            <text:p>Node count = 29524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Depth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ode count</text:p>
          </table:table-cell>
          <table:table-cell office:value-type="float" office:value="121" calcext:value-type="float">
            <text:p>121</text:p>
          </table:table-cell>
          <table:table-cell office:value-type="float" office:value="364" calcext:value-type="float">
            <text:p>364</text:p>
          </table:table-cell>
          <table:table-cell office:value-type="float" office:value="1093" calcext:value-type="float">
            <text:p>1093</text:p>
          </table:table-cell>
          <table:table-cell office:value-type="float" office:value="3280" calcext:value-type="float">
            <text:p>3280</text:p>
          </table:table-cell>
          <table:table-cell office:value-type="float" office:value="9841" calcext:value-type="float">
            <text:p>9841</text:p>
          </table:table-cell>
          <table:table-cell office:value-type="float" office:value="29524" calcext:value-type="float">
            <text:p>29524</text:p>
          </table:table-cell>
          <table:table-cell office:value-type="float" office:value="88573" calcext:value-type="float">
            <text:p>88573</text:p>
          </table:table-cell>
          <table:table-cell office:value-type="float" office:value="265720" calcext:value-type="float">
            <text:p>265720</text:p>
          </table:table-cell>
          <table:table-cell office:value-type="float" office:value="797161" calcext:value-type="float">
            <text:p>797161</text:p>
          </table:table-cell>
          <table:table-cell office:value-type="float" office:value="2391484" calcext:value-type="float">
            <text:p>2391484</text:p>
          </table:table-cell>
          <table:table-cell table:number-columns-repeated="3"/>
          <table:table-cell office:value-type="string" calcext:value-type="string">
            <text:p>Indent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bs</text:p>
          </table:table-cell>
          <table:table-cell office:value-type="string" calcext:value-type="string">
            <text:p>2 spaces</text:p>
          </table:table-cell>
          <table:table-cell office:value-type="string" calcext:value-type="string">
            <text:p>4 spaces</text:p>
          </table:table-cell>
          <table:table-cell table:number-columns-repeated="16365"/>
        </table:table-row>
        <table:table-row table:style-name="ro1">
          <table:table-cell table:style-name="ce2" office:value-type="string" calcext:value-type="string">
            <text:p>Bytes</text:p>
          </table:table-cell>
          <table:table-cell table:number-columns-repeated="13"/>
          <table:table-cell office:value-type="string" calcext:value-type="string">
            <text:p>Bytes</text:p>
          </table:table-cell>
          <table:table-cell office:value-type="float" office:value="1361207" calcext:value-type="float">
            <text:p>1361207</text:p>
          </table:table-cell>
          <table:table-cell office:value-type="float" office:value="4362866" calcext:value-type="float">
            <text:p>4362866</text:p>
          </table:table-cell>
          <table:table-cell office:value-type="float" office:value="7118493" calcext:value-type="float">
            <text:p>7118493</text:p>
          </table:table-cell>
          <table:table-cell office:value-type="float" office:value="12629747" calcext:value-type="float">
            <text:p>1262974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XML</text:p>
          </table:table-cell>
          <table:table-cell office:value-type="float" office:value="7616" calcext:value-type="float">
            <text:p>7616</text:p>
          </table:table-cell>
          <table:table-cell office:value-type="float" office:value="23136" calcext:value-type="float">
            <text:p>23136</text:p>
          </table:table-cell>
          <table:table-cell office:value-type="float" office:value="69764" calcext:value-type="float">
            <text:p>69764</text:p>
          </table:table-cell>
          <table:table-cell office:value-type="float" office:value="211525" calcext:value-type="float">
            <text:p>211525</text:p>
          </table:table-cell>
          <table:table-cell office:value-type="float" office:value="636696" calcext:value-type="float">
            <text:p>636696</text:p>
          </table:table-cell>
          <table:table-cell office:value-type="float" office:value="1932002" calcext:value-type="float">
            <text:p>1932002</text:p>
          </table:table-cell>
          <table:table-cell office:value-type="float" office:value="5818271" calcext:value-type="float">
            <text:p>5818271</text:p>
          </table:table-cell>
          <table:table-cell office:value-type="float" office:value="17643231" calcext:value-type="float">
            <text:p>17643231</text:p>
          </table:table-cell>
          <table:table-cell office:value-type="float" office:value="53151921" calcext:value-type="float">
            <text:p>53151921</text:p>
          </table:table-cell>
          <table:table-cell office:value-type="float" office:value="161069732" calcext:value-type="float">
            <text:p>161069732</text:p>
          </table:table-cell>
          <table:table-cell table:number-columns-repeated="3"/>
          <table:table-cell office:value-type="string" calcext:value-type="string">
            <text:p>Megabytes</text:p>
          </table:table-cell>
          <table:table-cell table:formula="of:=ROUND([.P4]/1000000; 3)" office:value-type="float" office:value="1.361" calcext:value-type="float">
            <text:p>1.361</text:p>
          </table:table-cell>
          <table:table-cell table:formula="of:=ROUND([.Q4]/1000000; 3)" office:value-type="float" office:value="4.363" calcext:value-type="float">
            <text:p>4.363</text:p>
          </table:table-cell>
          <table:table-cell table:formula="of:=ROUND([.R4]/1000000; 3)" office:value-type="float" office:value="7.118" calcext:value-type="float">
            <text:p>7.118</text:p>
          </table:table-cell>
          <table:table-cell table:formula="of:=ROUND([.S4]/1000000; 3)" office:value-type="float" office:value="12.63" calcext:value-type="float">
            <text:p>12.6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JSON</text:p>
          </table:table-cell>
          <table:table-cell office:value-type="float" office:value="5279" calcext:value-type="float">
            <text:p>5279</text:p>
          </table:table-cell>
          <table:table-cell office:value-type="float" office:value="16101" calcext:value-type="float">
            <text:p>16101</text:p>
          </table:table-cell>
          <table:table-cell office:value-type="float" office:value="48635" calcext:value-type="float">
            <text:p>48635</text:p>
          </table:table-cell>
          <table:table-cell office:value-type="float" office:value="148114" calcext:value-type="float">
            <text:p>148114</text:p>
          </table:table-cell>
          <table:table-cell office:value-type="float" office:value="446439" calcext:value-type="float">
            <text:p>446439</text:p>
          </table:table-cell>
          <table:table-cell office:value-type="float" office:value="1361207" calcext:value-type="float">
            <text:p>1361207</text:p>
          </table:table-cell>
          <table:table-cell office:value-type="float" office:value="4105862" calcext:value-type="float">
            <text:p>4105862</text:p>
          </table:table-cell>
          <table:table-cell office:value-type="float" office:value="12505980" calcext:value-type="float">
            <text:p>12505980</text:p>
          </table:table-cell>
          <table:table-cell office:value-type="float" office:value="37740144" calcext:value-type="float">
            <text:p>37740144</text:p>
          </table:table-cell>
          <table:table-cell office:value-type="float" office:value="114834377" calcext:value-type="float">
            <text:p>11483437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essagePack</text:p>
          </table:table-cell>
          <table:table-cell office:value-type="float" office:value="3146" calcext:value-type="float">
            <text:p>3146</text:p>
          </table:table-cell>
          <table:table-cell office:value-type="float" office:value="9808" calcext:value-type="float">
            <text:p>9808</text:p>
          </table:table-cell>
          <table:table-cell office:value-type="float" office:value="30220" calcext:value-type="float">
            <text:p>30220</text:p>
          </table:table-cell>
          <table:table-cell office:value-type="float" office:value="91456" calcext:value-type="float">
            <text:p>91456</text:p>
          </table:table-cell>
          <table:table-cell office:value-type="float" office:value="275164" calcext:value-type="float">
            <text:p>275164</text:p>
          </table:table-cell>
          <table:table-cell office:value-type="float" office:value="826286" calcext:value-type="float">
            <text:p>826286</text:p>
          </table:table-cell>
          <table:table-cell office:value-type="float" office:value="2525724" calcext:value-type="float">
            <text:p>2525724</text:p>
          </table:table-cell>
          <table:table-cell office:value-type="float" office:value="7840126" calcext:value-type="float">
            <text:p>7840126</text:p>
          </table:table-cell>
          <table:table-cell office:value-type="float" office:value="23783320" calcext:value-type="float">
            <text:p>23783320</text:p>
          </table:table-cell>
          <table:table-cell office:value-type="float" office:value="71612904" calcext:value-type="float">
            <text:p>71612904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Kilobyte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XML</text:p>
          </table:table-cell>
          <table:table-cell table:formula="of:=[.B5]/1000" office:value-type="float" office:value="7.616" calcext:value-type="float">
            <text:p>7.616</text:p>
          </table:table-cell>
          <table:table-cell table:formula="of:=[.C5]/1000" office:value-type="float" office:value="23.136" calcext:value-type="float">
            <text:p>23.136</text:p>
          </table:table-cell>
          <table:table-cell table:formula="of:=[.D5]/1000" office:value-type="float" office:value="69.764" calcext:value-type="float">
            <text:p>69.764</text:p>
          </table:table-cell>
          <table:table-cell table:formula="of:=[.E5]/1000" office:value-type="float" office:value="211.525" calcext:value-type="float">
            <text:p>211.525</text:p>
          </table:table-cell>
          <table:table-cell table:formula="of:=[.F5]/1000" office:value-type="float" office:value="636.696" calcext:value-type="float">
            <text:p>636.696</text:p>
          </table:table-cell>
          <table:table-cell table:formula="of:=[.G5]/1000" office:value-type="float" office:value="1932.002" calcext:value-type="float">
            <text:p>1932.002</text:p>
          </table:table-cell>
          <table:table-cell table:formula="of:=[.H5]/1000" office:value-type="float" office:value="5818.271" calcext:value-type="float">
            <text:p>5818.271</text:p>
          </table:table-cell>
          <table:table-cell table:formula="of:=[.I5]/1000" office:value-type="float" office:value="17643.231" calcext:value-type="float">
            <text:p>17643.231</text:p>
          </table:table-cell>
          <table:table-cell table:formula="of:=[.J5]/1000" office:value-type="float" office:value="53151.921" calcext:value-type="float">
            <text:p>53151.921</text:p>
          </table:table-cell>
          <table:table-cell table:formula="of:=[.K5]/1000" office:value-type="float" office:value="161069.732" calcext:value-type="float">
            <text:p>161069.73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JSON</text:p>
          </table:table-cell>
          <table:table-cell table:formula="of:=[.B6]/1000" office:value-type="float" office:value="5.279" calcext:value-type="float">
            <text:p>5.279</text:p>
          </table:table-cell>
          <table:table-cell table:formula="of:=[.C6]/1000" office:value-type="float" office:value="16.101" calcext:value-type="float">
            <text:p>16.101</text:p>
          </table:table-cell>
          <table:table-cell table:formula="of:=[.D6]/1000" office:value-type="float" office:value="48.635" calcext:value-type="float">
            <text:p>48.635</text:p>
          </table:table-cell>
          <table:table-cell table:formula="of:=[.E6]/1000" office:value-type="float" office:value="148.114" calcext:value-type="float">
            <text:p>148.114</text:p>
          </table:table-cell>
          <table:table-cell table:formula="of:=[.F6]/1000" office:value-type="float" office:value="446.439" calcext:value-type="float">
            <text:p>446.439</text:p>
          </table:table-cell>
          <table:table-cell table:formula="of:=[.G6]/1000" office:value-type="float" office:value="1361.207" calcext:value-type="float">
            <text:p>1361.207</text:p>
          </table:table-cell>
          <table:table-cell table:formula="of:=[.H6]/1000" office:value-type="float" office:value="4105.862" calcext:value-type="float">
            <text:p>4105.862</text:p>
          </table:table-cell>
          <table:table-cell table:formula="of:=[.I6]/1000" office:value-type="float" office:value="12505.98" calcext:value-type="float">
            <text:p>12505.98</text:p>
          </table:table-cell>
          <table:table-cell table:formula="of:=[.J6]/1000" office:value-type="float" office:value="37740.144" calcext:value-type="float">
            <text:p>37740.144</text:p>
          </table:table-cell>
          <table:table-cell table:formula="of:=[.K6]/1000" office:value-type="float" office:value="114834.377" calcext:value-type="float">
            <text:p>114834.37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essagePack</text:p>
          </table:table-cell>
          <table:table-cell table:formula="of:=[.B7]/1000" office:value-type="float" office:value="3.146" calcext:value-type="float">
            <text:p>3.146</text:p>
          </table:table-cell>
          <table:table-cell table:formula="of:=[.C7]/1000" office:value-type="float" office:value="9.808" calcext:value-type="float">
            <text:p>9.808</text:p>
          </table:table-cell>
          <table:table-cell table:formula="of:=[.D7]/1000" office:value-type="float" office:value="30.22" calcext:value-type="float">
            <text:p>30.22</text:p>
          </table:table-cell>
          <table:table-cell table:formula="of:=[.E7]/1000" office:value-type="float" office:value="91.456" calcext:value-type="float">
            <text:p>91.456</text:p>
          </table:table-cell>
          <table:table-cell table:formula="of:=[.F7]/1000" office:value-type="float" office:value="275.164" calcext:value-type="float">
            <text:p>275.164</text:p>
          </table:table-cell>
          <table:table-cell table:formula="of:=[.G7]/1000" office:value-type="float" office:value="826.286" calcext:value-type="float">
            <text:p>826.286</text:p>
          </table:table-cell>
          <table:table-cell table:formula="of:=[.H7]/1000" office:value-type="float" office:value="2525.724" calcext:value-type="float">
            <text:p>2525.724</text:p>
          </table:table-cell>
          <table:table-cell table:formula="of:=[.I7]/1000" office:value-type="float" office:value="7840.126" calcext:value-type="float">
            <text:p>7840.126</text:p>
          </table:table-cell>
          <table:table-cell table:formula="of:=[.J7]/1000" office:value-type="float" office:value="23783.32" calcext:value-type="float">
            <text:p>23783.32</text:p>
          </table:table-cell>
          <table:table-cell table:formula="of:=[.K7]/1000" office:value-type="float" office:value="71612.904" calcext:value-type="float">
            <text:p>71612.904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Bytes / nod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XML</text:p>
          </table:table-cell>
          <table:table-cell table:formula="of:=ROUND([.B5]/[.B$3]; 2)" office:value-type="float" office:value="62.94" calcext:value-type="float">
            <text:p>62.94</text:p>
          </table:table-cell>
          <table:table-cell table:formula="of:=ROUND([.C5]/[.C$3]; 2)" office:value-type="float" office:value="63.56" calcext:value-type="float">
            <text:p>63.56</text:p>
          </table:table-cell>
          <table:table-cell table:formula="of:=ROUND([.D5]/[.D$3]; 2)" office:value-type="float" office:value="63.83" calcext:value-type="float">
            <text:p>63.83</text:p>
          </table:table-cell>
          <table:table-cell table:formula="of:=ROUND([.E5]/[.E$3]; 2)" office:value-type="float" office:value="64.49" calcext:value-type="float">
            <text:p>64.49</text:p>
          </table:table-cell>
          <table:table-cell table:formula="of:=ROUND([.F5]/[.F$3]; 2)" office:value-type="float" office:value="64.7" calcext:value-type="float">
            <text:p>64.7</text:p>
          </table:table-cell>
          <table:table-cell table:formula="of:=ROUND([.G5]/[.G$3]; 2)" office:value-type="float" office:value="65.44" calcext:value-type="float">
            <text:p>65.44</text:p>
          </table:table-cell>
          <table:table-cell table:formula="of:=ROUND([.H5]/[.H$3]; 2)" office:value-type="float" office:value="65.69" calcext:value-type="float">
            <text:p>65.69</text:p>
          </table:table-cell>
          <table:table-cell table:formula="of:=ROUND([.I5]/[.I$3]; 2)" office:value-type="float" office:value="66.4" calcext:value-type="float">
            <text:p>66.4</text:p>
          </table:table-cell>
          <table:table-cell table:formula="of:=ROUND([.J5]/[.J$3]; 2)" office:value-type="float" office:value="66.68" calcext:value-type="float">
            <text:p>66.68</text:p>
          </table:table-cell>
          <table:table-cell table:formula="of:=ROUND([.K5]/[.K$3]; 2)" office:value-type="float" office:value="67.35" calcext:value-type="float">
            <text:p>67.3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JSON</text:p>
          </table:table-cell>
          <table:table-cell table:formula="of:=ROUND([.B6]/[.B$3]; 2)" office:value-type="float" office:value="43.63" calcext:value-type="float">
            <text:p>43.63</text:p>
          </table:table-cell>
          <table:table-cell table:formula="of:=ROUND([.C6]/[.C$3]; 2)" office:value-type="float" office:value="44.23" calcext:value-type="float">
            <text:p>44.23</text:p>
          </table:table-cell>
          <table:table-cell table:formula="of:=ROUND([.D6]/[.D$3]; 2)" office:value-type="float" office:value="44.5" calcext:value-type="float">
            <text:p>44.5</text:p>
          </table:table-cell>
          <table:table-cell table:formula="of:=ROUND([.E6]/[.E$3]; 2)" office:value-type="float" office:value="45.16" calcext:value-type="float">
            <text:p>45.16</text:p>
          </table:table-cell>
          <table:table-cell table:formula="of:=ROUND([.F6]/[.F$3]; 2)" office:value-type="float" office:value="45.37" calcext:value-type="float">
            <text:p>45.37</text:p>
          </table:table-cell>
          <table:table-cell table:formula="of:=ROUND([.G6]/[.G$3]; 2)" office:value-type="float" office:value="46.11" calcext:value-type="float">
            <text:p>46.11</text:p>
          </table:table-cell>
          <table:table-cell table:formula="of:=ROUND([.H6]/[.H$3]; 2)" office:value-type="float" office:value="46.36" calcext:value-type="float">
            <text:p>46.36</text:p>
          </table:table-cell>
          <table:table-cell table:formula="of:=ROUND([.I6]/[.I$3]; 2)" office:value-type="float" office:value="47.06" calcext:value-type="float">
            <text:p>47.06</text:p>
          </table:table-cell>
          <table:table-cell table:formula="of:=ROUND([.J6]/[.J$3]; 2)" office:value-type="float" office:value="47.34" calcext:value-type="float">
            <text:p>47.34</text:p>
          </table:table-cell>
          <table:table-cell table:formula="of:=ROUND([.K6]/[.K$3]; 2)" office:value-type="float" office:value="48.02" calcext:value-type="float">
            <text:p>48.0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essagePack</text:p>
          </table:table-cell>
          <table:table-cell table:formula="of:=ROUND([.B7]/[.B$3]; 2)" office:value-type="float" office:value="26" calcext:value-type="float">
            <text:p>26</text:p>
          </table:table-cell>
          <table:table-cell table:formula="of:=ROUND([.C7]/[.C$3]; 2)" office:value-type="float" office:value="26.95" calcext:value-type="float">
            <text:p>26.95</text:p>
          </table:table-cell>
          <table:table-cell table:formula="of:=ROUND([.D7]/[.D$3]; 2)" office:value-type="float" office:value="27.65" calcext:value-type="float">
            <text:p>27.65</text:p>
          </table:table-cell>
          <table:table-cell table:formula="of:=ROUND([.E7]/[.E$3]; 2)" office:value-type="float" office:value="27.88" calcext:value-type="float">
            <text:p>27.88</text:p>
          </table:table-cell>
          <table:table-cell table:formula="of:=ROUND([.F7]/[.F$3]; 2)" office:value-type="float" office:value="27.96" calcext:value-type="float">
            <text:p>27.96</text:p>
          </table:table-cell>
          <table:table-cell table:formula="of:=ROUND([.G7]/[.G$3]; 2)" office:value-type="float" office:value="27.99" calcext:value-type="float">
            <text:p>27.99</text:p>
          </table:table-cell>
          <table:table-cell table:formula="of:=ROUND([.H7]/[.H$3]; 2)" office:value-type="float" office:value="28.52" calcext:value-type="float">
            <text:p>28.52</text:p>
          </table:table-cell>
          <table:table-cell table:formula="of:=ROUND([.I7]/[.I$3]; 2)" office:value-type="float" office:value="29.51" calcext:value-type="float">
            <text:p>29.51</text:p>
          </table:table-cell>
          <table:table-cell table:formula="of:=ROUND([.J7]/[.J$3]; 2)" office:value-type="float" office:value="29.84" calcext:value-type="float">
            <text:p>29.84</text:p>
          </table:table-cell>
          <table:table-cell table:formula="of:=ROUND([.K7]/[.K$3]; 2)" office:value-type="float" office:value="29.94" calcext:value-type="float">
            <text:p>29.94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Percentage difference</text:p>
          </table:table-cell>
          <table:table-cell table:number-columns-repeated="10"/>
          <table:table-cell table:style-name="ce2" office:value-type="string" calcext:value-type="string">
            <text:p>Averag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XML - JSON</text:p>
          </table:table-cell>
          <table:table-cell table:style-name="ce4" table:formula="of:=([.B5]-[.B6])/[.B6]" office:value-type="percentage" office:value="0.442697480583444" calcext:value-type="percentage">
            <text:p>44.27%</text:p>
          </table:table-cell>
          <table:table-cell table:style-name="ce4" table:formula="of:=([.C5]-[.C6])/[.C6]" office:value-type="percentage" office:value="0.43692938326812" calcext:value-type="percentage">
            <text:p>43.69%</text:p>
          </table:table-cell>
          <table:table-cell table:style-name="ce4" table:formula="of:=([.D5]-[.D6])/[.D6]" office:value-type="percentage" office:value="0.434440217950036" calcext:value-type="percentage">
            <text:p>43.44%</text:p>
          </table:table-cell>
          <table:table-cell table:style-name="ce4" table:formula="of:=([.E5]-[.E6])/[.E6]" office:value-type="percentage" office:value="0.428122932335903" calcext:value-type="percentage">
            <text:p>42.81%</text:p>
          </table:table-cell>
          <table:table-cell table:style-name="ce4" table:formula="of:=([.F5]-[.F6])/[.F6]" office:value-type="percentage" office:value="0.426165724768669" calcext:value-type="percentage">
            <text:p>42.62%</text:p>
          </table:table-cell>
          <table:table-cell table:style-name="ce4" table:formula="of:=([.G5]-[.G6])/[.G6]" office:value-type="percentage" office:value="0.419330050462567" calcext:value-type="percentage">
            <text:p>41.93%</text:p>
          </table:table-cell>
          <table:table-cell table:style-name="ce4" table:formula="of:=([.H5]-[.H6])/[.H6]" office:value-type="percentage" office:value="0.417064431293599" calcext:value-type="percentage">
            <text:p>41.71%</text:p>
          </table:table-cell>
          <table:table-cell table:style-name="ce4" table:formula="of:=([.I5]-[.I6])/[.I6]" office:value-type="percentage" office:value="0.410783561144349" calcext:value-type="percentage">
            <text:p>41.08%</text:p>
          </table:table-cell>
          <table:table-cell table:style-name="ce4" table:formula="of:=([.J5]-[.J6])/[.J6]" office:value-type="percentage" office:value="0.408365611959509" calcext:value-type="percentage">
            <text:p>40.84%</text:p>
          </table:table-cell>
          <table:table-cell table:style-name="ce4" table:formula="of:=([.K5]-[.K6])/[.K6]" office:value-type="percentage" office:value="0.402626427798707" calcext:value-type="percentage">
            <text:p>40.26%</text:p>
          </table:table-cell>
          <table:table-cell table:style-name="ce4" table:formula="of:=AVERAGE([.B19:.K19])" office:value-type="percentage" office:value="0.42265258215649" calcext:value-type="percentage">
            <text:p>42.27%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XML - MessagePack</text:p>
          </table:table-cell>
          <table:table-cell table:style-name="ce4" table:formula="of:=([.B5]-[.B7])/[.B7]" office:value-type="percentage" office:value="1.42085187539733" calcext:value-type="percentage">
            <text:p>142.09%</text:p>
          </table:table-cell>
          <table:table-cell table:style-name="ce4" table:formula="of:=([.C5]-[.C7])/[.C7]" office:value-type="percentage" office:value="1.35889070146819" calcext:value-type="percentage">
            <text:p>135.89%</text:p>
          </table:table-cell>
          <table:table-cell table:style-name="ce4" table:formula="of:=([.D5]-[.D7])/[.D7]" office:value-type="percentage" office:value="1.30853739245533" calcext:value-type="percentage">
            <text:p>130.85%</text:p>
          </table:table-cell>
          <table:table-cell table:style-name="ce4" table:formula="of:=([.E5]-[.E7])/[.E7]" office:value-type="percentage" office:value="1.31286082925122" calcext:value-type="percentage">
            <text:p>131.29%</text:p>
          </table:table-cell>
          <table:table-cell table:style-name="ce4" table:formula="of:=([.F5]-[.F7])/[.F7]" office:value-type="percentage" office:value="1.3138782689596" calcext:value-type="percentage">
            <text:p>131.39%</text:p>
          </table:table-cell>
          <table:table-cell table:style-name="ce4" table:formula="of:=([.G5]-[.G7])/[.G7]" office:value-type="percentage" office:value="1.3381758858313" calcext:value-type="percentage">
            <text:p>133.82%</text:p>
          </table:table-cell>
          <table:table-cell table:style-name="ce4" table:formula="of:=([.H5]-[.H7])/[.H7]" office:value-type="percentage" office:value="1.30360522369032" calcext:value-type="percentage">
            <text:p>130.36%</text:p>
          </table:table-cell>
          <table:table-cell table:style-name="ce4" table:formula="of:=([.I5]-[.I7])/[.I7]" office:value-type="percentage" office:value="1.25037595059059" calcext:value-type="percentage">
            <text:p>125.04%</text:p>
          </table:table-cell>
          <table:table-cell table:style-name="ce4" table:formula="of:=([.J5]-[.J7])/[.J7]" office:value-type="percentage" office:value="1.23484025779412" calcext:value-type="percentage">
            <text:p>123.48%</text:p>
          </table:table-cell>
          <table:table-cell table:style-name="ce4" table:formula="of:=([.K5]-[.K7])/[.K7]" office:value-type="percentage" office:value="1.24917190901796" calcext:value-type="percentage">
            <text:p>124.92%</text:p>
          </table:table-cell>
          <table:table-cell table:style-name="ce4" table:formula="of:=AVERAGE([.B20:.K20])" office:value-type="percentage" office:value="1.3091188294456" calcext:value-type="percentage">
            <text:p>130.91%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JSON – XML</text:p>
          </table:table-cell>
          <table:table-cell table:style-name="ce5" table:formula="of:=([.B5]-[.B6])/[.B5]" office:value-type="percentage" office:value="0.306853991596639" calcext:value-type="percentage">
            <text:p>30.69%</text:p>
          </table:table-cell>
          <table:table-cell table:style-name="ce5" table:formula="of:=([.C5]-[.C6])/[.C5]" office:value-type="percentage" office:value="0.304071576763485" calcext:value-type="percentage">
            <text:p>30.41%</text:p>
          </table:table-cell>
          <table:table-cell table:style-name="ce5" table:formula="of:=([.D5]-[.D6])/[.D5]" office:value-type="percentage" office:value="0.30286394128777" calcext:value-type="percentage">
            <text:p>30.29%</text:p>
          </table:table-cell>
          <table:table-cell table:style-name="ce5" table:formula="of:=([.E5]-[.E6])/[.E5]" office:value-type="percentage" office:value="0.299780167828862" calcext:value-type="percentage">
            <text:p>29.98%</text:p>
          </table:table-cell>
          <table:table-cell table:style-name="ce5" table:formula="of:=([.F5]-[.F6])/[.F5]" office:value-type="percentage" office:value="0.298819216706246" calcext:value-type="percentage">
            <text:p>29.88%</text:p>
          </table:table-cell>
          <table:table-cell table:style-name="ce5" table:formula="of:=([.G5]-[.G6])/[.G5]" office:value-type="percentage" office:value="0.295442240743022" calcext:value-type="percentage">
            <text:p>29.54%</text:p>
          </table:table-cell>
          <table:table-cell table:style-name="ce5" table:formula="of:=([.H5]-[.H6])/[.H5]" office:value-type="percentage" office:value="0.294315785565849" calcext:value-type="percentage">
            <text:p>29.43%</text:p>
          </table:table-cell>
          <table:table-cell table:style-name="ce5" table:formula="of:=([.I5]-[.I6])/[.I5]" office:value-type="percentage" office:value="0.291174048562874" calcext:value-type="percentage">
            <text:p>29.12%</text:p>
          </table:table-cell>
          <table:table-cell table:style-name="ce5" table:formula="of:=([.J5]-[.J6])/[.J5]" office:value-type="percentage" office:value="0.289957102397108" calcext:value-type="percentage">
            <text:p>29.00%</text:p>
          </table:table-cell>
          <table:table-cell table:style-name="ce5" table:formula="of:=([.K5]-[.K6])/[.K5]" office:value-type="percentage" office:value="0.287051790711367" calcext:value-type="percentage">
            <text:p>28.71%</text:p>
          </table:table-cell>
          <table:table-cell table:style-name="ce4" table:formula="of:=AVERAGE([.B21:.K21])" office:value-type="percentage" office:value="0.297032986216322" calcext:value-type="percentage">
            <text:p>29.70%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JSON - MessagePack</text:p>
          </table:table-cell>
          <table:table-cell table:style-name="ce4" table:formula="of:=([.B6]-[.B7])/[.B7]" office:value-type="percentage" office:value="0.678003814367451" calcext:value-type="percentage">
            <text:p>67.80%</text:p>
          </table:table-cell>
          <table:table-cell table:style-name="ce4" table:formula="of:=([.C6]-[.C7])/[.C7]" office:value-type="percentage" office:value="0.641619086460033" calcext:value-type="percentage">
            <text:p>64.16%</text:p>
          </table:table-cell>
          <table:table-cell table:style-name="ce4" table:formula="of:=([.D6]-[.D7])/[.D7]" office:value-type="percentage" office:value="0.609364659166115" calcext:value-type="percentage">
            <text:p>60.94%</text:p>
          </table:table-cell>
          <table:table-cell table:style-name="ce4" table:formula="of:=([.E6]-[.E7])/[.E7]" office:value-type="percentage" office:value="0.619511021693492" calcext:value-type="percentage">
            <text:p>61.95%</text:p>
          </table:table-cell>
          <table:table-cell table:style-name="ce4" table:formula="of:=([.F6]-[.F7])/[.F7]" office:value-type="percentage" office:value="0.62244697707549" calcext:value-type="percentage">
            <text:p>62.24%</text:p>
          </table:table-cell>
          <table:table-cell table:style-name="ce4" table:formula="of:=([.G6]-[.G7])/[.G7]" office:value-type="percentage" office:value="0.647379962869999" calcext:value-type="percentage">
            <text:p>64.74%</text:p>
          </table:table-cell>
          <table:table-cell table:style-name="ce4" table:formula="of:=([.H6]-[.H7])/[.H7]" office:value-type="percentage" office:value="0.625617842646307" calcext:value-type="percentage">
            <text:p>62.56%</text:p>
          </table:table-cell>
          <table:table-cell table:style-name="ce4" table:formula="of:=([.I6]-[.I7])/[.I7]" office:value-type="percentage" office:value="0.595124874268602" calcext:value-type="percentage">
            <text:p>59.51%</text:p>
          </table:table-cell>
          <table:table-cell table:style-name="ce4" table:formula="of:=([.J6]-[.J7])/[.J7]" office:value-type="percentage" office:value="0.586832452323729" calcext:value-type="percentage">
            <text:p>58.68%</text:p>
          </table:table-cell>
          <table:table-cell table:style-name="ce4" table:formula="of:=([.K6]-[.K7])/[.K7]" office:value-type="percentage" office:value="0.603543084916651" calcext:value-type="percentage">
            <text:p>60.35%</text:p>
          </table:table-cell>
          <table:table-cell table:style-name="ce4" table:formula="of:=AVERAGE([.B22:.K22])" office:value-type="percentage" office:value="0.622944377578787" calcext:value-type="percentage">
            <text:p>62.29%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MessagePack – XML</text:p>
          </table:table-cell>
          <table:table-cell table:style-name="ce5" table:formula="of:=([.B5]-[.B7])/[.B5]" office:value-type="percentage" office:value="0.586922268907563" calcext:value-type="percentage">
            <text:p>58.69%</text:p>
          </table:table-cell>
          <table:table-cell table:style-name="ce5" table:formula="of:=([.C5]-[.C7])/[.C5]" office:value-type="percentage" office:value="0.576071922544952" calcext:value-type="percentage">
            <text:p>57.61%</text:p>
          </table:table-cell>
          <table:table-cell table:style-name="ce5" table:formula="of:=([.D5]-[.D7])/[.D5]" office:value-type="percentage" office:value="0.566825296714638" calcext:value-type="percentage">
            <text:p>56.68%</text:p>
          </table:table-cell>
          <table:table-cell table:style-name="ce5" table:formula="of:=([.E5]-[.E7])/[.E5]" office:value-type="percentage" office:value="0.567635031320175" calcext:value-type="percentage">
            <text:p>56.76%</text:p>
          </table:table-cell>
          <table:table-cell table:style-name="ce5" table:formula="of:=([.F5]-[.F7])/[.F5]" office:value-type="percentage" office:value="0.567825147323055" calcext:value-type="percentage">
            <text:p>56.78%</text:p>
          </table:table-cell>
          <table:table-cell table:style-name="ce5" table:formula="of:=([.G5]-[.G7])/[.G5]" office:value-type="percentage" office:value="0.572316177726524" calcext:value-type="percentage">
            <text:p>57.23%</text:p>
          </table:table-cell>
          <table:table-cell table:style-name="ce5" table:formula="of:=([.H5]-[.H7])/[.H5]" office:value-type="percentage" office:value="0.565897841472149" calcext:value-type="percentage">
            <text:p>56.59%</text:p>
          </table:table-cell>
          <table:table-cell table:style-name="ce5" table:formula="of:=([.I5]-[.I7])/[.I5]" office:value-type="percentage" office:value="0.555629804994335" calcext:value-type="percentage">
            <text:p>55.56%</text:p>
          </table:table-cell>
          <table:table-cell table:style-name="ce5" table:formula="of:=([.J5]-[.J7])/[.J5]" office:value-type="percentage" office:value="0.552540725668222" calcext:value-type="percentage">
            <text:p>55.25%</text:p>
          </table:table-cell>
          <table:table-cell table:style-name="ce5" table:formula="of:=([.K5]-[.K7])/[.K5]" office:value-type="percentage" office:value="0.555391921804402" calcext:value-type="percentage">
            <text:p>55.54%</text:p>
          </table:table-cell>
          <table:table-cell table:style-name="ce4" table:formula="of:=AVERAGE([.B23:.K23])" office:value-type="percentage" office:value="0.566705613847601" calcext:value-type="percentage">
            <text:p>56.67%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MessagePack – JSON</text:p>
          </table:table-cell>
          <table:table-cell table:style-name="ce5" table:formula="of:=([.B6]-[.B7])/[.B6]" office:value-type="percentage" office:value="0.404053798067816" calcext:value-type="percentage">
            <text:p>40.41%</text:p>
          </table:table-cell>
          <table:table-cell table:style-name="ce5" table:formula="of:=([.C6]-[.C7])/[.C6]" office:value-type="percentage" office:value="0.390845289112478" calcext:value-type="percentage">
            <text:p>39.08%</text:p>
          </table:table-cell>
          <table:table-cell table:style-name="ce5" table:formula="of:=([.D6]-[.D7])/[.D6]" office:value-type="percentage" office:value="0.378636784208903" calcext:value-type="percentage">
            <text:p>37.86%</text:p>
          </table:table-cell>
          <table:table-cell table:style-name="ce5" table:formula="of:=([.E6]-[.E7])/[.E6]" office:value-type="percentage" office:value="0.382529673089647" calcext:value-type="percentage">
            <text:p>38.25%</text:p>
          </table:table-cell>
          <table:table-cell table:style-name="ce5" table:formula="of:=([.F6]-[.F7])/[.F6]" office:value-type="percentage" office:value="0.383647038005192" calcext:value-type="percentage">
            <text:p>38.36%</text:p>
          </table:table-cell>
          <table:table-cell table:style-name="ce5" table:formula="of:=([.G6]-[.G7])/[.G6]" office:value-type="percentage" office:value="0.392975498950564" calcext:value-type="percentage">
            <text:p>39.30%</text:p>
          </table:table-cell>
          <table:table-cell table:style-name="ce5" table:formula="of:=([.H6]-[.H7])/[.H6]" office:value-type="percentage" office:value="0.384849271602407" calcext:value-type="percentage">
            <text:p>38.48%</text:p>
          </table:table-cell>
          <table:table-cell table:style-name="ce5" table:formula="of:=([.I6]-[.I7])/[.I6]" office:value-type="percentage" office:value="0.373089833823499" calcext:value-type="percentage">
            <text:p>37.31%</text:p>
          </table:table-cell>
          <table:table-cell table:style-name="ce5" table:formula="of:=([.J6]-[.J7])/[.J6]" office:value-type="percentage" office:value="0.369813745278767" calcext:value-type="percentage">
            <text:p>36.98%</text:p>
          </table:table-cell>
          <table:table-cell table:style-name="ce5" table:formula="of:=([.K6]-[.K7])/[.K6]" office:value-type="percentage" office:value="0.37638095951006" calcext:value-type="percentage">
            <text:p>37.64%</text:p>
          </table:table-cell>
          <table:table-cell table:style-name="ce4" table:formula="of:=AVERAGE([.B24:.K24])" office:value-type="percentage" office:value="0.383682189164933" calcext:value-type="percentage">
            <text:p>38.37%</text:p>
          </table:table-cell>
          <table:table-cell table:number-columns-repeated="16372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erformance" table:style-name="ta2">
        <table:table-column table:style-name="co11" table:default-cell-style-name="Default"/>
        <table:table-column table:style-name="co8" table:number-columns-repeated="7" table:default-cell-style-name="Default"/>
        <table:table-column table:style-name="co12" table:default-cell-style-name="Default"/>
        <table:table-column table:style-name="co8" table:number-columns-repeated="16375" table:default-cell-style-name="Default"/>
        <table:table-row table:style-name="ro1">
          <table:table-cell office:value-type="string" calcext:value-type="string">
            <text:p>Breadth = 3</text:p>
          </table:table-cell>
          <table:table-cell table:number-columns-repeated="7"/>
          <table:table-cell office:value-type="string" calcext:value-type="string">
            <text:p>Depth = 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epth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Breadth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Node count</text:p>
          </table:table-cell>
          <table:table-cell office:value-type="float" office:value="9841" calcext:value-type="float">
            <text:p>9841</text:p>
          </table:table-cell>
          <table:table-cell office:value-type="float" office:value="29524" calcext:value-type="float">
            <text:p>29524</text:p>
          </table:table-cell>
          <table:table-cell office:value-type="float" office:value="88573" calcext:value-type="float">
            <text:p>88573</text:p>
          </table:table-cell>
          <table:table-cell office:value-type="float" office:value="265720" calcext:value-type="float">
            <text:p>265720</text:p>
          </table:table-cell>
          <table:table-cell office:value-type="float" office:value="797161" calcext:value-type="float">
            <text:p>797161</text:p>
          </table:table-cell>
          <table:table-cell table:number-columns-repeated="2"/>
          <table:table-cell office:value-type="string" calcext:value-type="string">
            <text:p>Node count</text:p>
          </table:table-cell>
          <table:table-cell office:value-type="float" office:value="66430" calcext:value-type="float">
            <text:p>66430</text:p>
          </table:table-cell>
          <table:table-cell office:value-type="float" office:value="111111" calcext:value-type="float">
            <text:p>111111</text:p>
          </table:table-cell>
          <table:table-cell office:value-type="float" office:value="177156" calcext:value-type="float">
            <text:p>177156</text:p>
          </table:table-cell>
          <table:table-cell office:value-type="float" office:value="271453" calcext:value-type="float">
            <text:p>271453</text:p>
          </table:table-cell>
          <table:table-cell office:value-type="float" office:value="402234" calcext:value-type="float">
            <text:p>40223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Serialization (ms)</text:p>
          </table:table-cell>
          <table:table-cell table:number-columns-repeated="7"/>
          <table:table-cell table:style-name="ce2" office:value-type="string" calcext:value-type="string">
            <text:p>Serialization (ms)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ini-XML</text:p>
          </table:table-cell>
          <table:table-cell table:formula="of:=[$MiniXML.B10]" office:value-type="float" office:value="10.55" calcext:value-type="float">
            <text:p>10.55</text:p>
          </table:table-cell>
          <table:table-cell table:formula="of:=[$MiniXML.C10]" office:value-type="float" office:value="32.87" calcext:value-type="float">
            <text:p>32.87</text:p>
          </table:table-cell>
          <table:table-cell table:formula="of:=[$MiniXML.D10]" office:value-type="float" office:value="107.94" calcext:value-type="float">
            <text:p>107.94</text:p>
          </table:table-cell>
          <table:table-cell table:formula="of:=[$MiniXML.E10]" office:value-type="float" office:value="335.13" calcext:value-type="float">
            <text:p>335.13</text:p>
          </table:table-cell>
          <table:table-cell table:formula="of:=[$MiniXML.F10]" office:value-type="float" office:value="979.51" calcext:value-type="float">
            <text:p>979.51</text:p>
          </table:table-cell>
          <table:table-cell table:number-columns-repeated="2"/>
          <table:table-cell office:value-type="string" calcext:value-type="string">
            <text:p>Mini-XML</text:p>
          </table:table-cell>
          <table:table-cell table:formula="of:=[$MiniXML.J10]" office:value-type="float" office:value="79.68" calcext:value-type="float">
            <text:p>79.68</text:p>
          </table:table-cell>
          <table:table-cell table:formula="of:=[$MiniXML.K10]" office:value-type="float" office:value="134.55" calcext:value-type="float">
            <text:p>134.55</text:p>
          </table:table-cell>
          <table:table-cell table:formula="of:=[$MiniXML.L10]" office:value-type="float" office:value="216.37" calcext:value-type="float">
            <text:p>216.37</text:p>
          </table:table-cell>
          <table:table-cell table:formula="of:=[$MiniXML.M10]" office:value-type="float" office:value="333.14" calcext:value-type="float">
            <text:p>333.14</text:p>
          </table:table-cell>
          <table:table-cell table:formula="of:=[$MiniXML.N10]" office:value-type="float" office:value="493.15" calcext:value-type="float">
            <text:p>493.1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Jansson</text:p>
          </table:table-cell>
          <table:table-cell table:formula="of:=[$Jansson.B10]" office:value-type="float" office:value="10.61" calcext:value-type="float">
            <text:p>10.61</text:p>
          </table:table-cell>
          <table:table-cell table:formula="of:=[$Jansson.C10]" office:value-type="float" office:value="33.48" calcext:value-type="float">
            <text:p>33.48</text:p>
          </table:table-cell>
          <table:table-cell table:formula="of:=[$Jansson.D10]" office:value-type="float" office:value="113.53" calcext:value-type="float">
            <text:p>113.53</text:p>
          </table:table-cell>
          <table:table-cell table:formula="of:=[$Jansson.E10]" office:value-type="float" office:value="344.27" calcext:value-type="float">
            <text:p>344.27</text:p>
          </table:table-cell>
          <table:table-cell table:formula="of:=[$Jansson.F10]" office:value-type="float" office:value="936.64" calcext:value-type="float">
            <text:p>936.64</text:p>
          </table:table-cell>
          <table:table-cell table:number-columns-repeated="2"/>
          <table:table-cell office:value-type="string" calcext:value-type="string">
            <text:p>Jansson</text:p>
          </table:table-cell>
          <table:table-cell table:formula="of:=[$Jansson.J10]" office:value-type="float" office:value="69.92" calcext:value-type="float">
            <text:p>69.92</text:p>
          </table:table-cell>
          <table:table-cell table:formula="of:=[$Jansson.K10]" office:value-type="float" office:value="123.01" calcext:value-type="float">
            <text:p>123.01</text:p>
          </table:table-cell>
          <table:table-cell table:formula="of:=[$Jansson.L10]" office:value-type="float" office:value="196.2" calcext:value-type="float">
            <text:p>196.2</text:p>
          </table:table-cell>
          <table:table-cell table:formula="of:=[$Jansson.M10]" office:value-type="float" office:value="302.47" calcext:value-type="float">
            <text:p>302.47</text:p>
          </table:table-cell>
          <table:table-cell table:formula="of:=[$Jansson.N10]" office:value-type="float" office:value="432.71" calcext:value-type="float">
            <text:p>432.7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arson</text:p>
          </table:table-cell>
          <table:table-cell table:formula="of:=[$Parson.B10]" office:value-type="float" office:value="20.06" calcext:value-type="float">
            <text:p>20.06</text:p>
          </table:table-cell>
          <table:table-cell table:formula="of:=[$Parson.C10]" office:value-type="float" office:value="65.04" calcext:value-type="float">
            <text:p>65.04</text:p>
          </table:table-cell>
          <table:table-cell table:formula="of:=[$Parson.D10]" office:value-type="float" office:value="215.21" calcext:value-type="float">
            <text:p>215.21</text:p>
          </table:table-cell>
          <table:table-cell table:formula="of:=[$Parson.E10]" office:value-type="float" office:value="630.08" calcext:value-type="float">
            <text:p>630.08</text:p>
          </table:table-cell>
          <table:table-cell table:formula="of:=[$Parson.F10]" office:value-type="float" office:value="1906.28" calcext:value-type="float">
            <text:p>1906.28</text:p>
          </table:table-cell>
          <table:table-cell table:number-columns-repeated="2"/>
          <table:table-cell office:value-type="string" calcext:value-type="string">
            <text:p>Parson</text:p>
          </table:table-cell>
          <table:table-cell table:formula="of:=[$Parson.J10]" office:value-type="float" office:value="148.31" calcext:value-type="float">
            <text:p>148.31</text:p>
          </table:table-cell>
          <table:table-cell table:formula="of:=[$Parson.K10]" office:value-type="float" office:value="251.76" calcext:value-type="float">
            <text:p>251.76</text:p>
          </table:table-cell>
          <table:table-cell table:formula="of:=[$Parson.L10]" office:value-type="float" office:value="402.94" calcext:value-type="float">
            <text:p>402.94</text:p>
          </table:table-cell>
          <table:table-cell table:formula="of:=[$Parson.M10]" office:value-type="float" office:value="612.21" calcext:value-type="float">
            <text:p>612.21</text:p>
          </table:table-cell>
          <table:table-cell table:formula="of:=[$Parson.N10]" office:value-type="float" office:value="907.37" calcext:value-type="float">
            <text:p>907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JSON</text:p>
          </table:table-cell>
          <table:table-cell table:formula="of:=[$cJSON.B10]" office:value-type="float" office:value="6.86" calcext:value-type="float">
            <text:p>6.86</text:p>
          </table:table-cell>
          <table:table-cell table:formula="of:=[$cJSON.C10]" office:value-type="float" office:value="18.95" calcext:value-type="float">
            <text:p>18.95</text:p>
          </table:table-cell>
          <table:table-cell table:formula="of:=[$cJSON.D10]" office:value-type="float" office:value="64.93" calcext:value-type="float">
            <text:p>64.93</text:p>
          </table:table-cell>
          <table:table-cell table:formula="of:=[$cJSON.E10]" office:value-type="float" office:value="207.48" calcext:value-type="float">
            <text:p>207.48</text:p>
          </table:table-cell>
          <table:table-cell table:formula="of:=[$cJSON.F10]" office:value-type="float" office:value="622.36" calcext:value-type="float">
            <text:p>622.36</text:p>
          </table:table-cell>
          <table:table-cell table:number-columns-repeated="2"/>
          <table:table-cell office:value-type="string" calcext:value-type="string">
            <text:p>cJSON</text:p>
          </table:table-cell>
          <table:table-cell table:formula="of:=[$cJSON.J10]" office:value-type="float" office:value="43.21" calcext:value-type="float">
            <text:p>43.21</text:p>
          </table:table-cell>
          <table:table-cell table:formula="of:=[$cJSON.K10]" office:value-type="float" office:value="78.3" calcext:value-type="float">
            <text:p>78.3</text:p>
          </table:table-cell>
          <table:table-cell table:formula="of:=[$cJSON.L10]" office:value-type="float" office:value="132.11" calcext:value-type="float">
            <text:p>132.11</text:p>
          </table:table-cell>
          <table:table-cell table:formula="of:=[$cJSON.M10]" office:value-type="float" office:value="207.26" calcext:value-type="float">
            <text:p>207.26</text:p>
          </table:table-cell>
          <table:table-cell table:formula="of:=[$cJSON.N10]" office:value-type="float" office:value="304.54" calcext:value-type="float">
            <text:p>30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msgpack-c</text:p>
          </table:table-cell>
          <table:table-cell table:formula="of:=[$msgpackc.B10]" office:value-type="float" office:value="1.83" calcext:value-type="float">
            <text:p>1.83</text:p>
          </table:table-cell>
          <table:table-cell table:formula="of:=[$msgpackc.C10]" office:value-type="float" office:value="3.65" calcext:value-type="float">
            <text:p>3.65</text:p>
          </table:table-cell>
          <table:table-cell table:formula="of:=[$msgpackc.D10]" office:value-type="float" office:value="9.65" calcext:value-type="float">
            <text:p>9.65</text:p>
          </table:table-cell>
          <table:table-cell table:formula="of:=[$msgpackc.E10]" office:value-type="float" office:value="29.04" calcext:value-type="float">
            <text:p>29.04</text:p>
          </table:table-cell>
          <table:table-cell table:formula="of:=[$msgpackc.F10]" office:value-type="float" office:value="90.83" calcext:value-type="float">
            <text:p>90.83</text:p>
          </table:table-cell>
          <table:table-cell table:number-columns-repeated="2"/>
          <table:table-cell office:value-type="string" calcext:value-type="string">
            <text:p>msgpack-c</text:p>
          </table:table-cell>
          <table:table-cell table:formula="of:=[$msgpackc.J10]" office:value-type="float" office:value="7.17" calcext:value-type="float">
            <text:p>7.17</text:p>
          </table:table-cell>
          <table:table-cell table:formula="of:=[$msgpackc.K10]" office:value-type="float" office:value="11.72" calcext:value-type="float">
            <text:p>11.72</text:p>
          </table:table-cell>
          <table:table-cell table:formula="of:=[$msgpackc.L10]" office:value-type="float" office:value="18.34" calcext:value-type="float">
            <text:p>18.34</text:p>
          </table:table-cell>
          <table:table-cell table:formula="of:=[$msgpackc.M10]" office:value-type="float" office:value="28.35" calcext:value-type="float">
            <text:p>28.35</text:p>
          </table:table-cell>
          <table:table-cell table:formula="of:=[$msgpackc.N10]" office:value-type="float" office:value="45.05" calcext:value-type="float">
            <text:p>45.05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Deserialization (ms)</text:p>
          </table:table-cell>
          <table:table-cell table:number-columns-repeated="7"/>
          <table:table-cell table:style-name="ce2" office:value-type="string" calcext:value-type="string">
            <text:p>Deserialization (ms)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ini-XML</text:p>
          </table:table-cell>
          <table:table-cell table:formula="of:=[$MiniXML.B17]" office:value-type="float" office:value="15.67" calcext:value-type="float">
            <text:p>15.67</text:p>
          </table:table-cell>
          <table:table-cell table:formula="of:=[$MiniXML.C17]" office:value-type="float" office:value="56.02" calcext:value-type="float">
            <text:p>56.02</text:p>
          </table:table-cell>
          <table:table-cell table:formula="of:=[$MiniXML.D17]" office:value-type="float" office:value="167.36" calcext:value-type="float">
            <text:p>167.36</text:p>
          </table:table-cell>
          <table:table-cell table:formula="of:=[$MiniXML.E17]" office:value-type="float" office:value="479.57" calcext:value-type="float">
            <text:p>479.57</text:p>
          </table:table-cell>
          <table:table-cell table:formula="of:=[$MiniXML.F17]" office:value-type="float" office:value="1442.61" calcext:value-type="float">
            <text:p>1442.61</text:p>
          </table:table-cell>
          <table:table-cell table:number-columns-repeated="2"/>
          <table:table-cell office:value-type="string" calcext:value-type="string">
            <text:p>Mini-XML</text:p>
          </table:table-cell>
          <table:table-cell table:formula="of:=[$MiniXML.J17]" office:value-type="float" office:value="122.02" calcext:value-type="float">
            <text:p>122.02</text:p>
          </table:table-cell>
          <table:table-cell table:formula="of:=[$MiniXML.K17]" office:value-type="float" office:value="205.3" calcext:value-type="float">
            <text:p>205.3</text:p>
          </table:table-cell>
          <table:table-cell table:formula="of:=[$MiniXML.L17]" office:value-type="float" office:value="322.69" calcext:value-type="float">
            <text:p>322.69</text:p>
          </table:table-cell>
          <table:table-cell table:formula="of:=[$MiniXML.M17]" office:value-type="float" office:value="478.3" calcext:value-type="float">
            <text:p>478.3</text:p>
          </table:table-cell>
          <table:table-cell table:formula="of:=[$MiniXML.N17]" office:value-type="float" office:value="706.51" calcext:value-type="float">
            <text:p>706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Jansson</text:p>
          </table:table-cell>
          <table:table-cell table:formula="of:=[$Jansson.B17]" office:value-type="float" office:value="11.19" calcext:value-type="float">
            <text:p>11.19</text:p>
          </table:table-cell>
          <table:table-cell table:formula="of:=[$Jansson.C17]" office:value-type="float" office:value="41.12" calcext:value-type="float">
            <text:p>41.12</text:p>
          </table:table-cell>
          <table:table-cell table:formula="of:=[$Jansson.D17]" office:value-type="float" office:value="123.32" calcext:value-type="float">
            <text:p>123.32</text:p>
          </table:table-cell>
          <table:table-cell table:formula="of:=[$Jansson.E17]" office:value-type="float" office:value="355.22" calcext:value-type="float">
            <text:p>355.22</text:p>
          </table:table-cell>
          <table:table-cell table:formula="of:=[$Jansson.F17]" office:value-type="float" office:value="1069.14" calcext:value-type="float">
            <text:p>1069.14</text:p>
          </table:table-cell>
          <table:table-cell table:number-columns-repeated="2"/>
          <table:table-cell office:value-type="string" calcext:value-type="string">
            <text:p>Jansson</text:p>
          </table:table-cell>
          <table:table-cell table:formula="of:=[$Jansson.J17]" office:value-type="float" office:value="91.47" calcext:value-type="float">
            <text:p>91.47</text:p>
          </table:table-cell>
          <table:table-cell table:formula="of:=[$Jansson.K17]" office:value-type="float" office:value="152.84" calcext:value-type="float">
            <text:p>152.84</text:p>
          </table:table-cell>
          <table:table-cell table:formula="of:=[$Jansson.L17]" office:value-type="float" office:value="238.55" calcext:value-type="float">
            <text:p>238.55</text:p>
          </table:table-cell>
          <table:table-cell table:formula="of:=[$Jansson.M17]" office:value-type="float" office:value="355.88" calcext:value-type="float">
            <text:p>355.88</text:p>
          </table:table-cell>
          <table:table-cell table:formula="of:=[$Jansson.N17]" office:value-type="float" office:value="523.25" calcext:value-type="float">
            <text:p>523.2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arson</text:p>
          </table:table-cell>
          <table:table-cell table:formula="of:=[$Parson.B17]" office:value-type="float" office:value="11.39" calcext:value-type="float">
            <text:p>11.39</text:p>
          </table:table-cell>
          <table:table-cell table:formula="of:=[$Parson.C17]" office:value-type="float" office:value="43.3" calcext:value-type="float">
            <text:p>43.3</text:p>
          </table:table-cell>
          <table:table-cell table:formula="of:=[$Parson.D17]" office:value-type="float" office:value="128.63" calcext:value-type="float">
            <text:p>128.63</text:p>
          </table:table-cell>
          <table:table-cell table:formula="of:=[$Parson.E17]" office:value-type="float" office:value="369.39" calcext:value-type="float">
            <text:p>369.39</text:p>
          </table:table-cell>
          <table:table-cell table:formula="of:=[$Parson.F17]" office:value-type="float" office:value="1133.45" calcext:value-type="float">
            <text:p>1133.45</text:p>
          </table:table-cell>
          <table:table-cell table:number-columns-repeated="2"/>
          <table:table-cell office:value-type="string" calcext:value-type="string">
            <text:p>Parson</text:p>
          </table:table-cell>
          <table:table-cell table:formula="of:=[$Parson.J17]" office:value-type="float" office:value="94.45" calcext:value-type="float">
            <text:p>94.45</text:p>
          </table:table-cell>
          <table:table-cell table:formula="of:=[$Parson.K17]" office:value-type="float" office:value="152.87" calcext:value-type="float">
            <text:p>152.87</text:p>
          </table:table-cell>
          <table:table-cell table:formula="of:=[$Parson.L17]" office:value-type="float" office:value="239.69" calcext:value-type="float">
            <text:p>239.69</text:p>
          </table:table-cell>
          <table:table-cell table:formula="of:=[$Parson.M17]" office:value-type="float" office:value="365.36" calcext:value-type="float">
            <text:p>365.36</text:p>
          </table:table-cell>
          <table:table-cell table:formula="of:=[$Parson.N17]" office:value-type="float" office:value="541.46" calcext:value-type="float">
            <text:p>541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JSON</text:p>
          </table:table-cell>
          <table:table-cell table:formula="of:=[$cJSON.B17]" office:value-type="float" office:value="6.99" calcext:value-type="float">
            <text:p>6.99</text:p>
          </table:table-cell>
          <table:table-cell table:formula="of:=[$cJSON.C17]" office:value-type="float" office:value="22.86" calcext:value-type="float">
            <text:p>22.86</text:p>
          </table:table-cell>
          <table:table-cell table:formula="of:=[$cJSON.D17]" office:value-type="float" office:value="80.49" calcext:value-type="float">
            <text:p>80.49</text:p>
          </table:table-cell>
          <table:table-cell table:formula="of:=[$cJSON.E17]" office:value-type="float" office:value="230.89" calcext:value-type="float">
            <text:p>230.89</text:p>
          </table:table-cell>
          <table:table-cell table:formula="of:=[$cJSON.F17]" office:value-type="float" office:value="684.05" calcext:value-type="float">
            <text:p>684.05</text:p>
          </table:table-cell>
          <table:table-cell table:number-columns-repeated="2"/>
          <table:table-cell office:value-type="string" calcext:value-type="string">
            <text:p>cJSON</text:p>
          </table:table-cell>
          <table:table-cell table:formula="of:=[$cJSON.J17]" office:value-type="float" office:value="58.97" calcext:value-type="float">
            <text:p>58.97</text:p>
          </table:table-cell>
          <table:table-cell table:formula="of:=[$cJSON.K17]" office:value-type="float" office:value="98.87" calcext:value-type="float">
            <text:p>98.87</text:p>
          </table:table-cell>
          <table:table-cell table:formula="of:=[$cJSON.L17]" office:value-type="float" office:value="155.92" calcext:value-type="float">
            <text:p>155.92</text:p>
          </table:table-cell>
          <table:table-cell table:formula="of:=[$cJSON.M17]" office:value-type="float" office:value="233.89" calcext:value-type="float">
            <text:p>233.89</text:p>
          </table:table-cell>
          <table:table-cell table:formula="of:=[$cJSON.N17]" office:value-type="float" office:value="336.86" calcext:value-type="float">
            <text:p>336.8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msgpack-c</text:p>
          </table:table-cell>
          <table:table-cell table:formula="of:=[$msgpackc.B17]" office:value-type="float" office:value="2.41" calcext:value-type="float">
            <text:p>2.41</text:p>
          </table:table-cell>
          <table:table-cell table:formula="of:=[$msgpackc.C17]" office:value-type="float" office:value="7.15" calcext:value-type="float">
            <text:p>7.15</text:p>
          </table:table-cell>
          <table:table-cell table:formula="of:=[$msgpackc.D17]" office:value-type="float" office:value="24.3" calcext:value-type="float">
            <text:p>24.3</text:p>
          </table:table-cell>
          <table:table-cell table:formula="of:=[$msgpackc.E17]" office:value-type="float" office:value="89.82" calcext:value-type="float">
            <text:p>89.82</text:p>
          </table:table-cell>
          <table:table-cell table:formula="of:=[$msgpackc.F17]" office:value-type="float" office:value="265.4" calcext:value-type="float">
            <text:p>265.4</text:p>
          </table:table-cell>
          <table:table-cell table:number-columns-repeated="2"/>
          <table:table-cell office:value-type="string" calcext:value-type="string">
            <text:p>msgpack-c</text:p>
          </table:table-cell>
          <table:table-cell table:formula="of:=[$msgpackc.J17]" office:value-type="float" office:value="15.42" calcext:value-type="float">
            <text:p>15.42</text:p>
          </table:table-cell>
          <table:table-cell table:formula="of:=[$msgpackc.K17]" office:value-type="float" office:value="31.97" calcext:value-type="float">
            <text:p>31.97</text:p>
          </table:table-cell>
          <table:table-cell table:formula="of:=[$msgpackc.L17]" office:value-type="float" office:value="56.33" calcext:value-type="float">
            <text:p>56.33</text:p>
          </table:table-cell>
          <table:table-cell table:formula="of:=[$msgpackc.M17]" office:value-type="float" office:value="89.69" calcext:value-type="float">
            <text:p>89.69</text:p>
          </table:table-cell>
          <table:table-cell table:formula="of:=[$msgpackc.N17]" office:value-type="float" office:value="131.47" calcext:value-type="float">
            <text:p>131.47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Serialization (microsecs / node)</text:p>
          </table:table-cell>
          <table:table-cell table:number-columns-repeated="7"/>
          <table:table-cell table:style-name="ce2" office:value-type="string" calcext:value-type="string">
            <text:p>Serialization (microsecs / node)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ini-XML</text:p>
          </table:table-cell>
          <table:table-cell table:formula="of:=ROUND([.B6]*1000/[.B$3]; 3)" office:value-type="float" office:value="1.072" calcext:value-type="float">
            <text:p>1.072</text:p>
          </table:table-cell>
          <table:table-cell table:formula="of:=ROUND([.C6]*1000/[.C$3]; 3)" office:value-type="float" office:value="1.113" calcext:value-type="float">
            <text:p>1.113</text:p>
          </table:table-cell>
          <table:table-cell table:formula="of:=ROUND([.D6]*1000/[.D$3]; 3)" office:value-type="float" office:value="1.219" calcext:value-type="float">
            <text:p>1.219</text:p>
          </table:table-cell>
          <table:table-cell table:formula="of:=ROUND([.E6]*1000/[.E$3]; 3)" office:value-type="float" office:value="1.261" calcext:value-type="float">
            <text:p>1.261</text:p>
          </table:table-cell>
          <table:table-cell table:formula="of:=ROUND([.F6]*1000/[.F$3]; 3)" office:value-type="float" office:value="1.229" calcext:value-type="float">
            <text:p>1.229</text:p>
          </table:table-cell>
          <table:table-cell table:number-columns-repeated="2"/>
          <table:table-cell office:value-type="string" calcext:value-type="string">
            <text:p>Mini-XML</text:p>
          </table:table-cell>
          <table:table-cell table:formula="of:=ROUND([.J6]*1000/[.J$3]; 3)" office:value-type="float" office:value="1.199" calcext:value-type="float">
            <text:p>1.199</text:p>
          </table:table-cell>
          <table:table-cell table:formula="of:=ROUND([.K6]*1000/[.K$3]; 3)" office:value-type="float" office:value="1.211" calcext:value-type="float">
            <text:p>1.211</text:p>
          </table:table-cell>
          <table:table-cell table:formula="of:=ROUND([.L6]*1000/[.L$3]; 3)" office:value-type="float" office:value="1.221" calcext:value-type="float">
            <text:p>1.221</text:p>
          </table:table-cell>
          <table:table-cell table:formula="of:=ROUND([.M6]*1000/[.M$3]; 3)" office:value-type="float" office:value="1.227" calcext:value-type="float">
            <text:p>1.227</text:p>
          </table:table-cell>
          <table:table-cell table:formula="of:=ROUND([.N6]*1000/[.N$3]; 3)" office:value-type="float" office:value="1.226" calcext:value-type="float">
            <text:p>1.2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Jansson</text:p>
          </table:table-cell>
          <table:table-cell table:formula="of:=ROUND([.B7]*1000/[.B$3]; 3)" office:value-type="float" office:value="1.078" calcext:value-type="float">
            <text:p>1.078</text:p>
          </table:table-cell>
          <table:table-cell table:formula="of:=ROUND([.C7]*1000/[.C$3]; 3)" office:value-type="float" office:value="1.134" calcext:value-type="float">
            <text:p>1.134</text:p>
          </table:table-cell>
          <table:table-cell table:formula="of:=ROUND([.D7]*1000/[.D$3]; 3)" office:value-type="float" office:value="1.282" calcext:value-type="float">
            <text:p>1.282</text:p>
          </table:table-cell>
          <table:table-cell table:formula="of:=ROUND([.E7]*1000/[.E$3]; 3)" office:value-type="float" office:value="1.296" calcext:value-type="float">
            <text:p>1.296</text:p>
          </table:table-cell>
          <table:table-cell table:formula="of:=ROUND([.F7]*1000/[.F$3]; 3)" office:value-type="float" office:value="1.175" calcext:value-type="float">
            <text:p>1.175</text:p>
          </table:table-cell>
          <table:table-cell table:number-columns-repeated="2"/>
          <table:table-cell office:value-type="string" calcext:value-type="string">
            <text:p>Jansson</text:p>
          </table:table-cell>
          <table:table-cell table:formula="of:=ROUND([.J7]*1000/[.J$3]; 3)" office:value-type="float" office:value="1.053" calcext:value-type="float">
            <text:p>1.053</text:p>
          </table:table-cell>
          <table:table-cell table:formula="of:=ROUND([.K7]*1000/[.K$3]; 3)" office:value-type="float" office:value="1.107" calcext:value-type="float">
            <text:p>1.107</text:p>
          </table:table-cell>
          <table:table-cell table:formula="of:=ROUND([.L7]*1000/[.L$3]; 3)" office:value-type="float" office:value="1.107" calcext:value-type="float">
            <text:p>1.107</text:p>
          </table:table-cell>
          <table:table-cell table:formula="of:=ROUND([.M7]*1000/[.M$3]; 3)" office:value-type="float" office:value="1.114" calcext:value-type="float">
            <text:p>1.114</text:p>
          </table:table-cell>
          <table:table-cell table:formula="of:=ROUND([.N7]*1000/[.N$3]; 3)" office:value-type="float" office:value="1.076" calcext:value-type="float">
            <text:p>1.07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arson</text:p>
          </table:table-cell>
          <table:table-cell table:formula="of:=ROUND([.B8]*1000/[.B$3]; 3)" office:value-type="float" office:value="2.038" calcext:value-type="float">
            <text:p>2.038</text:p>
          </table:table-cell>
          <table:table-cell table:formula="of:=ROUND([.C8]*1000/[.C$3]; 3)" office:value-type="float" office:value="2.203" calcext:value-type="float">
            <text:p>2.203</text:p>
          </table:table-cell>
          <table:table-cell table:formula="of:=ROUND([.D8]*1000/[.D$3]; 3)" office:value-type="float" office:value="2.43" calcext:value-type="float">
            <text:p>2.43</text:p>
          </table:table-cell>
          <table:table-cell table:formula="of:=ROUND([.E8]*1000/[.E$3]; 3)" office:value-type="float" office:value="2.371" calcext:value-type="float">
            <text:p>2.371</text:p>
          </table:table-cell>
          <table:table-cell table:formula="of:=ROUND([.F8]*1000/[.F$3]; 3)" office:value-type="float" office:value="2.391" calcext:value-type="float">
            <text:p>2.391</text:p>
          </table:table-cell>
          <table:table-cell table:number-columns-repeated="2"/>
          <table:table-cell office:value-type="string" calcext:value-type="string">
            <text:p>Parson</text:p>
          </table:table-cell>
          <table:table-cell table:formula="of:=ROUND([.J8]*1000/[.J$3]; 3)" office:value-type="float" office:value="2.233" calcext:value-type="float">
            <text:p>2.233</text:p>
          </table:table-cell>
          <table:table-cell table:formula="of:=ROUND([.K8]*1000/[.K$3]; 3)" office:value-type="float" office:value="2.266" calcext:value-type="float">
            <text:p>2.266</text:p>
          </table:table-cell>
          <table:table-cell table:formula="of:=ROUND([.L8]*1000/[.L$3]; 3)" office:value-type="float" office:value="2.274" calcext:value-type="float">
            <text:p>2.274</text:p>
          </table:table-cell>
          <table:table-cell table:formula="of:=ROUND([.M8]*1000/[.M$3]; 3)" office:value-type="float" office:value="2.255" calcext:value-type="float">
            <text:p>2.255</text:p>
          </table:table-cell>
          <table:table-cell table:formula="of:=ROUND([.N8]*1000/[.N$3]; 3)" office:value-type="float" office:value="2.256" calcext:value-type="float">
            <text:p>2.25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JSON</text:p>
          </table:table-cell>
          <table:table-cell table:formula="of:=ROUND([.B9]*1000/[.B$3]; 3)" office:value-type="float" office:value="0.697" calcext:value-type="float">
            <text:p>0.697</text:p>
          </table:table-cell>
          <table:table-cell table:formula="of:=ROUND([.C9]*1000/[.C$3]; 3)" office:value-type="float" office:value="0.642" calcext:value-type="float">
            <text:p>0.642</text:p>
          </table:table-cell>
          <table:table-cell table:formula="of:=ROUND([.D9]*1000/[.D$3]; 3)" office:value-type="float" office:value="0.733" calcext:value-type="float">
            <text:p>0.733</text:p>
          </table:table-cell>
          <table:table-cell table:formula="of:=ROUND([.E9]*1000/[.E$3]; 3)" office:value-type="float" office:value="0.781" calcext:value-type="float">
            <text:p>0.781</text:p>
          </table:table-cell>
          <table:table-cell table:formula="of:=ROUND([.F9]*1000/[.F$3]; 3)" office:value-type="float" office:value="0.781" calcext:value-type="float">
            <text:p>0.781</text:p>
          </table:table-cell>
          <table:table-cell table:number-columns-repeated="2"/>
          <table:table-cell office:value-type="string" calcext:value-type="string">
            <text:p>cJSON</text:p>
          </table:table-cell>
          <table:table-cell table:formula="of:=ROUND([.J9]*1000/[.J$3]; 3)" office:value-type="float" office:value="0.65" calcext:value-type="float">
            <text:p>0.65</text:p>
          </table:table-cell>
          <table:table-cell table:formula="of:=ROUND([.K9]*1000/[.K$3]; 3)" office:value-type="float" office:value="0.705" calcext:value-type="float">
            <text:p>0.705</text:p>
          </table:table-cell>
          <table:table-cell table:formula="of:=ROUND([.L9]*1000/[.L$3]; 3)" office:value-type="float" office:value="0.746" calcext:value-type="float">
            <text:p>0.746</text:p>
          </table:table-cell>
          <table:table-cell table:formula="of:=ROUND([.M9]*1000/[.M$3]; 3)" office:value-type="float" office:value="0.764" calcext:value-type="float">
            <text:p>0.764</text:p>
          </table:table-cell>
          <table:table-cell table:formula="of:=ROUND([.N9]*1000/[.N$3]; 3)" office:value-type="float" office:value="0.757" calcext:value-type="float">
            <text:p>0.75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msgpack-c</text:p>
          </table:table-cell>
          <table:table-cell table:formula="of:=ROUND([.B10]*1000/[.B$3]; 3)" office:value-type="float" office:value="0.186" calcext:value-type="float">
            <text:p>0.186</text:p>
          </table:table-cell>
          <table:table-cell table:formula="of:=ROUND([.C10]*1000/[.C$3]; 3)" office:value-type="float" office:value="0.124" calcext:value-type="float">
            <text:p>0.124</text:p>
          </table:table-cell>
          <table:table-cell table:formula="of:=ROUND([.D10]*1000/[.D$3]; 3)" office:value-type="float" office:value="0.109" calcext:value-type="float">
            <text:p>0.109</text:p>
          </table:table-cell>
          <table:table-cell table:formula="of:=ROUND([.E10]*1000/[.E$3]; 3)" office:value-type="float" office:value="0.109" calcext:value-type="float">
            <text:p>0.109</text:p>
          </table:table-cell>
          <table:table-cell table:formula="of:=ROUND([.F10]*1000/[.F$3]; 3)" office:value-type="float" office:value="0.114" calcext:value-type="float">
            <text:p>0.114</text:p>
          </table:table-cell>
          <table:table-cell table:number-columns-repeated="2"/>
          <table:table-cell office:value-type="string" calcext:value-type="string">
            <text:p>msgpack-c</text:p>
          </table:table-cell>
          <table:table-cell table:formula="of:=ROUND([.J10]*1000/[.J$3]; 3)" office:value-type="float" office:value="0.108" calcext:value-type="float">
            <text:p>0.108</text:p>
          </table:table-cell>
          <table:table-cell table:formula="of:=ROUND([.K10]*1000/[.K$3]; 3)" office:value-type="float" office:value="0.105" calcext:value-type="float">
            <text:p>0.105</text:p>
          </table:table-cell>
          <table:table-cell table:formula="of:=ROUND([.L10]*1000/[.L$3]; 3)" office:value-type="float" office:value="0.104" calcext:value-type="float">
            <text:p>0.104</text:p>
          </table:table-cell>
          <table:table-cell table:formula="of:=ROUND([.M10]*1000/[.M$3]; 3)" office:value-type="float" office:value="0.104" calcext:value-type="float">
            <text:p>0.104</text:p>
          </table:table-cell>
          <table:table-cell table:formula="of:=ROUND([.N10]*1000/[.N$3]; 3)" office:value-type="float" office:value="0.112" calcext:value-type="float">
            <text:p>0.112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Deserialization (microsecs / node)</text:p>
          </table:table-cell>
          <table:table-cell table:number-columns-repeated="7"/>
          <table:table-cell table:style-name="ce2" office:value-type="string" calcext:value-type="string">
            <text:p>Deserialization (microsecs / node)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ini-XML</text:p>
          </table:table-cell>
          <table:table-cell table:formula="of:=ROUND([.B13]*1000/[.B$3]; 3)" office:value-type="float" office:value="1.592" calcext:value-type="float">
            <text:p>1.592</text:p>
          </table:table-cell>
          <table:table-cell table:formula="of:=ROUND([.C13]*1000/[.C$3]; 3)" office:value-type="float" office:value="1.897" calcext:value-type="float">
            <text:p>1.897</text:p>
          </table:table-cell>
          <table:table-cell table:formula="of:=ROUND([.D13]*1000/[.D$3]; 3)" office:value-type="float" office:value="1.89" calcext:value-type="float">
            <text:p>1.89</text:p>
          </table:table-cell>
          <table:table-cell table:formula="of:=ROUND([.E13]*1000/[.E$3]; 3)" office:value-type="float" office:value="1.805" calcext:value-type="float">
            <text:p>1.805</text:p>
          </table:table-cell>
          <table:table-cell table:formula="of:=ROUND([.F13]*1000/[.F$3]; 3)" office:value-type="float" office:value="1.81" calcext:value-type="float">
            <text:p>1.81</text:p>
          </table:table-cell>
          <table:table-cell table:number-columns-repeated="2"/>
          <table:table-cell office:value-type="string" calcext:value-type="string">
            <text:p>Mini-XML</text:p>
          </table:table-cell>
          <table:table-cell table:formula="of:=ROUND([.J13]*1000/[.J$3]; 3)" office:value-type="float" office:value="1.837" calcext:value-type="float">
            <text:p>1.837</text:p>
          </table:table-cell>
          <table:table-cell table:formula="of:=ROUND([.K13]*1000/[.K$3]; 3)" office:value-type="float" office:value="1.848" calcext:value-type="float">
            <text:p>1.848</text:p>
          </table:table-cell>
          <table:table-cell table:formula="of:=ROUND([.L13]*1000/[.L$3]; 3)" office:value-type="float" office:value="1.822" calcext:value-type="float">
            <text:p>1.822</text:p>
          </table:table-cell>
          <table:table-cell table:formula="of:=ROUND([.M13]*1000/[.M$3]; 3)" office:value-type="float" office:value="1.762" calcext:value-type="float">
            <text:p>1.762</text:p>
          </table:table-cell>
          <table:table-cell table:formula="of:=ROUND([.N13]*1000/[.N$3]; 3)" office:value-type="float" office:value="1.756" calcext:value-type="float">
            <text:p>1.75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Jansson</text:p>
          </table:table-cell>
          <table:table-cell table:formula="of:=ROUND([.B14]*1000/[.B$3]; 3)" office:value-type="float" office:value="1.137" calcext:value-type="float">
            <text:p>1.137</text:p>
          </table:table-cell>
          <table:table-cell table:formula="of:=ROUND([.C14]*1000/[.C$3]; 3)" office:value-type="float" office:value="1.393" calcext:value-type="float">
            <text:p>1.393</text:p>
          </table:table-cell>
          <table:table-cell table:formula="of:=ROUND([.D14]*1000/[.D$3]; 3)" office:value-type="float" office:value="1.392" calcext:value-type="float">
            <text:p>1.392</text:p>
          </table:table-cell>
          <table:table-cell table:formula="of:=ROUND([.E14]*1000/[.E$3]; 3)" office:value-type="float" office:value="1.337" calcext:value-type="float">
            <text:p>1.337</text:p>
          </table:table-cell>
          <table:table-cell table:formula="of:=ROUND([.F14]*1000/[.F$3]; 3)" office:value-type="float" office:value="1.341" calcext:value-type="float">
            <text:p>1.341</text:p>
          </table:table-cell>
          <table:table-cell table:number-columns-repeated="2"/>
          <table:table-cell office:value-type="string" calcext:value-type="string">
            <text:p>Jansson</text:p>
          </table:table-cell>
          <table:table-cell table:formula="of:=ROUND([.J14]*1000/[.J$3]; 3)" office:value-type="float" office:value="1.377" calcext:value-type="float">
            <text:p>1.377</text:p>
          </table:table-cell>
          <table:table-cell table:formula="of:=ROUND([.K14]*1000/[.K$3]; 3)" office:value-type="float" office:value="1.376" calcext:value-type="float">
            <text:p>1.376</text:p>
          </table:table-cell>
          <table:table-cell table:formula="of:=ROUND([.L14]*1000/[.L$3]; 3)" office:value-type="float" office:value="1.347" calcext:value-type="float">
            <text:p>1.347</text:p>
          </table:table-cell>
          <table:table-cell table:formula="of:=ROUND([.M14]*1000/[.M$3]; 3)" office:value-type="float" office:value="1.311" calcext:value-type="float">
            <text:p>1.311</text:p>
          </table:table-cell>
          <table:table-cell table:formula="of:=ROUND([.N14]*1000/[.N$3]; 3)" office:value-type="float" office:value="1.301" calcext:value-type="float">
            <text:p>1.30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arson</text:p>
          </table:table-cell>
          <table:table-cell table:formula="of:=ROUND([.B15]*1000/[.B$3]; 3)" office:value-type="float" office:value="1.157" calcext:value-type="float">
            <text:p>1.157</text:p>
          </table:table-cell>
          <table:table-cell table:formula="of:=ROUND([.C15]*1000/[.C$3]; 3)" office:value-type="float" office:value="1.467" calcext:value-type="float">
            <text:p>1.467</text:p>
          </table:table-cell>
          <table:table-cell table:formula="of:=ROUND([.D15]*1000/[.D$3]; 3)" office:value-type="float" office:value="1.452" calcext:value-type="float">
            <text:p>1.452</text:p>
          </table:table-cell>
          <table:table-cell table:formula="of:=ROUND([.E15]*1000/[.E$3]; 3)" office:value-type="float" office:value="1.39" calcext:value-type="float">
            <text:p>1.39</text:p>
          </table:table-cell>
          <table:table-cell table:formula="of:=ROUND([.F15]*1000/[.F$3]; 3)" office:value-type="float" office:value="1.422" calcext:value-type="float">
            <text:p>1.422</text:p>
          </table:table-cell>
          <table:table-cell table:number-columns-repeated="2"/>
          <table:table-cell office:value-type="string" calcext:value-type="string">
            <text:p>Parson</text:p>
          </table:table-cell>
          <table:table-cell table:formula="of:=ROUND([.J15]*1000/[.J$3]; 3)" office:value-type="float" office:value="1.422" calcext:value-type="float">
            <text:p>1.422</text:p>
          </table:table-cell>
          <table:table-cell table:formula="of:=ROUND([.K15]*1000/[.K$3]; 3)" office:value-type="float" office:value="1.376" calcext:value-type="float">
            <text:p>1.376</text:p>
          </table:table-cell>
          <table:table-cell table:formula="of:=ROUND([.L15]*1000/[.L$3]; 3)" office:value-type="float" office:value="1.353" calcext:value-type="float">
            <text:p>1.353</text:p>
          </table:table-cell>
          <table:table-cell table:formula="of:=ROUND([.M15]*1000/[.M$3]; 3)" office:value-type="float" office:value="1.346" calcext:value-type="float">
            <text:p>1.346</text:p>
          </table:table-cell>
          <table:table-cell table:formula="of:=ROUND([.N15]*1000/[.N$3]; 3)" office:value-type="float" office:value="1.346" calcext:value-type="float">
            <text:p>1.3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JSON</text:p>
          </table:table-cell>
          <table:table-cell table:formula="of:=ROUND([.B16]*1000/[.B$3]; 3)" office:value-type="float" office:value="0.71" calcext:value-type="float">
            <text:p>0.71</text:p>
          </table:table-cell>
          <table:table-cell table:formula="of:=ROUND([.C16]*1000/[.C$3]; 3)" office:value-type="float" office:value="0.774" calcext:value-type="float">
            <text:p>0.774</text:p>
          </table:table-cell>
          <table:table-cell table:formula="of:=ROUND([.D16]*1000/[.D$3]; 3)" office:value-type="float" office:value="0.909" calcext:value-type="float">
            <text:p>0.909</text:p>
          </table:table-cell>
          <table:table-cell table:formula="of:=ROUND([.E16]*1000/[.E$3]; 3)" office:value-type="float" office:value="0.869" calcext:value-type="float">
            <text:p>0.869</text:p>
          </table:table-cell>
          <table:table-cell table:formula="of:=ROUND([.F16]*1000/[.F$3]; 3)" office:value-type="float" office:value="0.858" calcext:value-type="float">
            <text:p>0.858</text:p>
          </table:table-cell>
          <table:table-cell table:number-columns-repeated="2"/>
          <table:table-cell office:value-type="string" calcext:value-type="string">
            <text:p>cJSON</text:p>
          </table:table-cell>
          <table:table-cell table:formula="of:=ROUND([.J16]*1000/[.J$3]; 3)" office:value-type="float" office:value="0.888" calcext:value-type="float">
            <text:p>0.888</text:p>
          </table:table-cell>
          <table:table-cell table:formula="of:=ROUND([.K16]*1000/[.K$3]; 3)" office:value-type="float" office:value="0.89" calcext:value-type="float">
            <text:p>0.89</text:p>
          </table:table-cell>
          <table:table-cell table:formula="of:=ROUND([.L16]*1000/[.L$3]; 3)" office:value-type="float" office:value="0.88" calcext:value-type="float">
            <text:p>0.88</text:p>
          </table:table-cell>
          <table:table-cell table:formula="of:=ROUND([.M16]*1000/[.M$3]; 3)" office:value-type="float" office:value="0.862" calcext:value-type="float">
            <text:p>0.862</text:p>
          </table:table-cell>
          <table:table-cell table:formula="of:=ROUND([.N16]*1000/[.N$3]; 3)" office:value-type="float" office:value="0.837" calcext:value-type="float">
            <text:p>0.8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msgpack-c</text:p>
          </table:table-cell>
          <table:table-cell table:formula="of:=ROUND([.B17]*1000/[.B$3]; 3)" office:value-type="float" office:value="0.245" calcext:value-type="float">
            <text:p>0.245</text:p>
          </table:table-cell>
          <table:table-cell table:formula="of:=ROUND([.C17]*1000/[.C$3]; 3)" office:value-type="float" office:value="0.242" calcext:value-type="float">
            <text:p>0.242</text:p>
          </table:table-cell>
          <table:table-cell table:formula="of:=ROUND([.D17]*1000/[.D$3]; 3)" office:value-type="float" office:value="0.274" calcext:value-type="float">
            <text:p>0.274</text:p>
          </table:table-cell>
          <table:table-cell table:formula="of:=ROUND([.E17]*1000/[.E$3]; 3)" office:value-type="float" office:value="0.338" calcext:value-type="float">
            <text:p>0.338</text:p>
          </table:table-cell>
          <table:table-cell table:formula="of:=ROUND([.F17]*1000/[.F$3]; 3)" office:value-type="float" office:value="0.333" calcext:value-type="float">
            <text:p>0.333</text:p>
          </table:table-cell>
          <table:table-cell table:number-columns-repeated="2"/>
          <table:table-cell office:value-type="string" calcext:value-type="string">
            <text:p>msgpack-c</text:p>
          </table:table-cell>
          <table:table-cell table:formula="of:=ROUND([.J17]*1000/[.J$3]; 3)" office:value-type="float" office:value="0.232" calcext:value-type="float">
            <text:p>0.232</text:p>
          </table:table-cell>
          <table:table-cell table:formula="of:=ROUND([.K17]*1000/[.K$3]; 3)" office:value-type="float" office:value="0.288" calcext:value-type="float">
            <text:p>0.288</text:p>
          </table:table-cell>
          <table:table-cell table:formula="of:=ROUND([.L17]*1000/[.L$3]; 3)" office:value-type="float" office:value="0.318" calcext:value-type="float">
            <text:p>0.318</text:p>
          </table:table-cell>
          <table:table-cell table:formula="of:=ROUND([.M17]*1000/[.M$3]; 3)" office:value-type="float" office:value="0.33" calcext:value-type="float">
            <text:p>0.33</text:p>
          </table:table-cell>
          <table:table-cell table:formula="of:=ROUND([.N17]*1000/[.N$3]; 3)" office:value-type="float" office:value="0.327" calcext:value-type="float">
            <text:p>0.327</text:p>
          </table:table-cell>
          <table:table-cell table:number-columns-repeated="16370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iniXML" table:style-name="ta3">
        <table:table-column table:style-name="co13" table:default-cell-style-name="Default"/>
        <table:table-column table:style-name="co8" table:number-columns-repeated="3" table:default-cell-style-name="Default"/>
        <table:table-column table:style-name="co14" table:default-cell-style-name="Default"/>
        <table:table-column table:style-name="co8" table:number-columns-repeated="3" table:default-cell-style-name="Default"/>
        <table:table-column table:style-name="co15" table:default-cell-style-name="Default"/>
        <table:table-column table:style-name="co8" table:number-columns-repeated="16375" table:default-cell-style-name="Default"/>
        <table:table-row table:style-name="ro1">
          <table:table-cell table:formula="of:=[$Performance.A1]" office:value-type="string" office:string-value="Breadth = 3" calcext:value-type="string">
            <text:p>Breadth = 3</text:p>
          </table:table-cell>
          <table:table-cell table:number-columns-repeated="7"/>
          <table:table-cell table:formula="of:=[$Performance.I1]" office:value-type="string" office:string-value="Depth = 6" calcext:value-type="string">
            <text:p>Depth = 6</text:p>
          </table:table-cell>
          <table:table-cell table:number-columns-repeated="16375"/>
        </table:table-row>
        <table:table-row table:style-name="ro1">
          <table:table-cell table:formula="of:=[$Performance.A2]" office:value-type="string" office:string-value="Depth" calcext:value-type="string">
            <text:p>Depth</text:p>
          </table:table-cell>
          <table:table-cell table:formula="of:=[$Performance.B2]" office:value-type="float" office:value="9" calcext:value-type="float">
            <text:p>9</text:p>
          </table:table-cell>
          <table:table-cell table:formula="of:=[$Performance.C2]" office:value-type="float" office:value="10" calcext:value-type="float">
            <text:p>10</text:p>
          </table:table-cell>
          <table:table-cell table:formula="of:=[$Performance.D2]" office:value-type="float" office:value="11" calcext:value-type="float">
            <text:p>11</text:p>
          </table:table-cell>
          <table:table-cell table:formula="of:=[$Performance.E2]" office:value-type="float" office:value="12" calcext:value-type="float">
            <text:p>12</text:p>
          </table:table-cell>
          <table:table-cell table:formula="of:=[$Performance.F2]" office:value-type="float" office:value="13" calcext:value-type="float">
            <text:p>13</text:p>
          </table:table-cell>
          <table:table-cell table:number-columns-repeated="2"/>
          <table:table-cell table:formula="of:=[$Performance.I2]" office:value-type="string" office:string-value="Breadth" calcext:value-type="string">
            <text:p>Breadth</text:p>
          </table:table-cell>
          <table:table-cell table:formula="of:=[$Performance.J2]" office:value-type="float" office:value="9" calcext:value-type="float">
            <text:p>9</text:p>
          </table:table-cell>
          <table:table-cell table:formula="of:=[$Performance.K2]" office:value-type="float" office:value="10" calcext:value-type="float">
            <text:p>10</text:p>
          </table:table-cell>
          <table:table-cell table:formula="of:=[$Performance.L2]" office:value-type="float" office:value="11" calcext:value-type="float">
            <text:p>11</text:p>
          </table:table-cell>
          <table:table-cell table:formula="of:=[$Performance.M2]" office:value-type="float" office:value="12" calcext:value-type="float">
            <text:p>12</text:p>
          </table:table-cell>
          <table:table-cell table:formula="of:=[$Performance.N2]" office:value-type="float" office:value="13" calcext:value-type="float">
            <text:p>13</text:p>
          </table:table-cell>
          <table:table-cell table:number-columns-repeated="16370"/>
        </table:table-row>
        <table:table-row table:style-name="ro1">
          <table:table-cell table:formula="of:=[$Performance.A3]" office:value-type="string" office:string-value="Node count" calcext:value-type="string">
            <text:p>Node count</text:p>
          </table:table-cell>
          <table:table-cell table:formula="of:=[$Performance.B3]" office:value-type="float" office:value="9841" calcext:value-type="float">
            <text:p>9841</text:p>
          </table:table-cell>
          <table:table-cell table:formula="of:=[$Performance.C3]" office:value-type="float" office:value="29524" calcext:value-type="float">
            <text:p>29524</text:p>
          </table:table-cell>
          <table:table-cell table:formula="of:=[$Performance.D3]" office:value-type="float" office:value="88573" calcext:value-type="float">
            <text:p>88573</text:p>
          </table:table-cell>
          <table:table-cell table:formula="of:=[$Performance.E3]" office:value-type="float" office:value="265720" calcext:value-type="float">
            <text:p>265720</text:p>
          </table:table-cell>
          <table:table-cell table:formula="of:=[$Performance.F3]" office:value-type="float" office:value="797161" calcext:value-type="float">
            <text:p>797161</text:p>
          </table:table-cell>
          <table:table-cell table:number-columns-repeated="2"/>
          <table:table-cell table:formula="of:=[$Performance.I3]" office:value-type="string" office:string-value="Node count" calcext:value-type="string">
            <text:p>Node count</text:p>
          </table:table-cell>
          <table:table-cell table:formula="of:=[$Performance.J3]" office:value-type="float" office:value="66430" calcext:value-type="float">
            <text:p>66430</text:p>
          </table:table-cell>
          <table:table-cell table:formula="of:=[$Performance.K3]" office:value-type="float" office:value="111111" calcext:value-type="float">
            <text:p>111111</text:p>
          </table:table-cell>
          <table:table-cell table:formula="of:=[$Performance.L3]" office:value-type="float" office:value="177156" calcext:value-type="float">
            <text:p>177156</text:p>
          </table:table-cell>
          <table:table-cell table:formula="of:=[$Performance.M3]" office:value-type="float" office:value="271453" calcext:value-type="float">
            <text:p>271453</text:p>
          </table:table-cell>
          <table:table-cell table:formula="of:=[$Performance.N3]" office:value-type="float" office:value="402234" calcext:value-type="float">
            <text:p>4022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erialization</text:p>
          </table:table-cell>
          <table:table-cell table:number-columns-repeated="7"/>
          <table:table-cell office:value-type="string" calcext:value-type="string">
            <text:p>Serializatio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10.319" calcext:value-type="float">
            <text:p>10.319</text:p>
          </table:table-cell>
          <table:table-cell office:value-type="float" office:value="32.729" calcext:value-type="float">
            <text:p>32.729</text:p>
          </table:table-cell>
          <table:table-cell office:value-type="float" office:value="107.592" calcext:value-type="float">
            <text:p>107.592</text:p>
          </table:table-cell>
          <table:table-cell office:value-type="float" office:value="354.753" calcext:value-type="float">
            <text:p>354.753</text:p>
          </table:table-cell>
          <table:table-cell office:value-type="float" office:value="990.94" calcext:value-type="float">
            <text:p>990.94</text:p>
          </table:table-cell>
          <table:table-cell table:number-columns-repeated="2"/>
          <table:table-cell office:value-type="string" calcext:value-type="string">
            <text:p>Run 1</text:p>
          </table:table-cell>
          <table:table-cell office:value-type="float" office:value="82.64" calcext:value-type="float">
            <text:p>82.64</text:p>
          </table:table-cell>
          <table:table-cell office:value-type="float" office:value="137.018" calcext:value-type="float">
            <text:p>137.018</text:p>
          </table:table-cell>
          <table:table-cell office:value-type="float" office:value="216.131" calcext:value-type="float">
            <text:p>216.131</text:p>
          </table:table-cell>
          <table:table-cell office:value-type="float" office:value="339.48" calcext:value-type="float">
            <text:p>339.48</text:p>
          </table:table-cell>
          <table:table-cell office:value-type="float" office:value="501.314" calcext:value-type="float">
            <text:p>501.31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10.505" calcext:value-type="float">
            <text:p>10.505</text:p>
          </table:table-cell>
          <table:table-cell office:value-type="float" office:value="34.221" calcext:value-type="float">
            <text:p>34.221</text:p>
          </table:table-cell>
          <table:table-cell office:value-type="float" office:value="109.241" calcext:value-type="float">
            <text:p>109.241</text:p>
          </table:table-cell>
          <table:table-cell office:value-type="float" office:value="333.822" calcext:value-type="float">
            <text:p>333.822</text:p>
          </table:table-cell>
          <table:table-cell office:value-type="float" office:value="995.045" calcext:value-type="float">
            <text:p>995.045</text:p>
          </table:table-cell>
          <table:table-cell table:number-columns-repeated="2"/>
          <table:table-cell office:value-type="string" calcext:value-type="string">
            <text:p>Run 2</text:p>
          </table:table-cell>
          <table:table-cell office:value-type="float" office:value="77.777" calcext:value-type="float">
            <text:p>77.777</text:p>
          </table:table-cell>
          <table:table-cell office:value-type="float" office:value="132.789" calcext:value-type="float">
            <text:p>132.789</text:p>
          </table:table-cell>
          <table:table-cell office:value-type="float" office:value="217.381" calcext:value-type="float">
            <text:p>217.381</text:p>
          </table:table-cell>
          <table:table-cell office:value-type="float" office:value="334.417" calcext:value-type="float">
            <text:p>334.417</text:p>
          </table:table-cell>
          <table:table-cell office:value-type="float" office:value="501.092" calcext:value-type="float">
            <text:p>501.09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10.861" calcext:value-type="float">
            <text:p>10.861</text:p>
          </table:table-cell>
          <table:table-cell office:value-type="float" office:value="32.509" calcext:value-type="float">
            <text:p>32.509</text:p>
          </table:table-cell>
          <table:table-cell office:value-type="float" office:value="108.556" calcext:value-type="float">
            <text:p>108.556</text:p>
          </table:table-cell>
          <table:table-cell office:value-type="float" office:value="329.847" calcext:value-type="float">
            <text:p>329.847</text:p>
          </table:table-cell>
          <table:table-cell office:value-type="float" office:value="967.922" calcext:value-type="float">
            <text:p>967.922</text:p>
          </table:table-cell>
          <table:table-cell table:number-columns-repeated="2"/>
          <table:table-cell office:value-type="string" calcext:value-type="string">
            <text:p>Run 3</text:p>
          </table:table-cell>
          <table:table-cell office:value-type="float" office:value="77.882" calcext:value-type="float">
            <text:p>77.882</text:p>
          </table:table-cell>
          <table:table-cell office:value-type="float" office:value="134.354" calcext:value-type="float">
            <text:p>134.354</text:p>
          </table:table-cell>
          <table:table-cell office:value-type="float" office:value="216.409" calcext:value-type="float">
            <text:p>216.409</text:p>
          </table:table-cell>
          <table:table-cell office:value-type="float" office:value="320.313" calcext:value-type="float">
            <text:p>320.313</text:p>
          </table:table-cell>
          <table:table-cell office:value-type="float" office:value="483.353" calcext:value-type="float">
            <text:p>483.35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10.709" calcext:value-type="float">
            <text:p>10.709</text:p>
          </table:table-cell>
          <table:table-cell office:value-type="float" office:value="32.499" calcext:value-type="float">
            <text:p>32.499</text:p>
          </table:table-cell>
          <table:table-cell office:value-type="float" office:value="106.767" calcext:value-type="float">
            <text:p>106.767</text:p>
          </table:table-cell>
          <table:table-cell office:value-type="float" office:value="331.579" calcext:value-type="float">
            <text:p>331.579</text:p>
          </table:table-cell>
          <table:table-cell office:value-type="float" office:value="975.861" calcext:value-type="float">
            <text:p>975.861</text:p>
          </table:table-cell>
          <table:table-cell table:number-columns-repeated="2"/>
          <table:table-cell office:value-type="string" calcext:value-type="string">
            <text:p>Run 4</text:p>
          </table:table-cell>
          <table:table-cell office:value-type="float" office:value="80.805" calcext:value-type="float">
            <text:p>80.805</text:p>
          </table:table-cell>
          <table:table-cell office:value-type="float" office:value="134.035" calcext:value-type="float">
            <text:p>134.035</text:p>
          </table:table-cell>
          <table:table-cell office:value-type="float" office:value="218.033" calcext:value-type="float">
            <text:p>218.033</text:p>
          </table:table-cell>
          <table:table-cell office:value-type="float" office:value="338.85" calcext:value-type="float">
            <text:p>338.85</text:p>
          </table:table-cell>
          <table:table-cell office:value-type="float" office:value="498.546" calcext:value-type="float">
            <text:p>498.5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10.354" calcext:value-type="float">
            <text:p>10.354</text:p>
          </table:table-cell>
          <table:table-cell office:value-type="float" office:value="32.378" calcext:value-type="float">
            <text:p>32.378</text:p>
          </table:table-cell>
          <table:table-cell office:value-type="float" office:value="107.531" calcext:value-type="float">
            <text:p>107.531</text:p>
          </table:table-cell>
          <table:table-cell office:value-type="float" office:value="325.66" calcext:value-type="float">
            <text:p>325.66</text:p>
          </table:table-cell>
          <table:table-cell office:value-type="float" office:value="967.778" calcext:value-type="float">
            <text:p>967.778</text:p>
          </table:table-cell>
          <table:table-cell table:number-columns-repeated="2"/>
          <table:table-cell office:value-type="string" calcext:value-type="string">
            <text:p>Run 5</text:p>
          </table:table-cell>
          <table:table-cell office:value-type="float" office:value="79.297" calcext:value-type="float">
            <text:p>79.297</text:p>
          </table:table-cell>
          <table:table-cell office:value-type="float" office:value="134.574" calcext:value-type="float">
            <text:p>134.574</text:p>
          </table:table-cell>
          <table:table-cell office:value-type="float" office:value="213.914" calcext:value-type="float">
            <text:p>213.914</text:p>
          </table:table-cell>
          <table:table-cell office:value-type="float" office:value="332.624" calcext:value-type="float">
            <text:p>332.624</text:p>
          </table:table-cell>
          <table:table-cell office:value-type="float" office:value="481.461" calcext:value-type="float">
            <text:p>481.46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verage</text:p>
          </table:table-cell>
          <table:table-cell table:formula="of:=ROUND(AVERAGE([.B5:.B9]); 2)" office:value-type="float" office:value="10.55" calcext:value-type="float">
            <text:p>10.55</text:p>
          </table:table-cell>
          <table:table-cell table:formula="of:=ROUND(AVERAGE([.C5:.C9]); 2)" office:value-type="float" office:value="32.87" calcext:value-type="float">
            <text:p>32.87</text:p>
          </table:table-cell>
          <table:table-cell table:formula="of:=ROUND(AVERAGE([.D5:.D9]); 2)" office:value-type="float" office:value="107.94" calcext:value-type="float">
            <text:p>107.94</text:p>
          </table:table-cell>
          <table:table-cell table:formula="of:=ROUND(AVERAGE([.E5:.E9]); 2)" office:value-type="float" office:value="335.13" calcext:value-type="float">
            <text:p>335.13</text:p>
          </table:table-cell>
          <table:table-cell table:formula="of:=ROUND(AVERAGE([.F5:.F9]); 2)" office:value-type="float" office:value="979.51" calcext:value-type="float">
            <text:p>979.51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formula="of:=ROUND(AVERAGE([.J5:.J9]); 2)" office:value-type="float" office:value="79.68" calcext:value-type="float">
            <text:p>79.68</text:p>
          </table:table-cell>
          <table:table-cell table:formula="of:=ROUND(AVERAGE([.K5:.K9]); 2)" office:value-type="float" office:value="134.55" calcext:value-type="float">
            <text:p>134.55</text:p>
          </table:table-cell>
          <table:table-cell table:formula="of:=ROUND(AVERAGE([.L5:.L9]); 2)" office:value-type="float" office:value="216.37" calcext:value-type="float">
            <text:p>216.37</text:p>
          </table:table-cell>
          <table:table-cell table:formula="of:=ROUND(AVERAGE([.M5:.M9]); 2)" office:value-type="float" office:value="333.14" calcext:value-type="float">
            <text:p>333.14</text:p>
          </table:table-cell>
          <table:table-cell table:formula="of:=ROUND(AVERAGE([.N5:.N9]); 2)" office:value-type="float" office:value="493.15" calcext:value-type="float">
            <text:p>493.1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Deserialization</text:p>
          </table:table-cell>
          <table:table-cell table:number-columns-repeated="7"/>
          <table:table-cell office:value-type="string" calcext:value-type="string">
            <text:p>Deserializatio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15.554" calcext:value-type="float">
            <text:p>15.554</text:p>
          </table:table-cell>
          <table:table-cell office:value-type="float" office:value="56.467" calcext:value-type="float">
            <text:p>56.467</text:p>
          </table:table-cell>
          <table:table-cell office:value-type="float" office:value="168.799" calcext:value-type="float">
            <text:p>168.799</text:p>
          </table:table-cell>
          <table:table-cell office:value-type="float" office:value="482.509" calcext:value-type="float">
            <text:p>482.509</text:p>
          </table:table-cell>
          <table:table-cell office:value-type="float" office:value="1448.437" calcext:value-type="float">
            <text:p>1448.437</text:p>
          </table:table-cell>
          <table:table-cell table:number-columns-repeated="2"/>
          <table:table-cell office:value-type="string" calcext:value-type="string">
            <text:p>Run 1</text:p>
          </table:table-cell>
          <table:table-cell office:value-type="float" office:value="117.696" calcext:value-type="float">
            <text:p>117.696</text:p>
          </table:table-cell>
          <table:table-cell office:value-type="float" office:value="209.487" calcext:value-type="float">
            <text:p>209.487</text:p>
          </table:table-cell>
          <table:table-cell office:value-type="float" office:value="328.47" calcext:value-type="float">
            <text:p>328.47</text:p>
          </table:table-cell>
          <table:table-cell office:value-type="float" office:value="478.559" calcext:value-type="float">
            <text:p>478.559</text:p>
          </table:table-cell>
          <table:table-cell office:value-type="float" office:value="713.041" calcext:value-type="float">
            <text:p>713.04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15.593" calcext:value-type="float">
            <text:p>15.593</text:p>
          </table:table-cell>
          <table:table-cell office:value-type="float" office:value="55.799" calcext:value-type="float">
            <text:p>55.799</text:p>
          </table:table-cell>
          <table:table-cell office:value-type="float" office:value="171.054" calcext:value-type="float">
            <text:p>171.054</text:p>
          </table:table-cell>
          <table:table-cell office:value-type="float" office:value="481.921" calcext:value-type="float">
            <text:p>481.921</text:p>
          </table:table-cell>
          <table:table-cell office:value-type="float" office:value="1450.098" calcext:value-type="float">
            <text:p>1450.098</text:p>
          </table:table-cell>
          <table:table-cell table:number-columns-repeated="2"/>
          <table:table-cell office:value-type="string" calcext:value-type="string">
            <text:p>Run 2</text:p>
          </table:table-cell>
          <table:table-cell office:value-type="float" office:value="122.851" calcext:value-type="float">
            <text:p>122.851</text:p>
          </table:table-cell>
          <table:table-cell office:value-type="float" office:value="206.265" calcext:value-type="float">
            <text:p>206.265</text:p>
          </table:table-cell>
          <table:table-cell office:value-type="float" office:value="322.963" calcext:value-type="float">
            <text:p>322.963</text:p>
          </table:table-cell>
          <table:table-cell office:value-type="float" office:value="477.618" calcext:value-type="float">
            <text:p>477.618</text:p>
          </table:table-cell>
          <table:table-cell office:value-type="float" office:value="708.66" calcext:value-type="float">
            <text:p>708.6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15.87" calcext:value-type="float">
            <text:p>15.87</text:p>
          </table:table-cell>
          <table:table-cell office:value-type="float" office:value="55.313" calcext:value-type="float">
            <text:p>55.313</text:p>
          </table:table-cell>
          <table:table-cell office:value-type="float" office:value="165.52" calcext:value-type="float">
            <text:p>165.52</text:p>
          </table:table-cell>
          <table:table-cell office:value-type="float" office:value="480.437" calcext:value-type="float">
            <text:p>480.437</text:p>
          </table:table-cell>
          <table:table-cell office:value-type="float" office:value="1431.436" calcext:value-type="float">
            <text:p>1431.436</text:p>
          </table:table-cell>
          <table:table-cell table:number-columns-repeated="2"/>
          <table:table-cell office:value-type="string" calcext:value-type="string">
            <text:p>Run 3</text:p>
          </table:table-cell>
          <table:table-cell office:value-type="float" office:value="123.159" calcext:value-type="float">
            <text:p>123.159</text:p>
          </table:table-cell>
          <table:table-cell office:value-type="float" office:value="204.114" calcext:value-type="float">
            <text:p>204.114</text:p>
          </table:table-cell>
          <table:table-cell office:value-type="float" office:value="317.328" calcext:value-type="float">
            <text:p>317.328</text:p>
          </table:table-cell>
          <table:table-cell office:value-type="float" office:value="476.052" calcext:value-type="float">
            <text:p>476.052</text:p>
          </table:table-cell>
          <table:table-cell office:value-type="float" office:value="704.831" calcext:value-type="float">
            <text:p>704.83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15.78" calcext:value-type="float">
            <text:p>15.78</text:p>
          </table:table-cell>
          <table:table-cell office:value-type="float" office:value="56.629" calcext:value-type="float">
            <text:p>56.629</text:p>
          </table:table-cell>
          <table:table-cell office:value-type="float" office:value="169.135" calcext:value-type="float">
            <text:p>169.135</text:p>
          </table:table-cell>
          <table:table-cell office:value-type="float" office:value="476.175" calcext:value-type="float">
            <text:p>476.175</text:p>
          </table:table-cell>
          <table:table-cell office:value-type="float" office:value="1445.982" calcext:value-type="float">
            <text:p>1445.982</text:p>
          </table:table-cell>
          <table:table-cell table:number-columns-repeated="2"/>
          <table:table-cell office:value-type="string" calcext:value-type="string">
            <text:p>Run 4</text:p>
          </table:table-cell>
          <table:table-cell office:value-type="float" office:value="122.277" calcext:value-type="float">
            <text:p>122.277</text:p>
          </table:table-cell>
          <table:table-cell office:value-type="float" office:value="203.217" calcext:value-type="float">
            <text:p>203.217</text:p>
          </table:table-cell>
          <table:table-cell office:value-type="float" office:value="326.085" calcext:value-type="float">
            <text:p>326.085</text:p>
          </table:table-cell>
          <table:table-cell office:value-type="float" office:value="483.099" calcext:value-type="float">
            <text:p>483.099</text:p>
          </table:table-cell>
          <table:table-cell office:value-type="float" office:value="701.712" calcext:value-type="float">
            <text:p>701.71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15.538" calcext:value-type="float">
            <text:p>15.538</text:p>
          </table:table-cell>
          <table:table-cell office:value-type="float" office:value="55.868" calcext:value-type="float">
            <text:p>55.868</text:p>
          </table:table-cell>
          <table:table-cell office:value-type="float" office:value="162.306" calcext:value-type="float">
            <text:p>162.306</text:p>
          </table:table-cell>
          <table:table-cell office:value-type="float" office:value="476.784" calcext:value-type="float">
            <text:p>476.784</text:p>
          </table:table-cell>
          <table:table-cell office:value-type="float" office:value="1437.096" calcext:value-type="float">
            <text:p>1437.096</text:p>
          </table:table-cell>
          <table:table-cell table:number-columns-repeated="2"/>
          <table:table-cell office:value-type="string" calcext:value-type="string">
            <text:p>Run 5</text:p>
          </table:table-cell>
          <table:table-cell office:value-type="float" office:value="124.124" calcext:value-type="float">
            <text:p>124.124</text:p>
          </table:table-cell>
          <table:table-cell office:value-type="float" office:value="203.421" calcext:value-type="float">
            <text:p>203.421</text:p>
          </table:table-cell>
          <table:table-cell office:value-type="float" office:value="318.606" calcext:value-type="float">
            <text:p>318.606</text:p>
          </table:table-cell>
          <table:table-cell office:value-type="float" office:value="476.162" calcext:value-type="float">
            <text:p>476.162</text:p>
          </table:table-cell>
          <table:table-cell office:value-type="float" office:value="704.319" calcext:value-type="float">
            <text:p>704.31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verage</text:p>
          </table:table-cell>
          <table:table-cell table:formula="of:=ROUND(AVERAGE([.B12:.B16]); 2)" office:value-type="float" office:value="15.67" calcext:value-type="float">
            <text:p>15.67</text:p>
          </table:table-cell>
          <table:table-cell table:formula="of:=ROUND(AVERAGE([.C12:.C16]); 2)" office:value-type="float" office:value="56.02" calcext:value-type="float">
            <text:p>56.02</text:p>
          </table:table-cell>
          <table:table-cell table:formula="of:=ROUND(AVERAGE([.D12:.D16]); 2)" office:value-type="float" office:value="167.36" calcext:value-type="float">
            <text:p>167.36</text:p>
          </table:table-cell>
          <table:table-cell table:formula="of:=ROUND(AVERAGE([.E12:.E16]); 2)" office:value-type="float" office:value="479.57" calcext:value-type="float">
            <text:p>479.57</text:p>
          </table:table-cell>
          <table:table-cell table:formula="of:=ROUND(AVERAGE([.F12:.F16]); 2)" office:value-type="float" office:value="1442.61" calcext:value-type="float">
            <text:p>1442.61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formula="of:=ROUND(AVERAGE([.J12:.J16]); 2)" office:value-type="float" office:value="122.02" calcext:value-type="float">
            <text:p>122.02</text:p>
          </table:table-cell>
          <table:table-cell table:formula="of:=ROUND(AVERAGE([.K12:.K16]); 2)" office:value-type="float" office:value="205.3" calcext:value-type="float">
            <text:p>205.3</text:p>
          </table:table-cell>
          <table:table-cell table:formula="of:=ROUND(AVERAGE([.L12:.L16]); 2)" office:value-type="float" office:value="322.69" calcext:value-type="float">
            <text:p>322.69</text:p>
          </table:table-cell>
          <table:table-cell table:formula="of:=ROUND(AVERAGE([.M12:.M16]); 2)" office:value-type="float" office:value="478.3" calcext:value-type="float">
            <text:p>478.3</text:p>
          </table:table-cell>
          <table:table-cell table:formula="of:=ROUND(AVERAGE([.N12:.N16]); 2)" office:value-type="float" office:value="706.51" calcext:value-type="float">
            <text:p>706.51</text:p>
          </table:table-cell>
          <table:table-cell table:number-columns-repeated="16370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Jansson" table:style-name="ta4">
        <table:table-column table:style-name="co16" table:default-cell-style-name="Default"/>
        <table:table-column table:style-name="co8" table:number-columns-repeated="7" table:default-cell-style-name="Default"/>
        <table:table-column table:style-name="co17" table:default-cell-style-name="Default"/>
        <table:table-column table:style-name="co8" table:number-columns-repeated="16375" table:default-cell-style-name="Default"/>
        <table:table-row table:style-name="ro1">
          <table:table-cell table:formula="of:=[$Performance.A1]" office:value-type="string" office:string-value="Breadth = 3" calcext:value-type="string">
            <text:p>Breadth = 3</text:p>
          </table:table-cell>
          <table:table-cell table:number-columns-repeated="7"/>
          <table:table-cell table:formula="of:=[$Performance.I1]" office:value-type="string" office:string-value="Depth = 6" calcext:value-type="string">
            <text:p>Depth = 6</text:p>
          </table:table-cell>
          <table:table-cell table:number-columns-repeated="16375"/>
        </table:table-row>
        <table:table-row table:style-name="ro1">
          <table:table-cell table:formula="of:=[$Performance.A2]" office:value-type="string" office:string-value="Depth" calcext:value-type="string">
            <text:p>Depth</text:p>
          </table:table-cell>
          <table:table-cell table:formula="of:=[$Performance.B2]" office:value-type="float" office:value="9" calcext:value-type="float">
            <text:p>9</text:p>
          </table:table-cell>
          <table:table-cell table:formula="of:=[$Performance.C2]" office:value-type="float" office:value="10" calcext:value-type="float">
            <text:p>10</text:p>
          </table:table-cell>
          <table:table-cell table:formula="of:=[$Performance.D2]" office:value-type="float" office:value="11" calcext:value-type="float">
            <text:p>11</text:p>
          </table:table-cell>
          <table:table-cell table:formula="of:=[$Performance.E2]" office:value-type="float" office:value="12" calcext:value-type="float">
            <text:p>12</text:p>
          </table:table-cell>
          <table:table-cell table:formula="of:=[$Performance.F2]" office:value-type="float" office:value="13" calcext:value-type="float">
            <text:p>13</text:p>
          </table:table-cell>
          <table:table-cell table:number-columns-repeated="2"/>
          <table:table-cell table:formula="of:=[$Performance.I2]" office:value-type="string" office:string-value="Breadth" calcext:value-type="string">
            <text:p>Breadth</text:p>
          </table:table-cell>
          <table:table-cell table:formula="of:=[$Performance.J2]" office:value-type="float" office:value="9" calcext:value-type="float">
            <text:p>9</text:p>
          </table:table-cell>
          <table:table-cell table:formula="of:=[$Performance.K2]" office:value-type="float" office:value="10" calcext:value-type="float">
            <text:p>10</text:p>
          </table:table-cell>
          <table:table-cell table:formula="of:=[$Performance.L2]" office:value-type="float" office:value="11" calcext:value-type="float">
            <text:p>11</text:p>
          </table:table-cell>
          <table:table-cell table:formula="of:=[$Performance.M2]" office:value-type="float" office:value="12" calcext:value-type="float">
            <text:p>12</text:p>
          </table:table-cell>
          <table:table-cell table:formula="of:=[$Performance.N2]" office:value-type="float" office:value="13" calcext:value-type="float">
            <text:p>13</text:p>
          </table:table-cell>
          <table:table-cell table:number-columns-repeated="16370"/>
        </table:table-row>
        <table:table-row table:style-name="ro1">
          <table:table-cell table:formula="of:=[$Performance.A3]" office:value-type="string" office:string-value="Node count" calcext:value-type="string">
            <text:p>Node count</text:p>
          </table:table-cell>
          <table:table-cell table:formula="of:=[$Performance.B3]" office:value-type="float" office:value="9841" calcext:value-type="float">
            <text:p>9841</text:p>
          </table:table-cell>
          <table:table-cell table:formula="of:=[$Performance.C3]" office:value-type="float" office:value="29524" calcext:value-type="float">
            <text:p>29524</text:p>
          </table:table-cell>
          <table:table-cell table:formula="of:=[$Performance.D3]" office:value-type="float" office:value="88573" calcext:value-type="float">
            <text:p>88573</text:p>
          </table:table-cell>
          <table:table-cell table:formula="of:=[$Performance.E3]" office:value-type="float" office:value="265720" calcext:value-type="float">
            <text:p>265720</text:p>
          </table:table-cell>
          <table:table-cell table:formula="of:=[$Performance.F3]" office:value-type="float" office:value="797161" calcext:value-type="float">
            <text:p>797161</text:p>
          </table:table-cell>
          <table:table-cell table:number-columns-repeated="2"/>
          <table:table-cell table:formula="of:=[$Performance.I3]" office:value-type="string" office:string-value="Node count" calcext:value-type="string">
            <text:p>Node count</text:p>
          </table:table-cell>
          <table:table-cell table:formula="of:=[$Performance.J3]" office:value-type="float" office:value="66430" calcext:value-type="float">
            <text:p>66430</text:p>
          </table:table-cell>
          <table:table-cell table:formula="of:=[$Performance.K3]" office:value-type="float" office:value="111111" calcext:value-type="float">
            <text:p>111111</text:p>
          </table:table-cell>
          <table:table-cell table:formula="of:=[$Performance.L3]" office:value-type="float" office:value="177156" calcext:value-type="float">
            <text:p>177156</text:p>
          </table:table-cell>
          <table:table-cell table:formula="of:=[$Performance.M3]" office:value-type="float" office:value="271453" calcext:value-type="float">
            <text:p>271453</text:p>
          </table:table-cell>
          <table:table-cell table:formula="of:=[$Performance.N3]" office:value-type="float" office:value="402234" calcext:value-type="float">
            <text:p>4022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erialization</text:p>
          </table:table-cell>
          <table:table-cell table:number-columns-repeated="7"/>
          <table:table-cell office:value-type="string" calcext:value-type="string">
            <text:p>Serializatio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11.272" calcext:value-type="float">
            <text:p>11.272</text:p>
          </table:table-cell>
          <table:table-cell office:value-type="float" office:value="32.601" calcext:value-type="float">
            <text:p>32.601</text:p>
          </table:table-cell>
          <table:table-cell office:value-type="float" office:value="113.724" calcext:value-type="float">
            <text:p>113.724</text:p>
          </table:table-cell>
          <table:table-cell office:value-type="float" office:value="350.838" calcext:value-type="float">
            <text:p>350.838</text:p>
          </table:table-cell>
          <table:table-cell office:value-type="float" office:value="941.838" calcext:value-type="float">
            <text:p>941.838</text:p>
          </table:table-cell>
          <table:table-cell table:number-columns-repeated="2"/>
          <table:table-cell office:value-type="string" calcext:value-type="string">
            <text:p>Run 1</text:p>
          </table:table-cell>
          <table:table-cell office:value-type="float" office:value="70.819" calcext:value-type="float">
            <text:p>70.819</text:p>
          </table:table-cell>
          <table:table-cell office:value-type="float" office:value="123.431" calcext:value-type="float">
            <text:p>123.431</text:p>
          </table:table-cell>
          <table:table-cell office:value-type="float" office:value="193.565" calcext:value-type="float">
            <text:p>193.565</text:p>
          </table:table-cell>
          <table:table-cell office:value-type="float" office:value="309.594" calcext:value-type="float">
            <text:p>309.594</text:p>
          </table:table-cell>
          <table:table-cell office:value-type="float" office:value="462.195" calcext:value-type="float">
            <text:p>462.1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10.092" calcext:value-type="float">
            <text:p>10.092</text:p>
          </table:table-cell>
          <table:table-cell office:value-type="float" office:value="35.347" calcext:value-type="float">
            <text:p>35.347</text:p>
          </table:table-cell>
          <table:table-cell office:value-type="float" office:value="115.887" calcext:value-type="float">
            <text:p>115.887</text:p>
          </table:table-cell>
          <table:table-cell office:value-type="float" office:value="355.049" calcext:value-type="float">
            <text:p>355.049</text:p>
          </table:table-cell>
          <table:table-cell office:value-type="float" office:value="941.153" calcext:value-type="float">
            <text:p>941.153</text:p>
          </table:table-cell>
          <table:table-cell table:number-columns-repeated="2"/>
          <table:table-cell office:value-type="string" calcext:value-type="string">
            <text:p>Run 2</text:p>
          </table:table-cell>
          <table:table-cell office:value-type="float" office:value="68.786" calcext:value-type="float">
            <text:p>68.786</text:p>
          </table:table-cell>
          <table:table-cell office:value-type="float" office:value="123.415" calcext:value-type="float">
            <text:p>123.415</text:p>
          </table:table-cell>
          <table:table-cell office:value-type="float" office:value="192.103" calcext:value-type="float">
            <text:p>192.103</text:p>
          </table:table-cell>
          <table:table-cell office:value-type="float" office:value="295.153" calcext:value-type="float">
            <text:p>295.153</text:p>
          </table:table-cell>
          <table:table-cell office:value-type="float" office:value="427.273" calcext:value-type="float">
            <text:p>427.27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10.071" calcext:value-type="float">
            <text:p>10.071</text:p>
          </table:table-cell>
          <table:table-cell office:value-type="float" office:value="35.356" calcext:value-type="float">
            <text:p>35.356</text:p>
          </table:table-cell>
          <table:table-cell office:value-type="float" office:value="115.519" calcext:value-type="float">
            <text:p>115.519</text:p>
          </table:table-cell>
          <table:table-cell office:value-type="float" office:value="344.767" calcext:value-type="float">
            <text:p>344.767</text:p>
          </table:table-cell>
          <table:table-cell office:value-type="float" office:value="919.435" calcext:value-type="float">
            <text:p>919.435</text:p>
          </table:table-cell>
          <table:table-cell table:number-columns-repeated="2"/>
          <table:table-cell office:value-type="string" calcext:value-type="string">
            <text:p>Run 3</text:p>
          </table:table-cell>
          <table:table-cell office:value-type="float" office:value="69.258" calcext:value-type="float">
            <text:p>69.258</text:p>
          </table:table-cell>
          <table:table-cell office:value-type="float" office:value="123.489" calcext:value-type="float">
            <text:p>123.489</text:p>
          </table:table-cell>
          <table:table-cell office:value-type="float" office:value="198.375" calcext:value-type="float">
            <text:p>198.375</text:p>
          </table:table-cell>
          <table:table-cell office:value-type="float" office:value="304.132" calcext:value-type="float">
            <text:p>304.132</text:p>
          </table:table-cell>
          <table:table-cell office:value-type="float" office:value="429.692" calcext:value-type="float">
            <text:p>429.69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10.704" calcext:value-type="float">
            <text:p>10.704</text:p>
          </table:table-cell>
          <table:table-cell office:value-type="float" office:value="32.596" calcext:value-type="float">
            <text:p>32.596</text:p>
          </table:table-cell>
          <table:table-cell office:value-type="float" office:value="112.198" calcext:value-type="float">
            <text:p>112.198</text:p>
          </table:table-cell>
          <table:table-cell office:value-type="float" office:value="334.257" calcext:value-type="float">
            <text:p>334.257</text:p>
          </table:table-cell>
          <table:table-cell office:value-type="float" office:value="952.297" calcext:value-type="float">
            <text:p>952.297</text:p>
          </table:table-cell>
          <table:table-cell table:number-columns-repeated="2"/>
          <table:table-cell office:value-type="string" calcext:value-type="string">
            <text:p>Run 4</text:p>
          </table:table-cell>
          <table:table-cell office:value-type="float" office:value="70.25" calcext:value-type="float">
            <text:p>70.25</text:p>
          </table:table-cell>
          <table:table-cell office:value-type="float" office:value="123.346" calcext:value-type="float">
            <text:p>123.346</text:p>
          </table:table-cell>
          <table:table-cell office:value-type="float" office:value="198.258" calcext:value-type="float">
            <text:p>198.258</text:p>
          </table:table-cell>
          <table:table-cell office:value-type="float" office:value="301.718" calcext:value-type="float">
            <text:p>301.718</text:p>
          </table:table-cell>
          <table:table-cell office:value-type="float" office:value="420.589" calcext:value-type="float">
            <text:p>420.58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10.918" calcext:value-type="float">
            <text:p>10.918</text:p>
          </table:table-cell>
          <table:table-cell office:value-type="float" office:value="31.48" calcext:value-type="float">
            <text:p>31.48</text:p>
          </table:table-cell>
          <table:table-cell office:value-type="float" office:value="110.344" calcext:value-type="float">
            <text:p>110.344</text:p>
          </table:table-cell>
          <table:table-cell office:value-type="float" office:value="336.44" calcext:value-type="float">
            <text:p>336.44</text:p>
          </table:table-cell>
          <table:table-cell office:value-type="float" office:value="928.492" calcext:value-type="float">
            <text:p>928.492</text:p>
          </table:table-cell>
          <table:table-cell table:number-columns-repeated="2"/>
          <table:table-cell office:value-type="string" calcext:value-type="string">
            <text:p>Run 5</text:p>
          </table:table-cell>
          <table:table-cell office:value-type="float" office:value="70.478" calcext:value-type="float">
            <text:p>70.478</text:p>
          </table:table-cell>
          <table:table-cell office:value-type="float" office:value="121.387" calcext:value-type="float">
            <text:p>121.387</text:p>
          </table:table-cell>
          <table:table-cell office:value-type="float" office:value="198.709" calcext:value-type="float">
            <text:p>198.709</text:p>
          </table:table-cell>
          <table:table-cell office:value-type="float" office:value="301.741" calcext:value-type="float">
            <text:p>301.741</text:p>
          </table:table-cell>
          <table:table-cell office:value-type="float" office:value="423.801" calcext:value-type="float">
            <text:p>423.80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verage</text:p>
          </table:table-cell>
          <table:table-cell table:formula="of:=ROUND(AVERAGE([.B5:.B9]); 2)" office:value-type="float" office:value="10.61" calcext:value-type="float">
            <text:p>10.61</text:p>
          </table:table-cell>
          <table:table-cell table:formula="of:=ROUND(AVERAGE([.C5:.C9]); 2)" office:value-type="float" office:value="33.48" calcext:value-type="float">
            <text:p>33.48</text:p>
          </table:table-cell>
          <table:table-cell table:formula="of:=ROUND(AVERAGE([.D5:.D9]); 2)" office:value-type="float" office:value="113.53" calcext:value-type="float">
            <text:p>113.53</text:p>
          </table:table-cell>
          <table:table-cell table:formula="of:=ROUND(AVERAGE([.E5:.E9]); 2)" office:value-type="float" office:value="344.27" calcext:value-type="float">
            <text:p>344.27</text:p>
          </table:table-cell>
          <table:table-cell table:formula="of:=ROUND(AVERAGE([.F5:.F9]); 2)" office:value-type="float" office:value="936.64" calcext:value-type="float">
            <text:p>936.64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formula="of:=ROUND(AVERAGE([.J5:.J9]); 2)" office:value-type="float" office:value="69.92" calcext:value-type="float">
            <text:p>69.92</text:p>
          </table:table-cell>
          <table:table-cell table:formula="of:=ROUND(AVERAGE([.K5:.K9]); 2)" office:value-type="float" office:value="123.01" calcext:value-type="float">
            <text:p>123.01</text:p>
          </table:table-cell>
          <table:table-cell table:formula="of:=ROUND(AVERAGE([.L5:.L9]); 2)" office:value-type="float" office:value="196.2" calcext:value-type="float">
            <text:p>196.2</text:p>
          </table:table-cell>
          <table:table-cell table:formula="of:=ROUND(AVERAGE([.M5:.M9]); 2)" office:value-type="float" office:value="302.47" calcext:value-type="float">
            <text:p>302.47</text:p>
          </table:table-cell>
          <table:table-cell table:formula="of:=ROUND(AVERAGE([.N5:.N9]); 2)" office:value-type="float" office:value="432.71" calcext:value-type="float">
            <text:p>432.7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Deserialization</text:p>
          </table:table-cell>
          <table:table-cell table:number-columns-repeated="7"/>
          <table:table-cell office:value-type="string" calcext:value-type="string">
            <text:p>Deserializatio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11.135" calcext:value-type="float">
            <text:p>11.135</text:p>
          </table:table-cell>
          <table:table-cell office:value-type="float" office:value="41.388" calcext:value-type="float">
            <text:p>41.388</text:p>
          </table:table-cell>
          <table:table-cell office:value-type="float" office:value="123.712" calcext:value-type="float">
            <text:p>123.712</text:p>
          </table:table-cell>
          <table:table-cell office:value-type="float" office:value="352.569" calcext:value-type="float">
            <text:p>352.569</text:p>
          </table:table-cell>
          <table:table-cell office:value-type="float" office:value="1056.471" calcext:value-type="float">
            <text:p>1056.471</text:p>
          </table:table-cell>
          <table:table-cell table:number-columns-repeated="2"/>
          <table:table-cell office:value-type="string" calcext:value-type="string">
            <text:p>Run 1</text:p>
          </table:table-cell>
          <table:table-cell office:value-type="float" office:value="90.942" calcext:value-type="float">
            <text:p>90.942</text:p>
          </table:table-cell>
          <table:table-cell office:value-type="float" office:value="152.317" calcext:value-type="float">
            <text:p>152.317</text:p>
          </table:table-cell>
          <table:table-cell office:value-type="float" office:value="244.867" calcext:value-type="float">
            <text:p>244.867</text:p>
          </table:table-cell>
          <table:table-cell office:value-type="float" office:value="360.644" calcext:value-type="float">
            <text:p>360.644</text:p>
          </table:table-cell>
          <table:table-cell office:value-type="float" office:value="524.146" calcext:value-type="float">
            <text:p>524.1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11.265" calcext:value-type="float">
            <text:p>11.265</text:p>
          </table:table-cell>
          <table:table-cell office:value-type="float" office:value="41.013" calcext:value-type="float">
            <text:p>41.013</text:p>
          </table:table-cell>
          <table:table-cell office:value-type="float" office:value="123.524" calcext:value-type="float">
            <text:p>123.524</text:p>
          </table:table-cell>
          <table:table-cell office:value-type="float" office:value="360.821" calcext:value-type="float">
            <text:p>360.821</text:p>
          </table:table-cell>
          <table:table-cell office:value-type="float" office:value="1072.976" calcext:value-type="float">
            <text:p>1072.976</text:p>
          </table:table-cell>
          <table:table-cell table:number-columns-repeated="2"/>
          <table:table-cell office:value-type="string" calcext:value-type="string">
            <text:p>Run 2</text:p>
          </table:table-cell>
          <table:table-cell office:value-type="float" office:value="93.407" calcext:value-type="float">
            <text:p>93.407</text:p>
          </table:table-cell>
          <table:table-cell office:value-type="float" office:value="151.706" calcext:value-type="float">
            <text:p>151.706</text:p>
          </table:table-cell>
          <table:table-cell office:value-type="float" office:value="240.875" calcext:value-type="float">
            <text:p>240.875</text:p>
          </table:table-cell>
          <table:table-cell office:value-type="float" office:value="356.793" calcext:value-type="float">
            <text:p>356.793</text:p>
          </table:table-cell>
          <table:table-cell office:value-type="float" office:value="524.178" calcext:value-type="float">
            <text:p>524.17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11.231" calcext:value-type="float">
            <text:p>11.231</text:p>
          </table:table-cell>
          <table:table-cell office:value-type="float" office:value="41.063" calcext:value-type="float">
            <text:p>41.063</text:p>
          </table:table-cell>
          <table:table-cell office:value-type="float" office:value="123.545" calcext:value-type="float">
            <text:p>123.545</text:p>
          </table:table-cell>
          <table:table-cell office:value-type="float" office:value="352.681" calcext:value-type="float">
            <text:p>352.681</text:p>
          </table:table-cell>
          <table:table-cell office:value-type="float" office:value="1066.764" calcext:value-type="float">
            <text:p>1066.764</text:p>
          </table:table-cell>
          <table:table-cell table:number-columns-repeated="2"/>
          <table:table-cell office:value-type="string" calcext:value-type="string">
            <text:p>Run 3</text:p>
          </table:table-cell>
          <table:table-cell office:value-type="float" office:value="90.976" calcext:value-type="float">
            <text:p>90.976</text:p>
          </table:table-cell>
          <table:table-cell office:value-type="float" office:value="155.89" calcext:value-type="float">
            <text:p>155.89</text:p>
          </table:table-cell>
          <table:table-cell office:value-type="float" office:value="232.843" calcext:value-type="float">
            <text:p>232.843</text:p>
          </table:table-cell>
          <table:table-cell office:value-type="float" office:value="353.759" calcext:value-type="float">
            <text:p>353.759</text:p>
          </table:table-cell>
          <table:table-cell office:value-type="float" office:value="527.254" calcext:value-type="float">
            <text:p>527.2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11.069" calcext:value-type="float">
            <text:p>11.069</text:p>
          </table:table-cell>
          <table:table-cell office:value-type="float" office:value="41.118" calcext:value-type="float">
            <text:p>41.118</text:p>
          </table:table-cell>
          <table:table-cell office:value-type="float" office:value="123.387" calcext:value-type="float">
            <text:p>123.387</text:p>
          </table:table-cell>
          <table:table-cell office:value-type="float" office:value="356.652" calcext:value-type="float">
            <text:p>356.652</text:p>
          </table:table-cell>
          <table:table-cell office:value-type="float" office:value="1086.125" calcext:value-type="float">
            <text:p>1086.125</text:p>
          </table:table-cell>
          <table:table-cell table:number-columns-repeated="2"/>
          <table:table-cell office:value-type="string" calcext:value-type="string">
            <text:p>Run 4</text:p>
          </table:table-cell>
          <table:table-cell office:value-type="float" office:value="90.89" calcext:value-type="float">
            <text:p>90.89</text:p>
          </table:table-cell>
          <table:table-cell office:value-type="float" office:value="153.628" calcext:value-type="float">
            <text:p>153.628</text:p>
          </table:table-cell>
          <table:table-cell office:value-type="float" office:value="237.282" calcext:value-type="float">
            <text:p>237.282</text:p>
          </table:table-cell>
          <table:table-cell office:value-type="float" office:value="352.4" calcext:value-type="float">
            <text:p>352.4</text:p>
          </table:table-cell>
          <table:table-cell office:value-type="float" office:value="519.907" calcext:value-type="float">
            <text:p>519.90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11.23" calcext:value-type="float">
            <text:p>11.23</text:p>
          </table:table-cell>
          <table:table-cell office:value-type="float" office:value="40.997" calcext:value-type="float">
            <text:p>40.997</text:p>
          </table:table-cell>
          <table:table-cell office:value-type="float" office:value="122.434" calcext:value-type="float">
            <text:p>122.434</text:p>
          </table:table-cell>
          <table:table-cell office:value-type="float" office:value="353.382" calcext:value-type="float">
            <text:p>353.382</text:p>
          </table:table-cell>
          <table:table-cell office:value-type="float" office:value="1063.346" calcext:value-type="float">
            <text:p>1063.346</text:p>
          </table:table-cell>
          <table:table-cell table:number-columns-repeated="2"/>
          <table:table-cell office:value-type="string" calcext:value-type="string">
            <text:p>Run 5</text:p>
          </table:table-cell>
          <table:table-cell office:value-type="float" office:value="91.117" calcext:value-type="float">
            <text:p>91.117</text:p>
          </table:table-cell>
          <table:table-cell office:value-type="float" office:value="150.634" calcext:value-type="float">
            <text:p>150.634</text:p>
          </table:table-cell>
          <table:table-cell office:value-type="float" office:value="236.898" calcext:value-type="float">
            <text:p>236.898</text:p>
          </table:table-cell>
          <table:table-cell office:value-type="float" office:value="355.797" calcext:value-type="float">
            <text:p>355.797</text:p>
          </table:table-cell>
          <table:table-cell office:value-type="float" office:value="520.784" calcext:value-type="float">
            <text:p>520.78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verage</text:p>
          </table:table-cell>
          <table:table-cell table:formula="of:=ROUND(AVERAGE([.B12:.B16]); 2)" office:value-type="float" office:value="11.19" calcext:value-type="float">
            <text:p>11.19</text:p>
          </table:table-cell>
          <table:table-cell table:formula="of:=ROUND(AVERAGE([.C12:.C16]); 2)" office:value-type="float" office:value="41.12" calcext:value-type="float">
            <text:p>41.12</text:p>
          </table:table-cell>
          <table:table-cell table:formula="of:=ROUND(AVERAGE([.D12:.D16]); 2)" office:value-type="float" office:value="123.32" calcext:value-type="float">
            <text:p>123.32</text:p>
          </table:table-cell>
          <table:table-cell table:formula="of:=ROUND(AVERAGE([.E12:.E16]); 2)" office:value-type="float" office:value="355.22" calcext:value-type="float">
            <text:p>355.22</text:p>
          </table:table-cell>
          <table:table-cell table:formula="of:=ROUND(AVERAGE([.F12:.F16]); 2)" office:value-type="float" office:value="1069.14" calcext:value-type="float">
            <text:p>1069.14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formula="of:=ROUND(AVERAGE([.J12:.J16]); 2)" office:value-type="float" office:value="91.47" calcext:value-type="float">
            <text:p>91.47</text:p>
          </table:table-cell>
          <table:table-cell table:formula="of:=ROUND(AVERAGE([.K12:.K16]); 2)" office:value-type="float" office:value="152.84" calcext:value-type="float">
            <text:p>152.84</text:p>
          </table:table-cell>
          <table:table-cell table:formula="of:=ROUND(AVERAGE([.L12:.L16]); 2)" office:value-type="float" office:value="238.55" calcext:value-type="float">
            <text:p>238.55</text:p>
          </table:table-cell>
          <table:table-cell table:formula="of:=ROUND(AVERAGE([.M12:.M16]); 2)" office:value-type="float" office:value="355.88" calcext:value-type="float">
            <text:p>355.88</text:p>
          </table:table-cell>
          <table:table-cell table:formula="of:=ROUND(AVERAGE([.N12:.N16]); 2)" office:value-type="float" office:value="523.25" calcext:value-type="float">
            <text:p>523.25</text:p>
          </table:table-cell>
          <table:table-cell table:number-columns-repeated="16370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arson" table:style-name="ta5">
        <table:table-column table:style-name="co18" table:default-cell-style-name="Default"/>
        <table:table-column table:style-name="co8" table:number-columns-repeated="4" table:default-cell-style-name="Default"/>
        <table:table-column table:style-name="co14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8" table:number-columns-repeated="16375" table:default-cell-style-name="Default"/>
        <table:table-row table:style-name="ro1">
          <table:table-cell table:formula="of:=[$Performance.A1]" office:value-type="string" office:string-value="Breadth = 3" calcext:value-type="string">
            <text:p>Breadth = 3</text:p>
          </table:table-cell>
          <table:table-cell table:number-columns-repeated="7"/>
          <table:table-cell table:formula="of:=[$Performance.I1]" office:value-type="string" office:string-value="Depth = 6" calcext:value-type="string">
            <text:p>Depth = 6</text:p>
          </table:table-cell>
          <table:table-cell table:number-columns-repeated="16375"/>
        </table:table-row>
        <table:table-row table:style-name="ro1">
          <table:table-cell table:formula="of:=[$Performance.A2]" office:value-type="string" office:string-value="Depth" calcext:value-type="string">
            <text:p>Depth</text:p>
          </table:table-cell>
          <table:table-cell table:formula="of:=[$Performance.B2]" office:value-type="float" office:value="9" calcext:value-type="float">
            <text:p>9</text:p>
          </table:table-cell>
          <table:table-cell table:formula="of:=[$Performance.C2]" office:value-type="float" office:value="10" calcext:value-type="float">
            <text:p>10</text:p>
          </table:table-cell>
          <table:table-cell table:formula="of:=[$Performance.D2]" office:value-type="float" office:value="11" calcext:value-type="float">
            <text:p>11</text:p>
          </table:table-cell>
          <table:table-cell table:formula="of:=[$Performance.E2]" office:value-type="float" office:value="12" calcext:value-type="float">
            <text:p>12</text:p>
          </table:table-cell>
          <table:table-cell table:formula="of:=[$Performance.F2]" office:value-type="float" office:value="13" calcext:value-type="float">
            <text:p>13</text:p>
          </table:table-cell>
          <table:table-cell table:number-columns-repeated="2"/>
          <table:table-cell table:formula="of:=[$Performance.I2]" office:value-type="string" office:string-value="Breadth" calcext:value-type="string">
            <text:p>Breadth</text:p>
          </table:table-cell>
          <table:table-cell table:formula="of:=[$Performance.J2]" office:value-type="float" office:value="9" calcext:value-type="float">
            <text:p>9</text:p>
          </table:table-cell>
          <table:table-cell table:formula="of:=[$Performance.K2]" office:value-type="float" office:value="10" calcext:value-type="float">
            <text:p>10</text:p>
          </table:table-cell>
          <table:table-cell table:formula="of:=[$Performance.L2]" office:value-type="float" office:value="11" calcext:value-type="float">
            <text:p>11</text:p>
          </table:table-cell>
          <table:table-cell table:formula="of:=[$Performance.M2]" office:value-type="float" office:value="12" calcext:value-type="float">
            <text:p>12</text:p>
          </table:table-cell>
          <table:table-cell table:formula="of:=[$Performance.N2]" office:value-type="float" office:value="13" calcext:value-type="float">
            <text:p>13</text:p>
          </table:table-cell>
          <table:table-cell table:number-columns-repeated="16370"/>
        </table:table-row>
        <table:table-row table:style-name="ro1">
          <table:table-cell table:formula="of:=[$Performance.A3]" office:value-type="string" office:string-value="Node count" calcext:value-type="string">
            <text:p>Node count</text:p>
          </table:table-cell>
          <table:table-cell table:formula="of:=[$Performance.B3]" office:value-type="float" office:value="9841" calcext:value-type="float">
            <text:p>9841</text:p>
          </table:table-cell>
          <table:table-cell table:formula="of:=[$Performance.C3]" office:value-type="float" office:value="29524" calcext:value-type="float">
            <text:p>29524</text:p>
          </table:table-cell>
          <table:table-cell table:formula="of:=[$Performance.D3]" office:value-type="float" office:value="88573" calcext:value-type="float">
            <text:p>88573</text:p>
          </table:table-cell>
          <table:table-cell table:formula="of:=[$Performance.E3]" office:value-type="float" office:value="265720" calcext:value-type="float">
            <text:p>265720</text:p>
          </table:table-cell>
          <table:table-cell table:formula="of:=[$Performance.F3]" office:value-type="float" office:value="797161" calcext:value-type="float">
            <text:p>797161</text:p>
          </table:table-cell>
          <table:table-cell table:number-columns-repeated="2"/>
          <table:table-cell table:formula="of:=[$Performance.I3]" office:value-type="string" office:string-value="Node count" calcext:value-type="string">
            <text:p>Node count</text:p>
          </table:table-cell>
          <table:table-cell table:formula="of:=[$Performance.J3]" office:value-type="float" office:value="66430" calcext:value-type="float">
            <text:p>66430</text:p>
          </table:table-cell>
          <table:table-cell table:formula="of:=[$Performance.K3]" office:value-type="float" office:value="111111" calcext:value-type="float">
            <text:p>111111</text:p>
          </table:table-cell>
          <table:table-cell table:formula="of:=[$Performance.L3]" office:value-type="float" office:value="177156" calcext:value-type="float">
            <text:p>177156</text:p>
          </table:table-cell>
          <table:table-cell table:formula="of:=[$Performance.M3]" office:value-type="float" office:value="271453" calcext:value-type="float">
            <text:p>271453</text:p>
          </table:table-cell>
          <table:table-cell table:formula="of:=[$Performance.N3]" office:value-type="float" office:value="402234" calcext:value-type="float">
            <text:p>4022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erialization</text:p>
          </table:table-cell>
          <table:table-cell table:number-columns-repeated="7"/>
          <table:table-cell office:value-type="string" calcext:value-type="string">
            <text:p>Serializatio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20.215" calcext:value-type="float">
            <text:p>20.215</text:p>
          </table:table-cell>
          <table:table-cell office:value-type="float" office:value="65.014" calcext:value-type="float">
            <text:p>65.014</text:p>
          </table:table-cell>
          <table:table-cell office:value-type="float" office:value="224.682" calcext:value-type="float">
            <text:p>224.682</text:p>
          </table:table-cell>
          <table:table-cell office:value-type="float" office:value="635.792" calcext:value-type="float">
            <text:p>635.792</text:p>
          </table:table-cell>
          <table:table-cell office:value-type="float" office:value="1881.274" calcext:value-type="float">
            <text:p>1881.274</text:p>
          </table:table-cell>
          <table:table-cell table:number-columns-repeated="2"/>
          <table:table-cell office:value-type="string" calcext:value-type="string">
            <text:p>Run 1</text:p>
          </table:table-cell>
          <table:table-cell office:value-type="float" office:value="147.555" calcext:value-type="float">
            <text:p>147.555</text:p>
          </table:table-cell>
          <table:table-cell office:value-type="float" office:value="253.462" calcext:value-type="float">
            <text:p>253.462</text:p>
          </table:table-cell>
          <table:table-cell office:value-type="float" office:value="406.388" calcext:value-type="float">
            <text:p>406.388</text:p>
          </table:table-cell>
          <table:table-cell office:value-type="float" office:value="611.103" calcext:value-type="float">
            <text:p>611.103</text:p>
          </table:table-cell>
          <table:table-cell office:value-type="float" office:value="901.67" calcext:value-type="float">
            <text:p>901.6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19.934" calcext:value-type="float">
            <text:p>19.934</text:p>
          </table:table-cell>
          <table:table-cell office:value-type="float" office:value="64.497" calcext:value-type="float">
            <text:p>64.497</text:p>
          </table:table-cell>
          <table:table-cell office:value-type="float" office:value="210.775" calcext:value-type="float">
            <text:p>210.775</text:p>
          </table:table-cell>
          <table:table-cell office:value-type="float" office:value="634.385" calcext:value-type="float">
            <text:p>634.385</text:p>
          </table:table-cell>
          <table:table-cell office:value-type="float" office:value="1885.682" calcext:value-type="float">
            <text:p>1885.682</text:p>
          </table:table-cell>
          <table:table-cell table:number-columns-repeated="2"/>
          <table:table-cell office:value-type="string" calcext:value-type="string">
            <text:p>Run 2</text:p>
          </table:table-cell>
          <table:table-cell office:value-type="float" office:value="148.633" calcext:value-type="float">
            <text:p>148.633</text:p>
          </table:table-cell>
          <table:table-cell office:value-type="float" office:value="254.567" calcext:value-type="float">
            <text:p>254.567</text:p>
          </table:table-cell>
          <table:table-cell office:value-type="float" office:value="400.924" calcext:value-type="float">
            <text:p>400.924</text:p>
          </table:table-cell>
          <table:table-cell office:value-type="float" office:value="609.911" calcext:value-type="float">
            <text:p>609.911</text:p>
          </table:table-cell>
          <table:table-cell office:value-type="float" office:value="912.545" calcext:value-type="float">
            <text:p>912.54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20.077" calcext:value-type="float">
            <text:p>20.077</text:p>
          </table:table-cell>
          <table:table-cell office:value-type="float" office:value="65.139" calcext:value-type="float">
            <text:p>65.139</text:p>
          </table:table-cell>
          <table:table-cell office:value-type="float" office:value="211.36" calcext:value-type="float">
            <text:p>211.36</text:p>
          </table:table-cell>
          <table:table-cell office:value-type="float" office:value="625.068" calcext:value-type="float">
            <text:p>625.068</text:p>
          </table:table-cell>
          <table:table-cell office:value-type="float" office:value="1936.822" calcext:value-type="float">
            <text:p>1936.822</text:p>
          </table:table-cell>
          <table:table-cell table:number-columns-repeated="2"/>
          <table:table-cell office:value-type="string" calcext:value-type="string">
            <text:p>Run 3</text:p>
          </table:table-cell>
          <table:table-cell office:value-type="float" office:value="149.236" calcext:value-type="float">
            <text:p>149.236</text:p>
          </table:table-cell>
          <table:table-cell office:value-type="float" office:value="249.979" calcext:value-type="float">
            <text:p>249.979</text:p>
          </table:table-cell>
          <table:table-cell office:value-type="float" office:value="402.187" calcext:value-type="float">
            <text:p>402.187</text:p>
          </table:table-cell>
          <table:table-cell office:value-type="float" office:value="630.964" calcext:value-type="float">
            <text:p>630.964</text:p>
          </table:table-cell>
          <table:table-cell office:value-type="float" office:value="915.945" calcext:value-type="float">
            <text:p>915.94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20.128" calcext:value-type="float">
            <text:p>20.128</text:p>
          </table:table-cell>
          <table:table-cell office:value-type="float" office:value="65.228" calcext:value-type="float">
            <text:p>65.228</text:p>
          </table:table-cell>
          <table:table-cell office:value-type="float" office:value="209.875" calcext:value-type="float">
            <text:p>209.875</text:p>
          </table:table-cell>
          <table:table-cell office:value-type="float" office:value="628.456" calcext:value-type="float">
            <text:p>628.456</text:p>
          </table:table-cell>
          <table:table-cell office:value-type="float" office:value="1916.012" calcext:value-type="float">
            <text:p>1916.012</text:p>
          </table:table-cell>
          <table:table-cell table:number-columns-repeated="2"/>
          <table:table-cell office:value-type="string" calcext:value-type="string">
            <text:p>Run 4</text:p>
          </table:table-cell>
          <table:table-cell office:value-type="float" office:value="149.115" calcext:value-type="float">
            <text:p>149.115</text:p>
          </table:table-cell>
          <table:table-cell office:value-type="float" office:value="251.979" calcext:value-type="float">
            <text:p>251.979</text:p>
          </table:table-cell>
          <table:table-cell office:value-type="float" office:value="402.924" calcext:value-type="float">
            <text:p>402.924</text:p>
          </table:table-cell>
          <table:table-cell office:value-type="float" office:value="600.104" calcext:value-type="float">
            <text:p>600.104</text:p>
          </table:table-cell>
          <table:table-cell office:value-type="float" office:value="898.932" calcext:value-type="float">
            <text:p>898.93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19.923" calcext:value-type="float">
            <text:p>19.923</text:p>
          </table:table-cell>
          <table:table-cell office:value-type="float" office:value="65.312" calcext:value-type="float">
            <text:p>65.312</text:p>
          </table:table-cell>
          <table:table-cell office:value-type="float" office:value="219.353" calcext:value-type="float">
            <text:p>219.353</text:p>
          </table:table-cell>
          <table:table-cell office:value-type="float" office:value="626.69" calcext:value-type="float">
            <text:p>626.69</text:p>
          </table:table-cell>
          <table:table-cell office:value-type="float" office:value="1911.627" calcext:value-type="float">
            <text:p>1911.627</text:p>
          </table:table-cell>
          <table:table-cell table:number-columns-repeated="2"/>
          <table:table-cell office:value-type="string" calcext:value-type="string">
            <text:p>Run 5</text:p>
          </table:table-cell>
          <table:table-cell office:value-type="float" office:value="147.001" calcext:value-type="float">
            <text:p>147.001</text:p>
          </table:table-cell>
          <table:table-cell office:value-type="float" office:value="248.803" calcext:value-type="float">
            <text:p>248.803</text:p>
          </table:table-cell>
          <table:table-cell office:value-type="float" office:value="402.3" calcext:value-type="float">
            <text:p>402.3</text:p>
          </table:table-cell>
          <table:table-cell office:value-type="float" office:value="608.947" calcext:value-type="float">
            <text:p>608.947</text:p>
          </table:table-cell>
          <table:table-cell office:value-type="float" office:value="907.757" calcext:value-type="float">
            <text:p>907.75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verage</text:p>
          </table:table-cell>
          <table:table-cell table:formula="of:=ROUND(AVERAGE([.B5:.B9]); 2)" office:value-type="float" office:value="20.06" calcext:value-type="float">
            <text:p>20.06</text:p>
          </table:table-cell>
          <table:table-cell table:formula="of:=ROUND(AVERAGE([.C5:.C9]); 2)" office:value-type="float" office:value="65.04" calcext:value-type="float">
            <text:p>65.04</text:p>
          </table:table-cell>
          <table:table-cell table:formula="of:=ROUND(AVERAGE([.D5:.D9]); 2)" office:value-type="float" office:value="215.21" calcext:value-type="float">
            <text:p>215.21</text:p>
          </table:table-cell>
          <table:table-cell table:formula="of:=ROUND(AVERAGE([.E5:.E9]); 2)" office:value-type="float" office:value="630.08" calcext:value-type="float">
            <text:p>630.08</text:p>
          </table:table-cell>
          <table:table-cell table:formula="of:=ROUND(AVERAGE([.F5:.F9]); 2)" office:value-type="float" office:value="1906.28" calcext:value-type="float">
            <text:p>1906.28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formula="of:=ROUND(AVERAGE([.J5:.J9]); 2)" office:value-type="float" office:value="148.31" calcext:value-type="float">
            <text:p>148.31</text:p>
          </table:table-cell>
          <table:table-cell table:formula="of:=ROUND(AVERAGE([.K5:.K9]); 2)" office:value-type="float" office:value="251.76" calcext:value-type="float">
            <text:p>251.76</text:p>
          </table:table-cell>
          <table:table-cell table:formula="of:=ROUND(AVERAGE([.L5:.L9]); 2)" office:value-type="float" office:value="402.94" calcext:value-type="float">
            <text:p>402.94</text:p>
          </table:table-cell>
          <table:table-cell table:formula="of:=ROUND(AVERAGE([.M5:.M9]); 2)" office:value-type="float" office:value="612.21" calcext:value-type="float">
            <text:p>612.21</text:p>
          </table:table-cell>
          <table:table-cell table:formula="of:=ROUND(AVERAGE([.N5:.N9]); 2)" office:value-type="float" office:value="907.37" calcext:value-type="float">
            <text:p>907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Deserialization</text:p>
          </table:table-cell>
          <table:table-cell table:number-columns-repeated="7"/>
          <table:table-cell office:value-type="string" calcext:value-type="string">
            <text:p>Deserializatio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11.273" calcext:value-type="float">
            <text:p>11.273</text:p>
          </table:table-cell>
          <table:table-cell office:value-type="float" office:value="43.644" calcext:value-type="float">
            <text:p>43.644</text:p>
          </table:table-cell>
          <table:table-cell office:value-type="float" office:value="132.012" calcext:value-type="float">
            <text:p>132.012</text:p>
          </table:table-cell>
          <table:table-cell office:value-type="float" office:value="366.814" calcext:value-type="float">
            <text:p>366.814</text:p>
          </table:table-cell>
          <table:table-cell office:value-type="float" office:value="1124.143" calcext:value-type="float">
            <text:p>1124.143</text:p>
          </table:table-cell>
          <table:table-cell table:number-columns-repeated="2"/>
          <table:table-cell office:value-type="string" calcext:value-type="string">
            <text:p>Run 1</text:p>
          </table:table-cell>
          <table:table-cell office:value-type="float" office:value="94.534" calcext:value-type="float">
            <text:p>94.534</text:p>
          </table:table-cell>
          <table:table-cell office:value-type="float" office:value="158.302" calcext:value-type="float">
            <text:p>158.302</text:p>
          </table:table-cell>
          <table:table-cell office:value-type="float" office:value="239.554" calcext:value-type="float">
            <text:p>239.554</text:p>
          </table:table-cell>
          <table:table-cell office:value-type="float" office:value="363.231" calcext:value-type="float">
            <text:p>363.231</text:p>
          </table:table-cell>
          <table:table-cell office:value-type="float" office:value="538.911" calcext:value-type="float">
            <text:p>538.91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11.297" calcext:value-type="float">
            <text:p>11.297</text:p>
          </table:table-cell>
          <table:table-cell office:value-type="float" office:value="42.981" calcext:value-type="float">
            <text:p>42.981</text:p>
          </table:table-cell>
          <table:table-cell office:value-type="float" office:value="124.786" calcext:value-type="float">
            <text:p>124.786</text:p>
          </table:table-cell>
          <table:table-cell office:value-type="float" office:value="370.294" calcext:value-type="float">
            <text:p>370.294</text:p>
          </table:table-cell>
          <table:table-cell office:value-type="float" office:value="1124.467" calcext:value-type="float">
            <text:p>1124.467</text:p>
          </table:table-cell>
          <table:table-cell table:number-columns-repeated="2"/>
          <table:table-cell office:value-type="string" calcext:value-type="string">
            <text:p>Run 2</text:p>
          </table:table-cell>
          <table:table-cell office:value-type="float" office:value="93.453" calcext:value-type="float">
            <text:p>93.453</text:p>
          </table:table-cell>
          <table:table-cell office:value-type="float" office:value="149.916" calcext:value-type="float">
            <text:p>149.916</text:p>
          </table:table-cell>
          <table:table-cell office:value-type="float" office:value="240.544" calcext:value-type="float">
            <text:p>240.544</text:p>
          </table:table-cell>
          <table:table-cell office:value-type="float" office:value="363.517" calcext:value-type="float">
            <text:p>363.517</text:p>
          </table:table-cell>
          <table:table-cell office:value-type="float" office:value="536.483" calcext:value-type="float">
            <text:p>536.4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11.467" calcext:value-type="float">
            <text:p>11.467</text:p>
          </table:table-cell>
          <table:table-cell office:value-type="float" office:value="42.678" calcext:value-type="float">
            <text:p>42.678</text:p>
          </table:table-cell>
          <table:table-cell office:value-type="float" office:value="125.232" calcext:value-type="float">
            <text:p>125.232</text:p>
          </table:table-cell>
          <table:table-cell office:value-type="float" office:value="367.303" calcext:value-type="float">
            <text:p>367.303</text:p>
          </table:table-cell>
          <table:table-cell office:value-type="float" office:value="1134.974" calcext:value-type="float">
            <text:p>1134.974</text:p>
          </table:table-cell>
          <table:table-cell table:number-columns-repeated="2"/>
          <table:table-cell office:value-type="string" calcext:value-type="string">
            <text:p>Run 3</text:p>
          </table:table-cell>
          <table:table-cell office:value-type="float" office:value="95.014" calcext:value-type="float">
            <text:p>95.014</text:p>
          </table:table-cell>
          <table:table-cell office:value-type="float" office:value="150.681" calcext:value-type="float">
            <text:p>150.681</text:p>
          </table:table-cell>
          <table:table-cell office:value-type="float" office:value="239.903" calcext:value-type="float">
            <text:p>239.903</text:p>
          </table:table-cell>
          <table:table-cell office:value-type="float" office:value="365.845" calcext:value-type="float">
            <text:p>365.845</text:p>
          </table:table-cell>
          <table:table-cell office:value-type="float" office:value="549.841" calcext:value-type="float">
            <text:p>549.84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11.32" calcext:value-type="float">
            <text:p>11.32</text:p>
          </table:table-cell>
          <table:table-cell office:value-type="float" office:value="44.082" calcext:value-type="float">
            <text:p>44.082</text:p>
          </table:table-cell>
          <table:table-cell office:value-type="float" office:value="130.957" calcext:value-type="float">
            <text:p>130.957</text:p>
          </table:table-cell>
          <table:table-cell office:value-type="float" office:value="375.021" calcext:value-type="float">
            <text:p>375.021</text:p>
          </table:table-cell>
          <table:table-cell office:value-type="float" office:value="1150.321" calcext:value-type="float">
            <text:p>1150.321</text:p>
          </table:table-cell>
          <table:table-cell table:number-columns-repeated="2"/>
          <table:table-cell office:value-type="string" calcext:value-type="string">
            <text:p>Run 4</text:p>
          </table:table-cell>
          <table:table-cell office:value-type="float" office:value="95.163" calcext:value-type="float">
            <text:p>95.163</text:p>
          </table:table-cell>
          <table:table-cell office:value-type="float" office:value="151.977" calcext:value-type="float">
            <text:p>151.977</text:p>
          </table:table-cell>
          <table:table-cell office:value-type="float" office:value="237.985" calcext:value-type="float">
            <text:p>237.985</text:p>
          </table:table-cell>
          <table:table-cell office:value-type="float" office:value="367.386" calcext:value-type="float">
            <text:p>367.386</text:p>
          </table:table-cell>
          <table:table-cell office:value-type="float" office:value="542.237" calcext:value-type="float">
            <text:p>542.2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11.603" calcext:value-type="float">
            <text:p>11.603</text:p>
          </table:table-cell>
          <table:table-cell office:value-type="float" office:value="43.108" calcext:value-type="float">
            <text:p>43.108</text:p>
          </table:table-cell>
          <table:table-cell office:value-type="float" office:value="130.15" calcext:value-type="float">
            <text:p>130.15</text:p>
          </table:table-cell>
          <table:table-cell office:value-type="float" office:value="367.524" calcext:value-type="float">
            <text:p>367.524</text:p>
          </table:table-cell>
          <table:table-cell office:value-type="float" office:value="1133.364" calcext:value-type="float">
            <text:p>1133.364</text:p>
          </table:table-cell>
          <table:table-cell table:number-columns-repeated="2"/>
          <table:table-cell office:value-type="string" calcext:value-type="string">
            <text:p>Run 5</text:p>
          </table:table-cell>
          <table:table-cell office:value-type="float" office:value="94.065" calcext:value-type="float">
            <text:p>94.065</text:p>
          </table:table-cell>
          <table:table-cell office:value-type="float" office:value="153.496" calcext:value-type="float">
            <text:p>153.496</text:p>
          </table:table-cell>
          <table:table-cell office:value-type="float" office:value="240.486" calcext:value-type="float">
            <text:p>240.486</text:p>
          </table:table-cell>
          <table:table-cell office:value-type="float" office:value="366.799" calcext:value-type="float">
            <text:p>366.799</text:p>
          </table:table-cell>
          <table:table-cell office:value-type="float" office:value="539.818" calcext:value-type="float">
            <text:p>539.81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verage</text:p>
          </table:table-cell>
          <table:table-cell table:formula="of:=ROUND(AVERAGE([.B12:.B16]); 2)" office:value-type="float" office:value="11.39" calcext:value-type="float">
            <text:p>11.39</text:p>
          </table:table-cell>
          <table:table-cell table:formula="of:=ROUND(AVERAGE([.C12:.C16]); 2)" office:value-type="float" office:value="43.3" calcext:value-type="float">
            <text:p>43.3</text:p>
          </table:table-cell>
          <table:table-cell table:formula="of:=ROUND(AVERAGE([.D12:.D16]); 2)" office:value-type="float" office:value="128.63" calcext:value-type="float">
            <text:p>128.63</text:p>
          </table:table-cell>
          <table:table-cell table:formula="of:=ROUND(AVERAGE([.E12:.E16]); 2)" office:value-type="float" office:value="369.39" calcext:value-type="float">
            <text:p>369.39</text:p>
          </table:table-cell>
          <table:table-cell table:formula="of:=ROUND(AVERAGE([.F12:.F16]); 2)" office:value-type="float" office:value="1133.45" calcext:value-type="float">
            <text:p>1133.45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formula="of:=ROUND(AVERAGE([.J12:.J16]); 2)" office:value-type="float" office:value="94.45" calcext:value-type="float">
            <text:p>94.45</text:p>
          </table:table-cell>
          <table:table-cell table:formula="of:=ROUND(AVERAGE([.K12:.K16]); 2)" office:value-type="float" office:value="152.87" calcext:value-type="float">
            <text:p>152.87</text:p>
          </table:table-cell>
          <table:table-cell table:formula="of:=ROUND(AVERAGE([.L12:.L16]); 2)" office:value-type="float" office:value="239.69" calcext:value-type="float">
            <text:p>239.69</text:p>
          </table:table-cell>
          <table:table-cell table:formula="of:=ROUND(AVERAGE([.M12:.M16]); 2)" office:value-type="float" office:value="365.36" calcext:value-type="float">
            <text:p>365.36</text:p>
          </table:table-cell>
          <table:table-cell table:formula="of:=ROUND(AVERAGE([.N12:.N16]); 2)" office:value-type="float" office:value="541.46" calcext:value-type="float">
            <text:p>541.46</text:p>
          </table:table-cell>
          <table:table-cell table:number-columns-repeated="16370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JSON" table:style-name="ta6">
        <table:table-column table:style-name="co20" table:default-cell-style-name="Default"/>
        <table:table-column table:style-name="co8" table:number-columns-repeated="7" table:default-cell-style-name="Default"/>
        <table:table-column table:style-name="co21" table:default-cell-style-name="Default"/>
        <table:table-column table:style-name="co8" table:number-columns-repeated="16375" table:default-cell-style-name="Default"/>
        <table:table-row table:style-name="ro1">
          <table:table-cell table:formula="of:=[$Performance.A1]" office:value-type="string" office:string-value="Breadth = 3" calcext:value-type="string">
            <text:p>Breadth = 3</text:p>
          </table:table-cell>
          <table:table-cell table:number-columns-repeated="7"/>
          <table:table-cell table:formula="of:=[$Performance.I1]" office:value-type="string" office:string-value="Depth = 6" calcext:value-type="string">
            <text:p>Depth = 6</text:p>
          </table:table-cell>
          <table:table-cell table:number-columns-repeated="16375"/>
        </table:table-row>
        <table:table-row table:style-name="ro1">
          <table:table-cell table:formula="of:=[$Performance.A2]" office:value-type="string" office:string-value="Depth" calcext:value-type="string">
            <text:p>Depth</text:p>
          </table:table-cell>
          <table:table-cell table:formula="of:=[$Performance.B2]" office:value-type="float" office:value="9" calcext:value-type="float">
            <text:p>9</text:p>
          </table:table-cell>
          <table:table-cell table:formula="of:=[$Performance.C2]" office:value-type="float" office:value="10" calcext:value-type="float">
            <text:p>10</text:p>
          </table:table-cell>
          <table:table-cell table:formula="of:=[$Performance.D2]" office:value-type="float" office:value="11" calcext:value-type="float">
            <text:p>11</text:p>
          </table:table-cell>
          <table:table-cell table:formula="of:=[$Performance.E2]" office:value-type="float" office:value="12" calcext:value-type="float">
            <text:p>12</text:p>
          </table:table-cell>
          <table:table-cell table:formula="of:=[$Performance.F2]" office:value-type="float" office:value="13" calcext:value-type="float">
            <text:p>13</text:p>
          </table:table-cell>
          <table:table-cell table:number-columns-repeated="2"/>
          <table:table-cell table:formula="of:=[$Performance.I2]" office:value-type="string" office:string-value="Breadth" calcext:value-type="string">
            <text:p>Breadth</text:p>
          </table:table-cell>
          <table:table-cell table:formula="of:=[$Performance.J2]" office:value-type="float" office:value="9" calcext:value-type="float">
            <text:p>9</text:p>
          </table:table-cell>
          <table:table-cell table:formula="of:=[$Performance.K2]" office:value-type="float" office:value="10" calcext:value-type="float">
            <text:p>10</text:p>
          </table:table-cell>
          <table:table-cell table:formula="of:=[$Performance.L2]" office:value-type="float" office:value="11" calcext:value-type="float">
            <text:p>11</text:p>
          </table:table-cell>
          <table:table-cell table:formula="of:=[$Performance.M2]" office:value-type="float" office:value="12" calcext:value-type="float">
            <text:p>12</text:p>
          </table:table-cell>
          <table:table-cell table:formula="of:=[$Performance.N2]" office:value-type="float" office:value="13" calcext:value-type="float">
            <text:p>13</text:p>
          </table:table-cell>
          <table:table-cell table:number-columns-repeated="16370"/>
        </table:table-row>
        <table:table-row table:style-name="ro1">
          <table:table-cell table:formula="of:=[$Performance.A3]" office:value-type="string" office:string-value="Node count" calcext:value-type="string">
            <text:p>Node count</text:p>
          </table:table-cell>
          <table:table-cell table:formula="of:=[$Performance.B3]" office:value-type="float" office:value="9841" calcext:value-type="float">
            <text:p>9841</text:p>
          </table:table-cell>
          <table:table-cell table:formula="of:=[$Performance.C3]" office:value-type="float" office:value="29524" calcext:value-type="float">
            <text:p>29524</text:p>
          </table:table-cell>
          <table:table-cell table:formula="of:=[$Performance.D3]" office:value-type="float" office:value="88573" calcext:value-type="float">
            <text:p>88573</text:p>
          </table:table-cell>
          <table:table-cell table:formula="of:=[$Performance.E3]" office:value-type="float" office:value="265720" calcext:value-type="float">
            <text:p>265720</text:p>
          </table:table-cell>
          <table:table-cell table:formula="of:=[$Performance.F3]" office:value-type="float" office:value="797161" calcext:value-type="float">
            <text:p>797161</text:p>
          </table:table-cell>
          <table:table-cell table:number-columns-repeated="2"/>
          <table:table-cell table:formula="of:=[$Performance.I3]" office:value-type="string" office:string-value="Node count" calcext:value-type="string">
            <text:p>Node count</text:p>
          </table:table-cell>
          <table:table-cell table:formula="of:=[$Performance.J3]" office:value-type="float" office:value="66430" calcext:value-type="float">
            <text:p>66430</text:p>
          </table:table-cell>
          <table:table-cell table:formula="of:=[$Performance.K3]" office:value-type="float" office:value="111111" calcext:value-type="float">
            <text:p>111111</text:p>
          </table:table-cell>
          <table:table-cell table:formula="of:=[$Performance.L3]" office:value-type="float" office:value="177156" calcext:value-type="float">
            <text:p>177156</text:p>
          </table:table-cell>
          <table:table-cell table:formula="of:=[$Performance.M3]" office:value-type="float" office:value="271453" calcext:value-type="float">
            <text:p>271453</text:p>
          </table:table-cell>
          <table:table-cell table:formula="of:=[$Performance.N3]" office:value-type="float" office:value="402234" calcext:value-type="float">
            <text:p>4022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erialization</text:p>
          </table:table-cell>
          <table:table-cell table:number-columns-repeated="7"/>
          <table:table-cell office:value-type="string" calcext:value-type="string">
            <text:p>Serializatio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7.314" calcext:value-type="float">
            <text:p>7.314</text:p>
          </table:table-cell>
          <table:table-cell office:value-type="float" office:value="19.098" calcext:value-type="float">
            <text:p>19.098</text:p>
          </table:table-cell>
          <table:table-cell office:value-type="float" office:value="69.875" calcext:value-type="float">
            <text:p>69.875</text:p>
          </table:table-cell>
          <table:table-cell office:value-type="float" office:value="209.323" calcext:value-type="float">
            <text:p>209.323</text:p>
          </table:table-cell>
          <table:table-cell office:value-type="float" office:value="624.448" calcext:value-type="float">
            <text:p>624.448</text:p>
          </table:table-cell>
          <table:table-cell table:number-columns-repeated="2"/>
          <table:table-cell office:value-type="string" calcext:value-type="string">
            <text:p>Run 1</text:p>
          </table:table-cell>
          <table:table-cell office:value-type="float" office:value="43.227" calcext:value-type="float">
            <text:p>43.227</text:p>
          </table:table-cell>
          <table:table-cell office:value-type="float" office:value="75.559" calcext:value-type="float">
            <text:p>75.559</text:p>
          </table:table-cell>
          <table:table-cell office:value-type="float" office:value="132.316" calcext:value-type="float">
            <text:p>132.316</text:p>
          </table:table-cell>
          <table:table-cell office:value-type="float" office:value="208.964" calcext:value-type="float">
            <text:p>208.964</text:p>
          </table:table-cell>
          <table:table-cell office:value-type="float" office:value="284.625" calcext:value-type="float">
            <text:p>284.62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6.836" calcext:value-type="float">
            <text:p>6.836</text:p>
          </table:table-cell>
          <table:table-cell office:value-type="float" office:value="18.832" calcext:value-type="float">
            <text:p>18.832</text:p>
          </table:table-cell>
          <table:table-cell office:value-type="float" office:value="63.684" calcext:value-type="float">
            <text:p>63.684</text:p>
          </table:table-cell>
          <table:table-cell office:value-type="float" office:value="208.156" calcext:value-type="float">
            <text:p>208.156</text:p>
          </table:table-cell>
          <table:table-cell office:value-type="float" office:value="618.112" calcext:value-type="float">
            <text:p>618.112</text:p>
          </table:table-cell>
          <table:table-cell table:number-columns-repeated="2"/>
          <table:table-cell office:value-type="string" calcext:value-type="string">
            <text:p>Run 2</text:p>
          </table:table-cell>
          <table:table-cell office:value-type="float" office:value="43.346" calcext:value-type="float">
            <text:p>43.346</text:p>
          </table:table-cell>
          <table:table-cell office:value-type="float" office:value="79.394" calcext:value-type="float">
            <text:p>79.394</text:p>
          </table:table-cell>
          <table:table-cell office:value-type="float" office:value="136.571" calcext:value-type="float">
            <text:p>136.571</text:p>
          </table:table-cell>
          <table:table-cell office:value-type="float" office:value="206.413" calcext:value-type="float">
            <text:p>206.413</text:p>
          </table:table-cell>
          <table:table-cell office:value-type="float" office:value="311.067" calcext:value-type="float">
            <text:p>311.06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6.731" calcext:value-type="float">
            <text:p>6.731</text:p>
          </table:table-cell>
          <table:table-cell office:value-type="float" office:value="18.902" calcext:value-type="float">
            <text:p>18.902</text:p>
          </table:table-cell>
          <table:table-cell office:value-type="float" office:value="63.009" calcext:value-type="float">
            <text:p>63.009</text:p>
          </table:table-cell>
          <table:table-cell office:value-type="float" office:value="204.913" calcext:value-type="float">
            <text:p>204.913</text:p>
          </table:table-cell>
          <table:table-cell office:value-type="float" office:value="619.687" calcext:value-type="float">
            <text:p>619.687</text:p>
          </table:table-cell>
          <table:table-cell table:number-columns-repeated="2"/>
          <table:table-cell office:value-type="string" calcext:value-type="string">
            <text:p>Run 3</text:p>
          </table:table-cell>
          <table:table-cell office:value-type="float" office:value="43.215" calcext:value-type="float">
            <text:p>43.215</text:p>
          </table:table-cell>
          <table:table-cell office:value-type="float" office:value="78.85" calcext:value-type="float">
            <text:p>78.85</text:p>
          </table:table-cell>
          <table:table-cell office:value-type="float" office:value="128.698" calcext:value-type="float">
            <text:p>128.698</text:p>
          </table:table-cell>
          <table:table-cell office:value-type="float" office:value="206.703" calcext:value-type="float">
            <text:p>206.703</text:p>
          </table:table-cell>
          <table:table-cell office:value-type="float" office:value="310.528" calcext:value-type="float">
            <text:p>310.52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6.748" calcext:value-type="float">
            <text:p>6.748</text:p>
          </table:table-cell>
          <table:table-cell office:value-type="float" office:value="19.057" calcext:value-type="float">
            <text:p>19.057</text:p>
          </table:table-cell>
          <table:table-cell office:value-type="float" office:value="63.488" calcext:value-type="float">
            <text:p>63.488</text:p>
          </table:table-cell>
          <table:table-cell office:value-type="float" office:value="207.274" calcext:value-type="float">
            <text:p>207.274</text:p>
          </table:table-cell>
          <table:table-cell office:value-type="float" office:value="626.713" calcext:value-type="float">
            <text:p>626.713</text:p>
          </table:table-cell>
          <table:table-cell table:number-columns-repeated="2"/>
          <table:table-cell office:value-type="string" calcext:value-type="string">
            <text:p>Run 4</text:p>
          </table:table-cell>
          <table:table-cell office:value-type="float" office:value="43.306" calcext:value-type="float">
            <text:p>43.306</text:p>
          </table:table-cell>
          <table:table-cell office:value-type="float" office:value="79.28" calcext:value-type="float">
            <text:p>79.28</text:p>
          </table:table-cell>
          <table:table-cell office:value-type="float" office:value="130.825" calcext:value-type="float">
            <text:p>130.825</text:p>
          </table:table-cell>
          <table:table-cell office:value-type="float" office:value="209.362" calcext:value-type="float">
            <text:p>209.362</text:p>
          </table:table-cell>
          <table:table-cell office:value-type="float" office:value="308.756" calcext:value-type="float">
            <text:p>308.75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6.676" calcext:value-type="float">
            <text:p>6.676</text:p>
          </table:table-cell>
          <table:table-cell office:value-type="float" office:value="18.861" calcext:value-type="float">
            <text:p>18.861</text:p>
          </table:table-cell>
          <table:table-cell office:value-type="float" office:value="64.607" calcext:value-type="float">
            <text:p>64.607</text:p>
          </table:table-cell>
          <table:table-cell office:value-type="float" office:value="207.738" calcext:value-type="float">
            <text:p>207.738</text:p>
          </table:table-cell>
          <table:table-cell office:value-type="float" office:value="622.842" calcext:value-type="float">
            <text:p>622.842</text:p>
          </table:table-cell>
          <table:table-cell table:number-columns-repeated="2"/>
          <table:table-cell office:value-type="string" calcext:value-type="string">
            <text:p>Run 5</text:p>
          </table:table-cell>
          <table:table-cell office:value-type="float" office:value="42.973" calcext:value-type="float">
            <text:p>42.973</text:p>
          </table:table-cell>
          <table:table-cell office:value-type="float" office:value="78.43" calcext:value-type="float">
            <text:p>78.43</text:p>
          </table:table-cell>
          <table:table-cell office:value-type="float" office:value="132.137" calcext:value-type="float">
            <text:p>132.137</text:p>
          </table:table-cell>
          <table:table-cell office:value-type="float" office:value="204.836" calcext:value-type="float">
            <text:p>204.836</text:p>
          </table:table-cell>
          <table:table-cell office:value-type="float" office:value="307.728" calcext:value-type="float">
            <text:p>307.72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verage</text:p>
          </table:table-cell>
          <table:table-cell table:formula="of:=ROUND(AVERAGE([.B5:.B9]); 2)" office:value-type="float" office:value="6.86" calcext:value-type="float">
            <text:p>6.86</text:p>
          </table:table-cell>
          <table:table-cell table:formula="of:=ROUND(AVERAGE([.C5:.C9]); 2)" office:value-type="float" office:value="18.95" calcext:value-type="float">
            <text:p>18.95</text:p>
          </table:table-cell>
          <table:table-cell table:formula="of:=ROUND(AVERAGE([.D5:.D9]); 2)" office:value-type="float" office:value="64.93" calcext:value-type="float">
            <text:p>64.93</text:p>
          </table:table-cell>
          <table:table-cell table:formula="of:=ROUND(AVERAGE([.E5:.E9]); 2)" office:value-type="float" office:value="207.48" calcext:value-type="float">
            <text:p>207.48</text:p>
          </table:table-cell>
          <table:table-cell table:formula="of:=ROUND(AVERAGE([.F5:.F9]); 2)" office:value-type="float" office:value="622.36" calcext:value-type="float">
            <text:p>622.36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formula="of:=ROUND(AVERAGE([.J5:.J9]); 2)" office:value-type="float" office:value="43.21" calcext:value-type="float">
            <text:p>43.21</text:p>
          </table:table-cell>
          <table:table-cell table:formula="of:=ROUND(AVERAGE([.K5:.K9]); 2)" office:value-type="float" office:value="78.3" calcext:value-type="float">
            <text:p>78.3</text:p>
          </table:table-cell>
          <table:table-cell table:formula="of:=ROUND(AVERAGE([.L5:.L9]); 2)" office:value-type="float" office:value="132.11" calcext:value-type="float">
            <text:p>132.11</text:p>
          </table:table-cell>
          <table:table-cell table:formula="of:=ROUND(AVERAGE([.M5:.M9]); 2)" office:value-type="float" office:value="207.26" calcext:value-type="float">
            <text:p>207.26</text:p>
          </table:table-cell>
          <table:table-cell table:formula="of:=ROUND(AVERAGE([.N5:.N9]); 2)" office:value-type="float" office:value="304.54" calcext:value-type="float">
            <text:p>30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Deserialization</text:p>
          </table:table-cell>
          <table:table-cell table:number-columns-repeated="7"/>
          <table:table-cell office:value-type="string" calcext:value-type="string">
            <text:p>Deserializatio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6.939" calcext:value-type="float">
            <text:p>6.939</text:p>
          </table:table-cell>
          <table:table-cell office:value-type="float" office:value="23.319" calcext:value-type="float">
            <text:p>23.319</text:p>
          </table:table-cell>
          <table:table-cell office:value-type="float" office:value="83.18" calcext:value-type="float">
            <text:p>83.18</text:p>
          </table:table-cell>
          <table:table-cell office:value-type="float" office:value="233.828" calcext:value-type="float">
            <text:p>233.828</text:p>
          </table:table-cell>
          <table:table-cell office:value-type="float" office:value="679.218" calcext:value-type="float">
            <text:p>679.218</text:p>
          </table:table-cell>
          <table:table-cell table:number-columns-repeated="2"/>
          <table:table-cell office:value-type="string" calcext:value-type="string">
            <text:p>Run 1</text:p>
          </table:table-cell>
          <table:table-cell office:value-type="float" office:value="57.872" calcext:value-type="float">
            <text:p>57.872</text:p>
          </table:table-cell>
          <table:table-cell office:value-type="float" office:value="99.44" calcext:value-type="float">
            <text:p>99.44</text:p>
          </table:table-cell>
          <table:table-cell office:value-type="float" office:value="156.715" calcext:value-type="float">
            <text:p>156.715</text:p>
          </table:table-cell>
          <table:table-cell office:value-type="float" office:value="240.826" calcext:value-type="float">
            <text:p>240.826</text:p>
          </table:table-cell>
          <table:table-cell office:value-type="float" office:value="319.468" calcext:value-type="float">
            <text:p>319.46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7.028" calcext:value-type="float">
            <text:p>7.028</text:p>
          </table:table-cell>
          <table:table-cell office:value-type="float" office:value="23.651" calcext:value-type="float">
            <text:p>23.651</text:p>
          </table:table-cell>
          <table:table-cell office:value-type="float" office:value="79.061" calcext:value-type="float">
            <text:p>79.061</text:p>
          </table:table-cell>
          <table:table-cell office:value-type="float" office:value="233.164" calcext:value-type="float">
            <text:p>233.164</text:p>
          </table:table-cell>
          <table:table-cell office:value-type="float" office:value="679.911" calcext:value-type="float">
            <text:p>679.911</text:p>
          </table:table-cell>
          <table:table-cell table:number-columns-repeated="2"/>
          <table:table-cell office:value-type="string" calcext:value-type="string">
            <text:p>Run 2</text:p>
          </table:table-cell>
          <table:table-cell office:value-type="float" office:value="59.222" calcext:value-type="float">
            <text:p>59.222</text:p>
          </table:table-cell>
          <table:table-cell office:value-type="float" office:value="98.466" calcext:value-type="float">
            <text:p>98.466</text:p>
          </table:table-cell>
          <table:table-cell office:value-type="float" office:value="159.435" calcext:value-type="float">
            <text:p>159.435</text:p>
          </table:table-cell>
          <table:table-cell office:value-type="float" office:value="230.281" calcext:value-type="float">
            <text:p>230.281</text:p>
          </table:table-cell>
          <table:table-cell office:value-type="float" office:value="343.131" calcext:value-type="float">
            <text:p>343.13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7.038" calcext:value-type="float">
            <text:p>7.038</text:p>
          </table:table-cell>
          <table:table-cell office:value-type="float" office:value="21.362" calcext:value-type="float">
            <text:p>21.362</text:p>
          </table:table-cell>
          <table:table-cell office:value-type="float" office:value="80.47" calcext:value-type="float">
            <text:p>80.47</text:p>
          </table:table-cell>
          <table:table-cell office:value-type="float" office:value="226.733" calcext:value-type="float">
            <text:p>226.733</text:p>
          </table:table-cell>
          <table:table-cell office:value-type="float" office:value="682.643" calcext:value-type="float">
            <text:p>682.643</text:p>
          </table:table-cell>
          <table:table-cell table:number-columns-repeated="2"/>
          <table:table-cell office:value-type="string" calcext:value-type="string">
            <text:p>Run 3</text:p>
          </table:table-cell>
          <table:table-cell office:value-type="float" office:value="59.166" calcext:value-type="float">
            <text:p>59.166</text:p>
          </table:table-cell>
          <table:table-cell office:value-type="float" office:value="98.214" calcext:value-type="float">
            <text:p>98.214</text:p>
          </table:table-cell>
          <table:table-cell office:value-type="float" office:value="152.913" calcext:value-type="float">
            <text:p>152.913</text:p>
          </table:table-cell>
          <table:table-cell office:value-type="float" office:value="229.357" calcext:value-type="float">
            <text:p>229.357</text:p>
          </table:table-cell>
          <table:table-cell office:value-type="float" office:value="341.324" calcext:value-type="float">
            <text:p>341.32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6.994" calcext:value-type="float">
            <text:p>6.994</text:p>
          </table:table-cell>
          <table:table-cell office:value-type="float" office:value="22.268" calcext:value-type="float">
            <text:p>22.268</text:p>
          </table:table-cell>
          <table:table-cell office:value-type="float" office:value="80.179" calcext:value-type="float">
            <text:p>80.179</text:p>
          </table:table-cell>
          <table:table-cell office:value-type="float" office:value="228.972" calcext:value-type="float">
            <text:p>228.972</text:p>
          </table:table-cell>
          <table:table-cell office:value-type="float" office:value="682.447" calcext:value-type="float">
            <text:p>682.447</text:p>
          </table:table-cell>
          <table:table-cell table:number-columns-repeated="2"/>
          <table:table-cell office:value-type="string" calcext:value-type="string">
            <text:p>Run 4</text:p>
          </table:table-cell>
          <table:table-cell office:value-type="float" office:value="58.965" calcext:value-type="float">
            <text:p>58.965</text:p>
          </table:table-cell>
          <table:table-cell office:value-type="float" office:value="99.494" calcext:value-type="float">
            <text:p>99.494</text:p>
          </table:table-cell>
          <table:table-cell office:value-type="float" office:value="154.942" calcext:value-type="float">
            <text:p>154.942</text:p>
          </table:table-cell>
          <table:table-cell office:value-type="float" office:value="234.383" calcext:value-type="float">
            <text:p>234.383</text:p>
          </table:table-cell>
          <table:table-cell office:value-type="float" office:value="339.216" calcext:value-type="float">
            <text:p>339.2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6.956" calcext:value-type="float">
            <text:p>6.956</text:p>
          </table:table-cell>
          <table:table-cell office:value-type="float" office:value="23.693" calcext:value-type="float">
            <text:p>23.693</text:p>
          </table:table-cell>
          <table:table-cell office:value-type="float" office:value="79.544" calcext:value-type="float">
            <text:p>79.544</text:p>
          </table:table-cell>
          <table:table-cell office:value-type="float" office:value="231.74" calcext:value-type="float">
            <text:p>231.74</text:p>
          </table:table-cell>
          <table:table-cell office:value-type="float" office:value="696.047" calcext:value-type="float">
            <text:p>696.047</text:p>
          </table:table-cell>
          <table:table-cell table:number-columns-repeated="2"/>
          <table:table-cell office:value-type="string" calcext:value-type="string">
            <text:p>Run 5</text:p>
          </table:table-cell>
          <table:table-cell office:value-type="float" office:value="59.605" calcext:value-type="float">
            <text:p>59.605</text:p>
          </table:table-cell>
          <table:table-cell office:value-type="float" office:value="98.741" calcext:value-type="float">
            <text:p>98.741</text:p>
          </table:table-cell>
          <table:table-cell office:value-type="float" office:value="155.596" calcext:value-type="float">
            <text:p>155.596</text:p>
          </table:table-cell>
          <table:table-cell office:value-type="float" office:value="234.624" calcext:value-type="float">
            <text:p>234.624</text:p>
          </table:table-cell>
          <table:table-cell office:value-type="float" office:value="341.17" calcext:value-type="float">
            <text:p>341.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verage</text:p>
          </table:table-cell>
          <table:table-cell table:formula="of:=ROUND(AVERAGE([.B12:.B16]); 2)" office:value-type="float" office:value="6.99" calcext:value-type="float">
            <text:p>6.99</text:p>
          </table:table-cell>
          <table:table-cell table:formula="of:=ROUND(AVERAGE([.C12:.C16]); 2)" office:value-type="float" office:value="22.86" calcext:value-type="float">
            <text:p>22.86</text:p>
          </table:table-cell>
          <table:table-cell table:formula="of:=ROUND(AVERAGE([.D12:.D16]); 2)" office:value-type="float" office:value="80.49" calcext:value-type="float">
            <text:p>80.49</text:p>
          </table:table-cell>
          <table:table-cell table:formula="of:=ROUND(AVERAGE([.E12:.E16]); 2)" office:value-type="float" office:value="230.89" calcext:value-type="float">
            <text:p>230.89</text:p>
          </table:table-cell>
          <table:table-cell table:formula="of:=ROUND(AVERAGE([.F12:.F16]); 2)" office:value-type="float" office:value="684.05" calcext:value-type="float">
            <text:p>684.05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formula="of:=ROUND(AVERAGE([.J12:.J16]); 2)" office:value-type="float" office:value="58.97" calcext:value-type="float">
            <text:p>58.97</text:p>
          </table:table-cell>
          <table:table-cell table:formula="of:=ROUND(AVERAGE([.K12:.K16]); 2)" office:value-type="float" office:value="98.87" calcext:value-type="float">
            <text:p>98.87</text:p>
          </table:table-cell>
          <table:table-cell table:formula="of:=ROUND(AVERAGE([.L12:.L16]); 2)" office:value-type="float" office:value="155.92" calcext:value-type="float">
            <text:p>155.92</text:p>
          </table:table-cell>
          <table:table-cell table:formula="of:=ROUND(AVERAGE([.M12:.M16]); 2)" office:value-type="float" office:value="233.89" calcext:value-type="float">
            <text:p>233.89</text:p>
          </table:table-cell>
          <table:table-cell table:formula="of:=ROUND(AVERAGE([.N12:.N16]); 2)" office:value-type="float" office:value="336.86" calcext:value-type="float">
            <text:p>336.86</text:p>
          </table:table-cell>
          <table:table-cell table:number-columns-repeated="16370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sgpackc" table:style-name="ta7">
        <table:table-column table:style-name="co20" table:default-cell-style-name="Default"/>
        <table:table-column table:style-name="co8" table:number-columns-repeated="7" table:default-cell-style-name="Default"/>
        <table:table-column table:style-name="co20" table:default-cell-style-name="Default"/>
        <table:table-column table:style-name="co8" table:number-columns-repeated="16375" table:default-cell-style-name="Default"/>
        <table:table-row table:style-name="ro1">
          <table:table-cell table:formula="of:=[$Performance.A1]" office:value-type="string" office:string-value="Breadth = 3" calcext:value-type="string">
            <text:p>Breadth = 3</text:p>
          </table:table-cell>
          <table:table-cell table:number-columns-repeated="7"/>
          <table:table-cell table:formula="of:=[$Performance.I1]" office:value-type="string" office:string-value="Depth = 6" calcext:value-type="string">
            <text:p>Depth = 6</text:p>
          </table:table-cell>
          <table:table-cell table:number-columns-repeated="16375"/>
        </table:table-row>
        <table:table-row table:style-name="ro1">
          <table:table-cell table:formula="of:=[$Performance.A2]" office:value-type="string" office:string-value="Depth" calcext:value-type="string">
            <text:p>Depth</text:p>
          </table:table-cell>
          <table:table-cell table:formula="of:=[$Performance.B2]" office:value-type="float" office:value="9" calcext:value-type="float">
            <text:p>9</text:p>
          </table:table-cell>
          <table:table-cell table:formula="of:=[$Performance.C2]" office:value-type="float" office:value="10" calcext:value-type="float">
            <text:p>10</text:p>
          </table:table-cell>
          <table:table-cell table:formula="of:=[$Performance.D2]" office:value-type="float" office:value="11" calcext:value-type="float">
            <text:p>11</text:p>
          </table:table-cell>
          <table:table-cell table:formula="of:=[$Performance.E2]" office:value-type="float" office:value="12" calcext:value-type="float">
            <text:p>12</text:p>
          </table:table-cell>
          <table:table-cell table:formula="of:=[$Performance.F2]" office:value-type="float" office:value="13" calcext:value-type="float">
            <text:p>13</text:p>
          </table:table-cell>
          <table:table-cell table:number-columns-repeated="2"/>
          <table:table-cell table:formula="of:=[$Performance.I2]" office:value-type="string" office:string-value="Breadth" calcext:value-type="string">
            <text:p>Breadth</text:p>
          </table:table-cell>
          <table:table-cell table:formula="of:=[$Performance.J2]" office:value-type="float" office:value="9" calcext:value-type="float">
            <text:p>9</text:p>
          </table:table-cell>
          <table:table-cell table:formula="of:=[$Performance.K2]" office:value-type="float" office:value="10" calcext:value-type="float">
            <text:p>10</text:p>
          </table:table-cell>
          <table:table-cell table:formula="of:=[$Performance.L2]" office:value-type="float" office:value="11" calcext:value-type="float">
            <text:p>11</text:p>
          </table:table-cell>
          <table:table-cell table:formula="of:=[$Performance.M2]" office:value-type="float" office:value="12" calcext:value-type="float">
            <text:p>12</text:p>
          </table:table-cell>
          <table:table-cell table:formula="of:=[$Performance.N2]" office:value-type="float" office:value="13" calcext:value-type="float">
            <text:p>13</text:p>
          </table:table-cell>
          <table:table-cell table:number-columns-repeated="16370"/>
        </table:table-row>
        <table:table-row table:style-name="ro1">
          <table:table-cell table:formula="of:=[$Performance.A3]" office:value-type="string" office:string-value="Node count" calcext:value-type="string">
            <text:p>Node count</text:p>
          </table:table-cell>
          <table:table-cell table:formula="of:=[$Performance.B3]" office:value-type="float" office:value="9841" calcext:value-type="float">
            <text:p>9841</text:p>
          </table:table-cell>
          <table:table-cell table:formula="of:=[$Performance.C3]" office:value-type="float" office:value="29524" calcext:value-type="float">
            <text:p>29524</text:p>
          </table:table-cell>
          <table:table-cell table:formula="of:=[$Performance.D3]" office:value-type="float" office:value="88573" calcext:value-type="float">
            <text:p>88573</text:p>
          </table:table-cell>
          <table:table-cell table:formula="of:=[$Performance.E3]" office:value-type="float" office:value="265720" calcext:value-type="float">
            <text:p>265720</text:p>
          </table:table-cell>
          <table:table-cell table:formula="of:=[$Performance.F3]" office:value-type="float" office:value="797161" calcext:value-type="float">
            <text:p>797161</text:p>
          </table:table-cell>
          <table:table-cell table:number-columns-repeated="2"/>
          <table:table-cell table:formula="of:=[$Performance.I3]" office:value-type="string" office:string-value="Node count" calcext:value-type="string">
            <text:p>Node count</text:p>
          </table:table-cell>
          <table:table-cell table:formula="of:=[$Performance.J3]" office:value-type="float" office:value="66430" calcext:value-type="float">
            <text:p>66430</text:p>
          </table:table-cell>
          <table:table-cell table:formula="of:=[$Performance.K3]" office:value-type="float" office:value="111111" calcext:value-type="float">
            <text:p>111111</text:p>
          </table:table-cell>
          <table:table-cell table:formula="of:=[$Performance.L3]" office:value-type="float" office:value="177156" calcext:value-type="float">
            <text:p>177156</text:p>
          </table:table-cell>
          <table:table-cell table:formula="of:=[$Performance.M3]" office:value-type="float" office:value="271453" calcext:value-type="float">
            <text:p>271453</text:p>
          </table:table-cell>
          <table:table-cell table:formula="of:=[$Performance.N3]" office:value-type="float" office:value="402234" calcext:value-type="float">
            <text:p>4022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erialization</text:p>
          </table:table-cell>
          <table:table-cell table:number-columns-repeated="7"/>
          <table:table-cell office:value-type="string" calcext:value-type="string">
            <text:p>Serializatio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2.177" calcext:value-type="float">
            <text:p>2.177</text:p>
          </table:table-cell>
          <table:table-cell office:value-type="float" office:value="3.608" calcext:value-type="float">
            <text:p>3.608</text:p>
          </table:table-cell>
          <table:table-cell office:value-type="float" office:value="9.503" calcext:value-type="float">
            <text:p>9.503</text:p>
          </table:table-cell>
          <table:table-cell office:value-type="float" office:value="29.843" calcext:value-type="float">
            <text:p>29.843</text:p>
          </table:table-cell>
          <table:table-cell office:value-type="float" office:value="94.502" calcext:value-type="float">
            <text:p>94.502</text:p>
          </table:table-cell>
          <table:table-cell table:number-columns-repeated="2"/>
          <table:table-cell office:value-type="string" calcext:value-type="string">
            <text:p>Run 1</text:p>
          </table:table-cell>
          <table:table-cell office:value-type="float" office:value="7.186" calcext:value-type="float">
            <text:p>7.186</text:p>
          </table:table-cell>
          <table:table-cell office:value-type="float" office:value="11.513" calcext:value-type="float">
            <text:p>11.513</text:p>
          </table:table-cell>
          <table:table-cell office:value-type="float" office:value="18.084" calcext:value-type="float">
            <text:p>18.084</text:p>
          </table:table-cell>
          <table:table-cell office:value-type="float" office:value="28.485" calcext:value-type="float">
            <text:p>28.485</text:p>
          </table:table-cell>
          <table:table-cell office:value-type="float" office:value="46.241" calcext:value-type="float">
            <text:p>46.24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1.554" calcext:value-type="float">
            <text:p>1.554</text:p>
          </table:table-cell>
          <table:table-cell office:value-type="float" office:value="3.711" calcext:value-type="float">
            <text:p>3.711</text:p>
          </table:table-cell>
          <table:table-cell office:value-type="float" office:value="9.609" calcext:value-type="float">
            <text:p>9.609</text:p>
          </table:table-cell>
          <table:table-cell office:value-type="float" office:value="30.716" calcext:value-type="float">
            <text:p>30.716</text:p>
          </table:table-cell>
          <table:table-cell office:value-type="float" office:value="89.291" calcext:value-type="float">
            <text:p>89.291</text:p>
          </table:table-cell>
          <table:table-cell table:number-columns-repeated="2"/>
          <table:table-cell office:value-type="string" calcext:value-type="string">
            <text:p>Run 2</text:p>
          </table:table-cell>
          <table:table-cell office:value-type="float" office:value="6.938" calcext:value-type="float">
            <text:p>6.938</text:p>
          </table:table-cell>
          <table:table-cell office:value-type="float" office:value="11.661" calcext:value-type="float">
            <text:p>11.661</text:p>
          </table:table-cell>
          <table:table-cell office:value-type="float" office:value="18.904" calcext:value-type="float">
            <text:p>18.904</text:p>
          </table:table-cell>
          <table:table-cell office:value-type="float" office:value="28.675" calcext:value-type="float">
            <text:p>28.675</text:p>
          </table:table-cell>
          <table:table-cell office:value-type="float" office:value="45.612" calcext:value-type="float">
            <text:p>45.61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1.846" calcext:value-type="float">
            <text:p>1.846</text:p>
          </table:table-cell>
          <table:table-cell office:value-type="float" office:value="3.657" calcext:value-type="float">
            <text:p>3.657</text:p>
          </table:table-cell>
          <table:table-cell office:value-type="float" office:value="9.623" calcext:value-type="float">
            <text:p>9.623</text:p>
          </table:table-cell>
          <table:table-cell office:value-type="float" office:value="28.783" calcext:value-type="float">
            <text:p>28.783</text:p>
          </table:table-cell>
          <table:table-cell office:value-type="float" office:value="90.026" calcext:value-type="float">
            <text:p>90.026</text:p>
          </table:table-cell>
          <table:table-cell table:number-columns-repeated="2"/>
          <table:table-cell office:value-type="string" calcext:value-type="string">
            <text:p>Run 3</text:p>
          </table:table-cell>
          <table:table-cell office:value-type="float" office:value="7.239" calcext:value-type="float">
            <text:p>7.239</text:p>
          </table:table-cell>
          <table:table-cell office:value-type="float" office:value="11.847" calcext:value-type="float">
            <text:p>11.847</text:p>
          </table:table-cell>
          <table:table-cell office:value-type="float" office:value="18.347" calcext:value-type="float">
            <text:p>18.347</text:p>
          </table:table-cell>
          <table:table-cell office:value-type="float" office:value="27.935" calcext:value-type="float">
            <text:p>27.935</text:p>
          </table:table-cell>
          <table:table-cell office:value-type="float" office:value="44.82" calcext:value-type="float">
            <text:p>44.8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1.803" calcext:value-type="float">
            <text:p>1.803</text:p>
          </table:table-cell>
          <table:table-cell office:value-type="float" office:value="3.798" calcext:value-type="float">
            <text:p>3.798</text:p>
          </table:table-cell>
          <table:table-cell office:value-type="float" office:value="9.642" calcext:value-type="float">
            <text:p>9.642</text:p>
          </table:table-cell>
          <table:table-cell office:value-type="float" office:value="27.685" calcext:value-type="float">
            <text:p>27.685</text:p>
          </table:table-cell>
          <table:table-cell office:value-type="float" office:value="91.17" calcext:value-type="float">
            <text:p>91.17</text:p>
          </table:table-cell>
          <table:table-cell table:number-columns-repeated="2"/>
          <table:table-cell office:value-type="string" calcext:value-type="string">
            <text:p>Run 4</text:p>
          </table:table-cell>
          <table:table-cell office:value-type="float" office:value="7.231" calcext:value-type="float">
            <text:p>7.231</text:p>
          </table:table-cell>
          <table:table-cell office:value-type="float" office:value="11.787" calcext:value-type="float">
            <text:p>11.787</text:p>
          </table:table-cell>
          <table:table-cell office:value-type="float" office:value="18.321" calcext:value-type="float">
            <text:p>18.321</text:p>
          </table:table-cell>
          <table:table-cell office:value-type="float" office:value="28.742" calcext:value-type="float">
            <text:p>28.742</text:p>
          </table:table-cell>
          <table:table-cell office:value-type="float" office:value="45.167" calcext:value-type="float">
            <text:p>45.16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1.775" calcext:value-type="float">
            <text:p>1.775</text:p>
          </table:table-cell>
          <table:table-cell office:value-type="float" office:value="3.452" calcext:value-type="float">
            <text:p>3.452</text:p>
          </table:table-cell>
          <table:table-cell office:value-type="float" office:value="9.866" calcext:value-type="float">
            <text:p>9.866</text:p>
          </table:table-cell>
          <table:table-cell office:value-type="float" office:value="28.191" calcext:value-type="float">
            <text:p>28.191</text:p>
          </table:table-cell>
          <table:table-cell office:value-type="float" office:value="89.14" calcext:value-type="float">
            <text:p>89.14</text:p>
          </table:table-cell>
          <table:table-cell table:number-columns-repeated="2"/>
          <table:table-cell office:value-type="string" calcext:value-type="string">
            <text:p>Run 5</text:p>
          </table:table-cell>
          <table:table-cell office:value-type="float" office:value="7.252" calcext:value-type="float">
            <text:p>7.252</text:p>
          </table:table-cell>
          <table:table-cell office:value-type="float" office:value="11.815" calcext:value-type="float">
            <text:p>11.815</text:p>
          </table:table-cell>
          <table:table-cell office:value-type="float" office:value="18.035" calcext:value-type="float">
            <text:p>18.035</text:p>
          </table:table-cell>
          <table:table-cell office:value-type="float" office:value="27.907" calcext:value-type="float">
            <text:p>27.907</text:p>
          </table:table-cell>
          <table:table-cell office:value-type="float" office:value="43.423" calcext:value-type="float">
            <text:p>43.42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verage</text:p>
          </table:table-cell>
          <table:table-cell table:formula="of:=ROUND(AVERAGE([.B5:.B9]); 2)" office:value-type="float" office:value="1.83" calcext:value-type="float">
            <text:p>1.83</text:p>
          </table:table-cell>
          <table:table-cell table:formula="of:=ROUND(AVERAGE([.C5:.C9]); 2)" office:value-type="float" office:value="3.65" calcext:value-type="float">
            <text:p>3.65</text:p>
          </table:table-cell>
          <table:table-cell table:formula="of:=ROUND(AVERAGE([.D5:.D9]); 2)" office:value-type="float" office:value="9.65" calcext:value-type="float">
            <text:p>9.65</text:p>
          </table:table-cell>
          <table:table-cell table:formula="of:=ROUND(AVERAGE([.E5:.E9]); 2)" office:value-type="float" office:value="29.04" calcext:value-type="float">
            <text:p>29.04</text:p>
          </table:table-cell>
          <table:table-cell table:formula="of:=ROUND(AVERAGE([.F5:.F9]); 2)" office:value-type="float" office:value="90.83" calcext:value-type="float">
            <text:p>90.83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formula="of:=ROUND(AVERAGE([.J5:.J9]); 2)" office:value-type="float" office:value="7.17" calcext:value-type="float">
            <text:p>7.17</text:p>
          </table:table-cell>
          <table:table-cell table:formula="of:=ROUND(AVERAGE([.K5:.K9]); 2)" office:value-type="float" office:value="11.72" calcext:value-type="float">
            <text:p>11.72</text:p>
          </table:table-cell>
          <table:table-cell table:formula="of:=ROUND(AVERAGE([.L5:.L9]); 2)" office:value-type="float" office:value="18.34" calcext:value-type="float">
            <text:p>18.34</text:p>
          </table:table-cell>
          <table:table-cell table:formula="of:=ROUND(AVERAGE([.M5:.M9]); 2)" office:value-type="float" office:value="28.35" calcext:value-type="float">
            <text:p>28.35</text:p>
          </table:table-cell>
          <table:table-cell table:formula="of:=ROUND(AVERAGE([.N5:.N9]); 2)" office:value-type="float" office:value="45.05" calcext:value-type="float">
            <text:p>45.0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Deserialization</text:p>
          </table:table-cell>
          <table:table-cell table:number-columns-repeated="7"/>
          <table:table-cell office:value-type="string" calcext:value-type="string">
            <text:p>Deserializatio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2.397" calcext:value-type="float">
            <text:p>2.397</text:p>
          </table:table-cell>
          <table:table-cell office:value-type="float" office:value="7.15" calcext:value-type="float">
            <text:p>7.15</text:p>
          </table:table-cell>
          <table:table-cell office:value-type="float" office:value="23.582" calcext:value-type="float">
            <text:p>23.582</text:p>
          </table:table-cell>
          <table:table-cell office:value-type="float" office:value="88.834" calcext:value-type="float">
            <text:p>88.834</text:p>
          </table:table-cell>
          <table:table-cell office:value-type="float" office:value="266.49" calcext:value-type="float">
            <text:p>266.49</text:p>
          </table:table-cell>
          <table:table-cell table:number-columns-repeated="2"/>
          <table:table-cell office:value-type="string" calcext:value-type="string">
            <text:p>Run 1</text:p>
          </table:table-cell>
          <table:table-cell office:value-type="float" office:value="15.232" calcext:value-type="float">
            <text:p>15.232</text:p>
          </table:table-cell>
          <table:table-cell office:value-type="float" office:value="30.988" calcext:value-type="float">
            <text:p>30.988</text:p>
          </table:table-cell>
          <table:table-cell office:value-type="float" office:value="56.992" calcext:value-type="float">
            <text:p>56.992</text:p>
          </table:table-cell>
          <table:table-cell office:value-type="float" office:value="89.899" calcext:value-type="float">
            <text:p>89.899</text:p>
          </table:table-cell>
          <table:table-cell office:value-type="float" office:value="130.808" calcext:value-type="float">
            <text:p>130.8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2.465" calcext:value-type="float">
            <text:p>2.465</text:p>
          </table:table-cell>
          <table:table-cell office:value-type="float" office:value="7.146" calcext:value-type="float">
            <text:p>7.146</text:p>
          </table:table-cell>
          <table:table-cell office:value-type="float" office:value="23.526" calcext:value-type="float">
            <text:p>23.526</text:p>
          </table:table-cell>
          <table:table-cell office:value-type="float" office:value="91.815" calcext:value-type="float">
            <text:p>91.815</text:p>
          </table:table-cell>
          <table:table-cell office:value-type="float" office:value="266.838" calcext:value-type="float">
            <text:p>266.838</text:p>
          </table:table-cell>
          <table:table-cell table:number-columns-repeated="2"/>
          <table:table-cell office:value-type="string" calcext:value-type="string">
            <text:p>Run 2</text:p>
          </table:table-cell>
          <table:table-cell office:value-type="float" office:value="15.308" calcext:value-type="float">
            <text:p>15.308</text:p>
          </table:table-cell>
          <table:table-cell office:value-type="float" office:value="31.589" calcext:value-type="float">
            <text:p>31.589</text:p>
          </table:table-cell>
          <table:table-cell office:value-type="float" office:value="55.859" calcext:value-type="float">
            <text:p>55.859</text:p>
          </table:table-cell>
          <table:table-cell office:value-type="float" office:value="90.414" calcext:value-type="float">
            <text:p>90.414</text:p>
          </table:table-cell>
          <table:table-cell office:value-type="float" office:value="131.467" calcext:value-type="float">
            <text:p>131.46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2.382" calcext:value-type="float">
            <text:p>2.382</text:p>
          </table:table-cell>
          <table:table-cell office:value-type="float" office:value="7.149" calcext:value-type="float">
            <text:p>7.149</text:p>
          </table:table-cell>
          <table:table-cell office:value-type="float" office:value="24.54" calcext:value-type="float">
            <text:p>24.54</text:p>
          </table:table-cell>
          <table:table-cell office:value-type="float" office:value="90.044" calcext:value-type="float">
            <text:p>90.044</text:p>
          </table:table-cell>
          <table:table-cell office:value-type="float" office:value="266.379" calcext:value-type="float">
            <text:p>266.379</text:p>
          </table:table-cell>
          <table:table-cell table:number-columns-repeated="2"/>
          <table:table-cell office:value-type="string" calcext:value-type="string">
            <text:p>Run 3</text:p>
          </table:table-cell>
          <table:table-cell office:value-type="float" office:value="15.344" calcext:value-type="float">
            <text:p>15.344</text:p>
          </table:table-cell>
          <table:table-cell office:value-type="float" office:value="33.768" calcext:value-type="float">
            <text:p>33.768</text:p>
          </table:table-cell>
          <table:table-cell office:value-type="float" office:value="56.176" calcext:value-type="float">
            <text:p>56.176</text:p>
          </table:table-cell>
          <table:table-cell office:value-type="float" office:value="89.471" calcext:value-type="float">
            <text:p>89.471</text:p>
          </table:table-cell>
          <table:table-cell office:value-type="float" office:value="132.258" calcext:value-type="float">
            <text:p>132.25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2.392" calcext:value-type="float">
            <text:p>2.392</text:p>
          </table:table-cell>
          <table:table-cell office:value-type="float" office:value="7.094" calcext:value-type="float">
            <text:p>7.094</text:p>
          </table:table-cell>
          <table:table-cell office:value-type="float" office:value="24.248" calcext:value-type="float">
            <text:p>24.248</text:p>
          </table:table-cell>
          <table:table-cell office:value-type="float" office:value="89.688" calcext:value-type="float">
            <text:p>89.688</text:p>
          </table:table-cell>
          <table:table-cell office:value-type="float" office:value="264.623" calcext:value-type="float">
            <text:p>264.623</text:p>
          </table:table-cell>
          <table:table-cell table:number-columns-repeated="2"/>
          <table:table-cell office:value-type="string" calcext:value-type="string">
            <text:p>Run 4</text:p>
          </table:table-cell>
          <table:table-cell office:value-type="float" office:value="15.772" calcext:value-type="float">
            <text:p>15.772</text:p>
          </table:table-cell>
          <table:table-cell office:value-type="float" office:value="32.258" calcext:value-type="float">
            <text:p>32.258</text:p>
          </table:table-cell>
          <table:table-cell office:value-type="float" office:value="56.59" calcext:value-type="float">
            <text:p>56.59</text:p>
          </table:table-cell>
          <table:table-cell office:value-type="float" office:value="89.741" calcext:value-type="float">
            <text:p>89.741</text:p>
          </table:table-cell>
          <table:table-cell office:value-type="float" office:value="133.689" calcext:value-type="float">
            <text:p>133.68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2.419" calcext:value-type="float">
            <text:p>2.419</text:p>
          </table:table-cell>
          <table:table-cell office:value-type="float" office:value="7.194" calcext:value-type="float">
            <text:p>7.194</text:p>
          </table:table-cell>
          <table:table-cell office:value-type="float" office:value="25.589" calcext:value-type="float">
            <text:p>25.589</text:p>
          </table:table-cell>
          <table:table-cell office:value-type="float" office:value="88.718" calcext:value-type="float">
            <text:p>88.718</text:p>
          </table:table-cell>
          <table:table-cell office:value-type="float" office:value="262.647" calcext:value-type="float">
            <text:p>262.647</text:p>
          </table:table-cell>
          <table:table-cell table:number-columns-repeated="2"/>
          <table:table-cell office:value-type="string" calcext:value-type="string">
            <text:p>Run 5</text:p>
          </table:table-cell>
          <table:table-cell office:value-type="float" office:value="15.452" calcext:value-type="float">
            <text:p>15.452</text:p>
          </table:table-cell>
          <table:table-cell office:value-type="float" office:value="31.246" calcext:value-type="float">
            <text:p>31.246</text:p>
          </table:table-cell>
          <table:table-cell office:value-type="float" office:value="56.012" calcext:value-type="float">
            <text:p>56.012</text:p>
          </table:table-cell>
          <table:table-cell office:value-type="float" office:value="88.92" calcext:value-type="float">
            <text:p>88.92</text:p>
          </table:table-cell>
          <table:table-cell office:value-type="float" office:value="129.104" calcext:value-type="float">
            <text:p>129.10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verage</text:p>
          </table:table-cell>
          <table:table-cell table:formula="of:=ROUND(AVERAGE([.B12:.B16]); 2)" office:value-type="float" office:value="2.41" calcext:value-type="float">
            <text:p>2.41</text:p>
          </table:table-cell>
          <table:table-cell table:formula="of:=ROUND(AVERAGE([.C12:.C16]); 2)" office:value-type="float" office:value="7.15" calcext:value-type="float">
            <text:p>7.15</text:p>
          </table:table-cell>
          <table:table-cell table:formula="of:=ROUND(AVERAGE([.D12:.D16]); 2)" office:value-type="float" office:value="24.3" calcext:value-type="float">
            <text:p>24.3</text:p>
          </table:table-cell>
          <table:table-cell table:formula="of:=ROUND(AVERAGE([.E12:.E16]); 2)" office:value-type="float" office:value="89.82" calcext:value-type="float">
            <text:p>89.82</text:p>
          </table:table-cell>
          <table:table-cell table:formula="of:=ROUND(AVERAGE([.F12:.F16]); 2)" office:value-type="float" office:value="265.4" calcext:value-type="float">
            <text:p>265.4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formula="of:=ROUND(AVERAGE([.J12:.J16]); 2)" office:value-type="float" office:value="15.42" calcext:value-type="float">
            <text:p>15.42</text:p>
          </table:table-cell>
          <table:table-cell table:formula="of:=ROUND(AVERAGE([.K12:.K16]); 2)" office:value-type="float" office:value="31.97" calcext:value-type="float">
            <text:p>31.97</text:p>
          </table:table-cell>
          <table:table-cell table:formula="of:=ROUND(AVERAGE([.L12:.L16]); 2)" office:value-type="float" office:value="56.33" calcext:value-type="float">
            <text:p>56.33</text:p>
          </table:table-cell>
          <table:table-cell table:formula="of:=ROUND(AVERAGE([.M12:.M16]); 2)" office:value-type="float" office:value="89.69" calcext:value-type="float">
            <text:p>89.69</text:p>
          </table:table-cell>
          <table:table-cell table:formula="of:=ROUND(AVERAGE([.N12:.N16]); 2)" office:value-type="float" office:value="131.47" calcext:value-type="float">
            <text:p>131.47</text:p>
          </table:table-cell>
          <table:table-cell table:number-columns-repeated="16370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 style:font-family-generic="swiss"/>
    <style:font-face style:name="Aptos Narrow1" svg:font-family="'Aptos Narrow'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cJSON" style:display-name="PageStyle_cJSO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niXML" style:display-name="PageStyle_MiniXM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sgpackc" style:display-name="PageStyle_msgpack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son" style:display-name="PageStyle_Parso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torage" style:display-name="PageStyle_Stora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erformance" style:display-name="PageStyle_Performanc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ansson" style:display-name="PageStyle_Jansso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9T16:32:21</meta:creation-date>
    <dc:date>2025-12-12T14:49:51.613000000</dc:date>
    <meta:generator>LibreOffice/7.4.2.3$Windows_X86_64 LibreOffice_project/382eef1f22670f7f4118c8c2dd222ec7ad009daf</meta:generator>
    <meta:editing-duration>PT14M43S</meta:editing-duration>
    <meta:editing-cycles>2</meta:editing-cycles>
    <meta:document-statistic meta:table-count="7" meta:cell-count="1361" meta:object-count="0"/>
    <meta:user-defined meta:name="AppVersion">16.0300</meta:user-defined>
  </office:meta>
</office:document-meta>
</file>